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B1000002C536DEF55071A09635.jpg" manifest:media-type="image/jpeg"/>
  <manifest:file-entry manifest:full-path="Pictures/10000000000003B1000002C5EB4698A0629EFB31.jpg" manifest:media-type="image/jpeg"/>
  <manifest:file-entry manifest:full-path="Pictures/TablePreview1.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MS PGothic" svg:font-family="'MS PGothic'"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slideWipe" smil:subtype="fromLef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 style:family="graphic">
      <style:graphic-properties style:protect="size"/>
    </style:style>
    <style:style style:name="gr3"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4"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5"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6"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7"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8"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9"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0"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1"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2"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3"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4"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5"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6"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7"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8"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19"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0"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1"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2"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3"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4"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5"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6"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7"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8"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29"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0"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1"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2"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3"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4"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5"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6"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7"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8"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39"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40"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41"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42" style:family="graphic" style:parent-style-name="standard" style:list-style-name="L4">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gr43" style:family="graphic" style:parent-style-name="standard" style:list-style-name="L1">
      <style:graphic-properties draw:stroke="none" draw:fill="none" draw:fill-color="#ffff99" draw:textarea-horizontal-align="justify" draw:textarea-vertical-align="top" draw:auto-grow-height="false" fo:min-height="1.063cm" fo:min-width="5.859cm" fo:padding-top="0.13cm" fo:padding-bottom="0.13cm" fo:padding-left="0.25cm" fo:padding-right="0.25cm" fo:wrap-option="wrap" draw:shadow-color="#c0c0c0"/>
    </style:style>
    <style:style style:name="pr1" style:family="presentation" style:parent-style-name="題名1-title">
      <style:graphic-properties draw:stroke="none" draw:fill="none" draw:fill-color="#ffff99" draw:textarea-horizontal-align="justify" draw:textarea-vertical-align="middle" draw:auto-grow-height="false" draw:auto-grow-width="false" fo:min-height="2.922cm" fo:min-width="0cm" fo:padding-top="0.127cm" fo:padding-bottom="0.127cm" fo:padding-left="0.254cm" fo:padding-right="0.254cm" fo:wrap-option="wrap" draw:shadow-color="#c0c0c0"/>
    </style:style>
    <style:style style:name="pr2" style:family="presentation" style:parent-style-name="題名1-subtitle">
      <style:graphic-properties draw:stroke="none" draw:fill="none" draw:fill-color="#ffff99" draw:textarea-horizontal-align="justify" draw:textarea-vertical-align="top" draw:auto-grow-height="false" draw:auto-grow-width="false" fo:min-height="4.615cm" fo:min-width="0cm" fo:padding-top="0.127cm" fo:padding-bottom="0.127cm" fo:padding-left="0.254cm" fo:padding-right="0.254cm" fo:wrap-option="wrap" draw:shadow-color="#c0c0c0"/>
    </style:style>
    <style:style style:name="pr3" style:family="presentation" style:parent-style-name="題名1-notes">
      <style:graphic-properties draw:fill-color="#ffffff" fo:min-height="12.29cm"/>
    </style:style>
    <style:style style:name="pr4" style:family="presentation" style:parent-style-name="預設-title">
      <style:graphic-properties draw:stroke="none" draw:fill="none" draw:fill-color="#ffff99" draw:textarea-horizontal-align="justify" draw:textarea-vertical-align="middle" draw:auto-grow-height="false" draw:auto-grow-width="false" fo:min-height="2.922cm" fo:min-width="0cm" fo:padding-top="0.127cm" fo:padding-bottom="0.127cm" fo:padding-left="0.254cm" fo:padding-right="0.254cm" fo:wrap-option="wrap" draw:shadow-color="#c0c0c0"/>
    </style:style>
    <style:style style:name="pr5" style:family="presentation" style:parent-style-name="預設-notes">
      <style:graphic-properties draw:fill-color="#ffffff" fo:min-height="12.29cm"/>
    </style:style>
    <style:style style:name="pr6"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482cm" fo:min-width="0cm" fo:padding-top="0.127cm" fo:padding-bottom="0.127cm" fo:padding-left="0.254cm" fo:padding-right="0.254cm" fo:wrap-option="wrap" draw:shadow-color="#c0c0c0"/>
    </style:style>
    <style:style style:name="pr7"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244cm" fo:min-width="0cm" fo:padding-top="0.127cm" fo:padding-bottom="0.127cm" fo:padding-left="0.254cm" fo:padding-right="0.254cm" fo:wrap-option="wrap" draw:shadow-color="#c0c0c0"/>
    </style:style>
    <style:style style:name="pr8"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747cm" fo:min-width="0cm" fo:padding-top="0.127cm" fo:padding-bottom="0.127cm" fo:padding-left="0.254cm" fo:padding-right="0.254cm" fo:wrap-option="wrap" draw:shadow-color="#c0c0c0"/>
    </style:style>
    <style:style style:name="pr9"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381cm" fo:min-width="0cm" fo:padding-top="0.127cm" fo:padding-bottom="0.127cm" fo:padding-left="0.254cm" fo:padding-right="0.254cm" fo:wrap-option="wrap" draw:shadow-color="#c0c0c0"/>
    </style:style>
    <style:style style:name="pr10"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192cm" fo:min-width="0cm" fo:padding-top="0.127cm" fo:padding-bottom="0.127cm" fo:padding-left="0.254cm" fo:padding-right="0.254cm" fo:wrap-option="wrap" draw:shadow-color="#c0c0c0"/>
    </style:style>
    <style:style style:name="pr11"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235cm" fo:min-width="0cm" fo:padding-top="0.127cm" fo:padding-bottom="0.127cm" fo:padding-left="0.254cm" fo:padding-right="0.254cm" fo:wrap-option="wrap" draw:shadow-color="#c0c0c0"/>
    </style:style>
    <style:style style:name="pr12" style:family="presentation" style:parent-style-name="預設-outline1">
      <style:graphic-properties draw:stroke="none" draw:fill="none" draw:fill-color="#ffff99" draw:textarea-horizontal-align="justify" draw:textarea-vertical-align="top" draw:auto-grow-height="false" draw:auto-grow-width="false" draw:fit-to-size="shrink-to-fit" fo:min-height="13.505cm" fo:min-width="0cm" fo:padding-top="0.127cm" fo:padding-bottom="0.127cm" fo:padding-left="0.254cm" fo:padding-right="0.254cm" fo:wrap-option="wrap" draw:shadow-color="#c0c0c0"/>
    </style:style>
    <style:style style:name="pr13" style:family="presentation" style:parent-style-name="預設-outline1">
      <style:graphic-properties draw:stroke="none" draw:fill="none" draw:fill-color="#ffff99" draw:textarea-horizontal-align="justify" draw:textarea-vertical-align="top" draw:auto-grow-height="false" draw:auto-grow-width="false" draw:fit-to-size="shrink-to-fit" fo:min-height="13.117cm" fo:min-width="0cm" fo:padding-top="0.127cm" fo:padding-bottom="0.127cm" fo:padding-left="0.254cm" fo:padding-right="0.254cm" fo:wrap-option="wrap" draw:shadow-color="#c0c0c0"/>
    </style:style>
    <style:style style:name="pr14"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27cm" fo:min-width="0cm" fo:padding-top="0.127cm" fo:padding-bottom="0.127cm" fo:padding-left="0.254cm" fo:padding-right="0.254cm" fo:wrap-option="wrap" draw:shadow-color="#c0c0c0"/>
    </style:style>
    <style:style style:name="pr15"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751cm" fo:min-width="0cm" fo:padding-top="0.127cm" fo:padding-bottom="0.127cm" fo:padding-left="0.254cm" fo:padding-right="0.254cm" fo:wrap-option="wrap" draw:shadow-color="#c0c0c0"/>
    </style:style>
    <style:style style:name="pr16"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394cm" fo:min-width="0cm" fo:padding-top="0.127cm" fo:padding-bottom="0.127cm" fo:padding-left="0.254cm" fo:padding-right="0.254cm" fo:wrap-option="wrap" draw:shadow-color="#c0c0c0"/>
    </style:style>
    <style:style style:name="pr17"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271cm" fo:min-width="0cm" fo:padding-top="0.127cm" fo:padding-bottom="0.127cm" fo:padding-left="0.254cm" fo:padding-right="0.254cm" fo:wrap-option="wrap" draw:shadow-color="#c0c0c0"/>
    </style:style>
    <style:style style:name="pr18"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319cm" fo:min-width="0cm" fo:padding-top="0.127cm" fo:padding-bottom="0.127cm" fo:padding-left="0.254cm" fo:padding-right="0.254cm" fo:wrap-option="wrap" draw:shadow-color="#c0c0c0"/>
    </style:style>
    <style:style style:name="pr19" style:family="presentation" style:parent-style-name="預設-outline1">
      <style:graphic-properties draw:stroke="none" draw:fill="none" draw:fill-color="#ffff99" draw:textarea-horizontal-align="justify" draw:textarea-vertical-align="top" draw:auto-grow-height="false" draw:auto-grow-width="false" draw:fit-to-size="shrink-to-fit" fo:min-height="11.177cm" fo:min-width="0cm" fo:padding-top="0.127cm" fo:padding-bottom="0.127cm" fo:padding-left="0.254cm" fo:padding-right="0.254cm" fo:wrap-option="wrap" draw:shadow-color="#c0c0c0"/>
    </style:style>
    <style:style style:name="pr20"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592cm" fo:min-width="0cm" fo:padding-top="0.127cm" fo:padding-bottom="0.127cm" fo:padding-left="0.254cm" fo:padding-right="0.254cm" fo:wrap-option="wrap" draw:shadow-color="#c0c0c0"/>
    </style:style>
    <style:style style:name="pr21" style:family="presentation" style:parent-style-name="預設-outline1">
      <style:graphic-properties draw:stroke="none" draw:fill="none" draw:fill-color="#ffff99" draw:textarea-horizontal-align="justify" draw:textarea-vertical-align="top" draw:auto-grow-height="false" draw:auto-grow-width="false" draw:fit-to-size="shrink-to-fit" fo:min-height="13.029cm" fo:min-width="0cm" fo:padding-top="0.127cm" fo:padding-bottom="0.127cm" fo:padding-left="0.254cm" fo:padding-right="0.254cm" fo:wrap-option="wrap" draw:shadow-color="#c0c0c0"/>
    </style:style>
    <style:style style:name="pr22"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694cm" fo:min-width="0cm" fo:padding-top="0.127cm" fo:padding-bottom="0.127cm" fo:padding-left="0.254cm" fo:padding-right="0.254cm" fo:wrap-option="wrap" draw:shadow-color="#c0c0c0"/>
    </style:style>
    <style:style style:name="pr23"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483cm" fo:min-width="0cm" fo:padding-top="0.127cm" fo:padding-bottom="0.127cm" fo:padding-left="0.254cm" fo:padding-right="0.254cm" fo:wrap-option="wrap" draw:shadow-color="#c0c0c0"/>
    </style:style>
    <style:style style:name="pr24" style:family="presentation" style:parent-style-name="預設-outline1">
      <style:graphic-properties draw:stroke="none" draw:fill="none" draw:fill-color="#ffff99" draw:textarea-horizontal-align="justify" draw:textarea-vertical-align="top" draw:auto-grow-height="false" draw:auto-grow-width="false" draw:fit-to-size="shrink-to-fit" fo:min-height="12.95cm" fo:min-width="0cm" fo:padding-top="0.127cm" fo:padding-bottom="0.127cm" fo:padding-left="0.254cm" fo:padding-right="0.254cm" fo:wrap-option="wrap" draw:shadow-color="#c0c0c0"/>
    </style:style>
    <style:style style:name="co1" style:family="table-column">
      <style:table-column-properties style:column-width="10.407cm" style:use-optimal-column-width="false"/>
    </style:style>
    <style:style style:name="co2" style:family="table-column">
      <style:table-column-properties style:column-width="13.317cm" style:use-optimal-column-width="false"/>
    </style:style>
    <style:style style:name="ro1" style:family="table-row">
      <style:table-row-properties style:row-height="1.786cm"/>
    </style:style>
    <style:style style:name="ro2" style:family="table-row">
      <style:table-row-properties style:row-height="1.781cm"/>
    </style:style>
    <style:style style:name="ce1" style:family="table-cell">
      <loext:graphic-properties draw:fill="none" draw:textarea-horizontal-align="justify" draw:textarea-vertical-align="top" fo:padding-top="0.13cm" fo:padding-bottom="0.13cm" fo:padding-left="0.25cm" fo:padding-right="0.25cm"/>
    </style:style>
    <style:style style:name="P1" style:family="paragraph">
      <style:paragraph-properties fo:margin-left="0cm" fo:margin-right="0cm" fo:line-height="100%" fo:text-align="end" fo:text-indent="0cm" style:punctuation-wrap="hanging" style:line-break="strict"/>
    </style:style>
    <style:style style:name="P2" style:family="paragraph">
      <loext:graphic-properties draw:fill="none" draw:fill-color="#ffff99"/>
      <style:paragraph-properties fo:margin-left="0cm" fo:margin-right="0cm" fo:line-height="100%" fo:text-align="end" fo:text-indent="0cm" style:punctuation-wrap="hanging" style:line-break="strict" style:writing-mode="lr-tb" style:font-independent-line-spacing="true"/>
    </style:style>
    <style:style style:name="P3" style:family="paragraph">
      <style:paragraph-properties fo:margin-left="0cm" fo:margin-right="0cm" fo:line-height="100%" fo:text-indent="0cm" style:punctuation-wrap="hanging" style:line-break="strict"/>
    </style:style>
    <style:style style:name="P4" style:family="paragraph">
      <loext:graphic-properties draw:fill="none" draw:fill-color="#ffff99"/>
      <style:paragraph-properties style:writing-mode="lr-tb" style:font-independent-line-spacing="true"/>
    </style:style>
    <style:style style:name="P5" style:family="paragraph">
      <style:paragraph-properties fo:margin-left="0cm" fo:margin-right="0cm" fo:margin-top="0.282cm" fo:margin-bottom="0cm" fo:text-indent="0cm" style:punctuation-wrap="hanging" style:line-break="strict"/>
    </style:style>
    <style:style style:name="P6" style:family="paragraph">
      <loext:graphic-properties draw:fill-color="#ffffff"/>
    </style:style>
    <style:style style:name="P7" style:family="paragraph">
      <style:paragraph-properties fo:margin-left="0cm" fo:margin-right="0cm" fo:text-indent="0cm" style:punctuation-wrap="hanging" style:line-break="strict"/>
    </style:style>
    <style:style style:name="P8" style:family="paragraph">
      <style:paragraph-properties fo:margin-left="0cm" fo:margin-right="0cm" fo:margin-top="0.246cm" fo:margin-bottom="0cm" fo:line-height="100%" fo:text-indent="0cm" style:punctuation-wrap="hanging" style:line-break="strict"/>
    </style:style>
    <style:style style:name="P9" style:family="paragraph">
      <style:paragraph-properties fo:margin-left="0.952cm" fo:margin-right="0cm" fo:margin-top="0cm" fo:margin-bottom="0cm" fo:text-indent="-0.952cm" style:punctuation-wrap="hanging" style:line-break="strict"/>
    </style:style>
    <style:style style:name="P10" style:family="paragraph">
      <style:paragraph-properties fo:margin-left="0.952cm" fo:margin-right="0cm" fo:margin-top="0.158cm" fo:margin-bottom="0cm" fo:line-height="85%" fo:text-align="justify" fo:text-indent="-0.952cm" style:punctuation-wrap="hanging" style:line-break="strict"/>
    </style:style>
    <style:style style:name="P11" style:family="paragraph">
      <style:paragraph-properties fo:margin-left="2.063cm" fo:margin-right="0cm" fo:margin-top="0.211cm" fo:margin-bottom="0cm" fo:line-height="80%" fo:text-indent="-0.793cm" style:punctuation-wrap="hanging" style:line-break="strict"/>
    </style:style>
    <style:style style:name="P12" style:family="paragraph">
      <style:paragraph-properties fo:margin-left="0.952cm" fo:margin-right="0cm" fo:margin-top="0.273cm" fo:margin-bottom="0cm" fo:text-indent="-0.952cm" style:punctuation-wrap="hanging" style:line-break="strict"/>
    </style:style>
    <style:style style:name="P13" style:family="paragraph">
      <style:paragraph-properties fo:margin-left="0.952cm" fo:margin-right="0cm" fo:margin-top="0.202cm" fo:margin-bottom="0cm" fo:line-height="85%" fo:text-align="justify" fo:text-indent="-0.952cm" style:punctuation-wrap="hanging" style:line-break="strict"/>
    </style:style>
    <style:style style:name="P14" style:family="paragraph">
      <style:paragraph-properties fo:margin-left="0.952cm" fo:margin-right="0cm" fo:margin-top="0.273cm" fo:margin-bottom="0cm" fo:text-align="justify" fo:text-indent="-0.952cm" style:punctuation-wrap="hanging" style:line-break="strict"/>
    </style:style>
    <style:style style:name="P15" style:family="paragraph">
      <style:paragraph-properties fo:margin-left="0.952cm" fo:margin-right="0cm" fo:margin-top="0.211cm" fo:margin-bottom="0cm" fo:line-height="80%" fo:text-align="justify" fo:text-indent="-0.952cm" style:punctuation-wrap="hanging" style:line-break="strict"/>
    </style:style>
    <style:style style:name="P16" style:family="paragraph">
      <style:paragraph-properties fo:margin-left="0.952cm" fo:margin-right="0cm" fo:margin-top="0.202cm" fo:margin-bottom="0cm" fo:line-height="80%" fo:text-align="justify" fo:text-indent="-0.952cm" style:punctuation-wrap="hanging" style:line-break="strict"/>
    </style:style>
    <style:style style:name="P17" style:family="paragraph">
      <style:paragraph-properties fo:margin-left="0.952cm" fo:margin-right="0cm" fo:margin-top="0.211cm" fo:margin-bottom="0cm" fo:line-height="80%" fo:text-indent="-0.952cm" style:punctuation-wrap="hanging" style:line-break="strict"/>
    </style:style>
    <style:style style:name="P18" style:family="paragraph">
      <style:paragraph-properties fo:margin-left="0.952cm" fo:margin-right="0cm" fo:margin-top="0.211cm" fo:margin-bottom="0cm" fo:line-height="90%" fo:text-indent="-0.952cm" style:punctuation-wrap="hanging" style:line-break="strict"/>
    </style:style>
    <style:style style:name="P19" style:family="paragraph">
      <style:paragraph-properties fo:margin-left="0.952cm" fo:margin-right="0cm" fo:margin-top="0.123cm" fo:margin-bottom="0cm" fo:line-height="80%" fo:text-align="justify" fo:text-indent="-0.952cm" style:punctuation-wrap="hanging" style:line-break="strict"/>
    </style:style>
    <style:style style:name="P20" style:family="paragraph">
      <style:paragraph-properties fo:margin-left="0.952cm" fo:margin-right="0cm" fo:margin-top="0.097cm" fo:margin-bottom="0cm" fo:line-height="80%" fo:text-align="justify" fo:text-indent="-0.952cm" style:punctuation-wrap="hanging" style:line-break="strict"/>
    </style:style>
    <style:style style:name="P21" style:family="paragraph">
      <style:paragraph-properties fo:margin-left="0.952cm" fo:margin-right="0cm" fo:margin-top="0.097cm" fo:margin-bottom="0cm" fo:line-height="90%" fo:text-align="justify" fo:text-indent="-0.952cm" style:punctuation-wrap="hanging" style:line-break="strict"/>
    </style:style>
    <style:style style:name="P22" style:family="paragraph">
      <style:paragraph-properties fo:margin-left="0.952cm" fo:margin-right="0cm" fo:margin-top="0.097cm" fo:margin-bottom="0cm" fo:line-height="90%" fo:text-indent="-0.952cm" style:punctuation-wrap="hanging" style:line-break="strict"/>
    </style:style>
    <style:style style:name="P23" style:family="paragraph">
      <style:paragraph-properties fo:margin-left="0.952cm" fo:margin-right="0cm" fo:margin-top="0.145cm" fo:margin-bottom="0cm" fo:line-height="85%" fo:text-align="justify" fo:text-indent="-0.952cm" style:punctuation-wrap="hanging" style:line-break="strict"/>
    </style:style>
    <style:style style:name="P24" style:family="paragraph">
      <style:paragraph-properties fo:margin-left="0.952cm" fo:margin-right="0cm" fo:margin-top="0.132cm" fo:margin-bottom="0cm" fo:line-height="85%" fo:text-align="justify" fo:text-indent="-0.952cm" style:punctuation-wrap="hanging" style:line-break="strict"/>
    </style:style>
    <style:style style:name="P25" style:family="paragraph">
      <style:paragraph-properties fo:margin-left="0.952cm" fo:margin-right="0cm" fo:margin-top="0.194cm" fo:margin-bottom="0cm" fo:text-align="justify" fo:text-indent="-0.952cm" style:punctuation-wrap="hanging" style:line-break="strict"/>
    </style:style>
    <style:style style:name="P26" style:family="paragraph">
      <style:paragraph-properties fo:margin-left="0.952cm" fo:margin-right="0cm" fo:margin-top="0.194cm" fo:margin-bottom="0cm" fo:text-indent="-0.952cm" style:punctuation-wrap="hanging" style:line-break="strict"/>
    </style:style>
    <style:style style:name="P27" style:family="paragraph">
      <style:paragraph-properties fo:margin-left="0.952cm" fo:margin-right="0cm" fo:margin-top="0.246cm" fo:margin-bottom="0cm" fo:line-height="80%" fo:text-align="justify" fo:text-indent="-0.952cm" style:punctuation-wrap="hanging" style:line-break="strict"/>
    </style:style>
    <style:style style:name="P28" style:family="paragraph">
      <style:paragraph-properties fo:margin-left="0.952cm" fo:margin-right="0cm" fo:margin-top="0.194cm" fo:margin-bottom="0cm" fo:line-height="80%" fo:text-align="justify" fo:text-indent="-0.952cm" style:punctuation-wrap="hanging" style:line-break="strict"/>
    </style:style>
    <style:style style:name="P29" style:family="paragraph">
      <style:paragraph-properties fo:margin-left="0.952cm" fo:margin-right="0cm" fo:margin-top="0.211cm" fo:margin-bottom="0cm" fo:line-height="95%" fo:text-align="justify" fo:text-indent="-0.952cm" style:punctuation-wrap="hanging" style:line-break="strict"/>
    </style:style>
    <style:style style:name="P30" style:family="paragraph">
      <style:paragraph-properties fo:margin-left="0.952cm" fo:margin-right="0cm" fo:margin-top="0.246cm" fo:margin-bottom="0cm" fo:line-height="95%" fo:text-align="justify" fo:text-indent="-0.952cm" style:punctuation-wrap="hanging" style:line-break="strict"/>
    </style:style>
    <style:style style:name="P31" style:family="paragraph">
      <style:paragraph-properties fo:margin-left="0.952cm" fo:margin-right="0cm" fo:margin-top="0.282cm" fo:margin-bottom="0cm" fo:line-height="80%" fo:text-align="justify" fo:text-indent="-0.952cm" style:punctuation-wrap="hanging" style:line-break="strict"/>
    </style:style>
    <style:style style:name="P32" style:family="paragraph">
      <style:paragraph-properties fo:margin-left="0.952cm" fo:margin-right="0cm" fo:margin-top="0.211cm" fo:margin-bottom="0cm" fo:line-height="90%" fo:text-align="justify" fo:text-indent="-0.952cm" style:punctuation-wrap="hanging" style:line-break="strict"/>
    </style:style>
    <style:style style:name="P33" style:family="paragraph">
      <style:paragraph-properties fo:margin-left="0.952cm" fo:margin-right="0cm" fo:margin-top="0.229cm" fo:margin-bottom="0cm" fo:text-align="justify" fo:text-indent="-0.952cm" style:punctuation-wrap="hanging" style:line-break="strict"/>
    </style:style>
    <style:style style:name="P34" style:family="paragraph">
      <style:paragraph-properties fo:margin-left="0.952cm" fo:margin-right="0cm" fo:margin-top="0.229cm" fo:margin-bottom="0cm" fo:text-indent="-0.952cm" style:punctuation-wrap="hanging" style:line-break="strict"/>
    </style:style>
    <style:style style:name="P35" style:family="paragraph">
      <style:paragraph-properties fo:margin-left="0.952cm" fo:margin-right="0cm" fo:margin-top="0.282cm" fo:margin-bottom="0cm" fo:line-height="90%" fo:text-align="justify" fo:text-indent="-0.952cm" style:punctuation-wrap="hanging" style:line-break="strict"/>
    </style:style>
    <style:style style:name="P36" style:family="paragraph">
      <style:paragraph-properties fo:margin-left="0.952cm" fo:margin-right="0cm" fo:margin-top="0.211cm" fo:margin-bottom="0cm" fo:text-align="justify" fo:text-indent="-0.952cm" style:punctuation-wrap="hanging" style:line-break="strict"/>
    </style:style>
    <style:style style:name="P37" style:family="paragraph">
      <style:paragraph-properties fo:margin-left="0.952cm" fo:margin-right="0cm" fo:margin-top="0.185cm" fo:margin-bottom="0cm" fo:line-height="85%" fo:text-align="justify" fo:text-indent="-0.952cm" style:punctuation-wrap="hanging" style:line-break="strict"/>
    </style:style>
    <style:style style:name="P38" style:family="paragraph">
      <style:paragraph-properties fo:margin-left="0.952cm" fo:margin-right="0cm" fo:margin-top="0.185cm" fo:margin-bottom="0cm" fo:line-height="80%" fo:text-align="justify" fo:text-indent="-0.952cm" style:punctuation-wrap="hanging" style:line-break="strict"/>
    </style:style>
    <style:style style:name="P39" style:family="paragraph">
      <style:paragraph-properties fo:margin-left="0.952cm" fo:margin-right="0cm" fo:margin-top="0.092cm" fo:margin-bottom="0cm" fo:line-height="80%" fo:text-align="justify" fo:text-indent="-0.952cm" style:punctuation-wrap="hanging" style:line-break="strict"/>
    </style:style>
    <style:style style:name="P40" style:family="paragraph">
      <style:paragraph-properties fo:margin-left="0.952cm" fo:margin-right="0cm" fo:margin-top="0.194cm" fo:margin-bottom="0cm" fo:line-height="90%" fo:text-indent="-0.952cm" style:punctuation-wrap="hanging" style:line-break="strict"/>
    </style:style>
    <style:style style:name="P41" style:family="paragraph">
      <style:paragraph-properties fo:margin-left="0.952cm" fo:margin-right="0cm" fo:margin-top="0.211cm" fo:margin-bottom="0cm" fo:line-height="85%" fo:text-align="justify" fo:text-indent="-0.952cm" style:punctuation-wrap="hanging" style:line-break="strict"/>
    </style:style>
    <style:style style:name="P42" style:family="paragraph">
      <style:paragraph-properties fo:margin-left="0.952cm" fo:margin-right="0cm" fo:margin-top="0.194cm" fo:margin-bottom="0cm" fo:line-height="85%" fo:text-align="justify" fo:text-indent="-0.952cm" style:punctuation-wrap="hanging" style:line-break="strict"/>
    </style:style>
    <style:style style:name="P43" style:family="paragraph">
      <style:paragraph-properties fo:margin-left="0.952cm" fo:margin-right="0cm" fo:margin-top="0.194cm" fo:margin-bottom="0cm" fo:line-height="90%" fo:text-align="justify" fo:text-indent="-0.952cm" style:punctuation-wrap="hanging" style:line-break="strict"/>
    </style:style>
    <style:style style:name="P44" style:family="paragraph">
      <style:paragraph-properties fo:margin-left="0.952cm" fo:margin-right="0cm" fo:margin-top="0.229cm" fo:margin-bottom="0cm" fo:line-height="85%" fo:text-align="justify" fo:text-indent="-0.952cm" style:punctuation-wrap="hanging" style:line-break="strict"/>
    </style:style>
    <style:style style:name="P45" style:family="paragraph">
      <style:paragraph-properties fo:margin-left="0.952cm" fo:margin-right="0cm" fo:margin-top="0.145cm" fo:margin-bottom="0cm" fo:line-height="85%" fo:text-indent="-0.952cm" style:punctuation-wrap="hanging" style:line-break="strict"/>
    </style:style>
    <style:style style:name="P46" style:family="paragraph">
      <style:paragraph-properties fo:margin-left="0cm" fo:margin-right="0cm" fo:margin-top="0.282cm" fo:margin-bottom="0cm" fo:line-height="90%" fo:text-indent="0cm" style:punctuation-wrap="hanging" style:line-break="strict"/>
    </style:style>
    <style:style style:name="T1" style:family="text">
      <style:text-properties fo:color="#0000ff" style:font-name="標楷體" fo:font-size="14pt" fo:language="zh" fo:country="TW" style:font-name-asian="標楷體" style:font-size-asian="14pt" style:language-asian="zh" style:country-asian="TW" style:font-name-complex="標楷體" style:font-size-complex="14pt" style:language-complex="zh" style:country-complex="TW"/>
    </style:style>
    <style:style style:name="T2" style:family="text">
      <style:text-properties fo:color="#0000ff" style:font-name="新細明體" fo:font-size="46pt" fo:language="zh" fo:country="TW" fo:font-weight="bold" style:font-size-asian="46pt" style:language-asian="zh" style:country-asian="TW" style:font-weight-asian="bold" style:font-size-complex="46pt" style:language-complex="zh" style:country-complex="TW" style:font-weight-complex="bold"/>
    </style:style>
    <style:style style:name="T3" style:family="text">
      <style:text-properties fo:color="#0000ff" fo:language="zh" fo:country="TW" style:language-asian="zh" style:country-asian="TW" style:language-complex="zh" style:country-complex="TW"/>
    </style:style>
    <style:style style:name="T4" style:family="text">
      <style:text-properties style:font-name="標楷體" fo:font-size="14pt" fo:language="zh" fo:country="TW" style:font-name-asian="標楷體" style:font-size-asian="14pt" style:language-asian="zh" style:country-asian="TW" style:font-name-complex="標楷體" style:font-size-complex="14pt" style:language-complex="zh" style:country-complex="TW"/>
    </style:style>
    <style:style style:name="T5" style:family="text">
      <style:text-properties fo:color="#0000ff" fo:font-size="46pt" fo:language="zh" fo:country="TW" style:font-size-asian="46pt" style:language-asian="zh" style:country-asian="TW" style:font-size-complex="46pt" style:language-complex="zh" style:country-complex="TW"/>
    </style:style>
    <style:style style:name="T6" style:family="text">
      <style:text-properties fo:color="#0000ff" style:font-name="標楷體" fo:font-size="28pt" fo:language="zh" fo:country="TW" style:font-name-asian="標楷體" style:font-size-asian="28pt" style:language-asian="zh" style:country-asian="TW" style:font-name-complex="標楷體" style:font-size-complex="28pt" style:language-complex="zh" style:country-complex="TW"/>
    </style:style>
    <style:style style:name="T7" style:family="text">
      <style:text-properties fo:color="#0000ff" style:font-name="新細明體" fo:font-size="42pt" fo:language="zh" fo:country="TW" style:font-size-asian="42pt" style:language-asian="zh" style:country-asian="TW" style:font-size-complex="42pt" style:language-complex="zh" style:country-complex="TW"/>
    </style:style>
    <style:style style:name="T8" style:family="text">
      <style:text-properties fo:color="#ff0000" fo:font-size="20pt" fo:language="zh" fo:country="TW" style:font-size-asian="20pt" style:language-asian="zh" style:country-asian="TW" style:font-size-complex="20pt" style:language-complex="zh" style:country-complex="TW"/>
    </style:style>
    <style:style style:name="T9" style:family="text">
      <style:text-properties fo:color="#ff0000" fo:font-size="28pt" fo:language="zh" fo:country="TW" style:font-size-asian="28pt" style:language-asian="zh" style:country-asian="TW" style:font-size-complex="28pt" style:language-complex="zh" style:country-complex="TW"/>
    </style:style>
    <style:style style:name="T10" style:family="text">
      <style:text-properties fo:font-size="24pt" fo:language="zh" fo:country="TW" style:font-size-asian="24pt" style:language-asian="zh" style:country-asian="TW" style:font-size-complex="24pt" style:language-complex="zh" style:country-complex="TW"/>
    </style:style>
    <style:style style:name="T11" style:family="text">
      <style:text-properties fo:font-size="24pt" fo:language="en" fo:country="US" style:font-size-asian="24pt" style:language-asian="en" style:country-asian="US" style:font-size-complex="24pt" style:language-complex="en" style:country-complex="US"/>
    </style:style>
    <style:style style:name="T12" style:family="text">
      <style:text-properties fo:color="#0000ff" fo:font-size="24pt" fo:language="en" fo:country="US" style:font-size-asian="24pt" style:language-asian="en" style:country-asian="US" style:font-size-complex="24pt" style:language-complex="en" style:country-complex="US"/>
    </style:style>
    <style:style style:name="T13" style:family="text">
      <style:text-properties fo:color="#0000ff" fo:font-size="24pt" fo:language="zh" fo:country="TW" style:font-size-asian="24pt" style:language-asian="zh" style:country-asian="TW" style:font-size-complex="24pt" style:language-complex="zh" style:country-complex="TW"/>
    </style:style>
    <style:style style:name="T14" style:family="text">
      <style:text-properties fo:color="#ff3300" fo:font-size="24pt" fo:language="zh" fo:country="TW" style:text-underline-style="solid" style:text-underline-width="auto" style:text-underline-color="font-color" style:font-size-asian="24pt" style:language-asian="zh" style:country-asian="TW" style:font-size-complex="24pt" style:language-complex="zh" style:country-complex="TW"/>
    </style:style>
    <style:style style:name="T15" style:family="text">
      <style:text-properties fo:font-size="24pt" fo:language="zh" fo:country="TW" style:text-underline-style="solid" style:text-underline-width="auto" style:text-underline-color="font-color" style:font-size-asian="24pt" style:language-asian="zh" style:country-asian="TW" style:font-size-complex="24pt" style:language-complex="zh" style:country-complex="TW"/>
    </style:style>
    <style:style style:name="T16" style:family="text">
      <style:text-properties fo:color="#0000ff" style:font-name="新細明體" fo:font-size="46pt" fo:language="zh" fo:country="TW" style:font-size-asian="46pt" style:language-asian="zh" style:country-asian="TW" style:font-size-complex="46pt" style:language-complex="zh" style:country-complex="TW"/>
    </style:style>
    <style:style style:name="T17" style:family="text">
      <style:text-properties fo:font-size="31pt" fo:language="zh" fo:country="TW" style:font-size-asian="31pt" style:language-asian="zh" style:country-asian="TW" style:font-size-complex="31pt" style:language-complex="zh" style:country-complex="TW"/>
    </style:style>
    <style:style style:name="T18" style:family="text">
      <style:text-properties fo:color="#ff0000" fo:font-size="31pt" fo:language="zh" fo:country="TW" style:font-size-asian="31pt" style:language-asian="zh" style:country-asian="TW" style:font-size-complex="31pt" style:language-complex="zh" style:country-complex="TW"/>
    </style:style>
    <style:style style:name="T19" style:family="text">
      <style:text-properties fo:color="#ff0000" fo:font-size="28pt" fo:language="en" fo:country="US" style:font-size-asian="28pt" style:language-asian="en" style:country-asian="US" style:font-size-complex="28pt" style:language-complex="en" style:country-complex="US"/>
    </style:style>
    <style:style style:name="T20" style:family="text">
      <style:text-properties fo:color="#ff0000" fo:font-size="24pt" fo:language="zh" fo:country="TW" style:font-size-asian="24pt" style:language-asian="zh" style:country-asian="TW" style:font-size-complex="24pt" style:language-complex="zh" style:country-complex="TW"/>
    </style:style>
    <style:style style:name="T21" style:family="text">
      <style:text-properties fo:font-size="23pt" fo:language="zh" fo:country="TW" style:font-size-asian="23pt" style:language-asian="zh" style:country-asian="TW" style:font-size-complex="23pt" style:language-complex="zh" style:country-complex="TW"/>
    </style:style>
    <style:style style:name="T22" style:family="text">
      <style:text-properties fo:color="#ff0000" fo:font-size="23pt" fo:language="zh" fo:country="TW" style:font-size-asian="23pt" style:language-asian="zh" style:country-asian="TW" style:font-size-complex="23pt" style:language-complex="zh" style:country-complex="TW"/>
    </style:style>
    <style:style style:name="T23" style:family="text">
      <style:text-properties fo:color="#0000ff" fo:font-size="23pt" fo:language="zh" fo:country="TW" style:font-size-asian="23pt" style:language-asian="zh" style:country-asian="TW" style:font-size-complex="23pt" style:language-complex="zh" style:country-complex="TW"/>
    </style:style>
    <style:style style:name="T24" style:family="text">
      <style:text-properties fo:color="#0000ff" fo:font-size="23pt" fo:language="en" fo:country="US" style:font-size-asian="23pt" style:language-asian="en" style:country-asian="US" style:font-size-complex="23pt" style:language-complex="en" style:country-complex="US"/>
    </style:style>
    <style:style style:name="T25" style:family="text">
      <style:text-properties fo:color="#ff0000" fo:font-size="24pt" fo:language="en" fo:country="US" style:font-size-asian="24pt" style:language-asian="en" style:country-asian="US" style:font-size-complex="24pt" style:language-complex="en" style:country-complex="US"/>
    </style:style>
    <style:style style:name="T26" style:family="text">
      <style:text-properties fo:font-size="22pt" fo:language="zh" fo:country="TW" style:font-size-asian="22pt" style:language-asian="zh" style:country-asian="TW" style:font-size-complex="22pt" style:language-complex="zh" style:country-complex="TW"/>
    </style:style>
    <style:style style:name="T27" style:family="text">
      <style:text-properties fo:font-size="22pt" fo:language="en" fo:country="US" style:font-size-asian="22pt" style:language-asian="en" style:country-asian="US" style:font-size-complex="22pt" style:language-complex="en" style:country-complex="US"/>
    </style:style>
    <style:style style:name="T28" style:family="text">
      <style:text-properties fo:color="#0000ff" fo:font-size="22pt" fo:language="zh" fo:country="TW" style:font-size-asian="22pt" style:language-asian="zh" style:country-asian="TW" style:font-size-complex="22pt" style:language-complex="zh" style:country-complex="TW"/>
    </style:style>
    <style:style style:name="T29" style:family="text">
      <style:text-properties fo:color="#0000ff" fo:font-size="22pt" fo:language="en" fo:country="US" style:font-size-asian="22pt" style:language-asian="en" style:country-asian="US" style:font-size-complex="22pt" style:language-complex="en" style:country-complex="US"/>
    </style:style>
    <style:style style:name="T30" style:family="text">
      <style:text-properties fo:color="#ff0000" fo:font-size="22pt" fo:language="zh" fo:country="TW" style:font-size-asian="22pt" style:language-asian="zh" style:country-asian="TW" style:font-size-complex="22pt" style:language-complex="zh" style:country-complex="TW"/>
    </style:style>
    <style:style style:name="T31" style:family="text">
      <style:text-properties fo:color="#ff0000" fo:font-size="22pt" fo:language="en" fo:country="US" style:font-size-asian="22pt" style:language-asian="en" style:country-asian="US" style:font-size-complex="22pt" style:language-complex="en" style:country-complex="US"/>
    </style:style>
    <style:style style:name="T32" style:family="text">
      <style:text-properties fo:color="#0000ff" fo:font-size="20pt" fo:language="zh" fo:country="TW" style:font-size-asian="20pt" style:language-asian="zh" style:country-asian="TW" style:font-size-complex="20pt" style:language-complex="zh" style:country-complex="TW"/>
    </style:style>
    <style:style style:name="T33" style:family="text">
      <style:text-properties fo:font-size="20pt" fo:language="zh" fo:country="TW" style:font-size-asian="20pt" style:language-asian="zh" style:country-asian="TW" style:font-size-complex="20pt" style:language-complex="zh" style:country-complex="TW"/>
    </style:style>
    <style:style style:name="T34" style:family="text">
      <style:text-properties fo:font-size="20pt" fo:language="en" fo:country="US" style:font-size-asian="20pt" style:language-asian="en" style:country-asian="US" style:font-size-complex="20pt" style:language-complex="en" style:country-complex="US"/>
    </style:style>
    <style:style style:name="T35" style:family="text">
      <style:text-properties fo:color="#339966" fo:font-size="22pt" fo:language="zh" fo:country="TW" style:font-size-asian="22pt" style:language-asian="zh" style:country-asian="TW" style:font-size-complex="22pt" style:language-complex="zh" style:country-complex="TW"/>
    </style:style>
    <style:style style:name="T36" style:family="text">
      <style:text-properties fo:color="#339966" fo:font-size="22pt" fo:language="en" fo:country="US" style:font-size-asian="22pt" style:language-asian="en" style:country-asian="US" style:font-size-complex="22pt" style:language-complex="en" style:country-complex="US"/>
    </style:style>
    <style:style style:name="T37" style:family="text">
      <style:text-properties fo:color="#ff0000" fo:language="zh" fo:country="TW" style:language-asian="zh" style:country-asian="TW" style:language-complex="zh" style:country-complex="TW"/>
    </style:style>
    <style:style style:name="T38" style:family="text">
      <style:text-properties fo:font-size="28pt" fo:language="zh" fo:country="TW" style:font-size-asian="28pt" style:language-asian="zh" style:country-asian="TW" style:font-size-complex="28pt" style:language-complex="zh" style:country-complex="TW"/>
    </style:style>
    <style:style style:name="T39" style:family="text">
      <style:text-properties fo:color="#0000ff" fo:font-size="28pt" fo:language="zh" fo:country="TW" style:font-size-asian="28pt" style:language-asian="zh" style:country-asian="TW" style:font-size-complex="28pt" style:language-complex="zh" style:country-complex="TW"/>
    </style:style>
    <style:style style:name="T40" style:family="text">
      <style:text-properties fo:font-size="28pt" fo:language="en" fo:country="US" style:font-size-asian="28pt" style:language-asian="en" style:country-asian="US" style:font-size-complex="28pt" style:language-complex="en" style:country-complex="US"/>
    </style:style>
    <style:style style:name="T41" style:family="text">
      <style:text-properties fo:font-size="26pt" fo:language="zh" fo:country="TW" style:font-size-asian="26pt" style:language-asian="zh" style:country-asian="TW" style:font-size-complex="26pt" style:language-complex="zh" style:country-complex="TW"/>
    </style:style>
    <style:style style:name="T42" style:family="text">
      <style:text-properties fo:color="#ff0000" fo:font-size="26pt" fo:language="zh" fo:country="TW" style:font-size-asian="26pt" style:language-asian="zh" style:country-asian="TW" style:font-size-complex="26pt" style:language-complex="zh" style:country-complex="TW"/>
    </style:style>
    <style:style style:name="T43" style:family="text">
      <style:text-properties fo:font-size="21pt" fo:language="zh" fo:country="TW" style:font-size-asian="21pt" style:language-asian="zh" style:country-asian="TW" style:font-size-complex="21pt" style:language-complex="zh" style:country-complex="TW"/>
    </style:style>
    <style:style style:name="T44" style:family="text">
      <style:text-properties fo:color="#ff0000" fo:font-size="21pt" fo:language="zh" fo:country="TW" style:font-size-asian="21pt" style:language-asian="zh" style:country-asian="TW" style:font-size-complex="21pt" style:language-complex="zh" style:country-complex="TW"/>
    </style:style>
    <style:style style:name="T45" style:family="text">
      <style:text-properties fo:color="#3333ff" fo:font-size="21pt" fo:language="zh" fo:country="TW" style:font-size-asian="21pt" style:language-asian="zh" style:country-asian="TW" style:font-size-complex="21pt" style:language-complex="zh" style:country-complex="TW"/>
    </style:style>
    <style:style style:name="T46" style:family="text">
      <style:text-properties fo:color="#0000ff" style:font-name="新細明體" fo:font-size="36pt" fo:language="zh" fo:country="TW" style:font-size-asian="36pt" style:language-asian="zh" style:country-asian="TW" style:font-size-complex="36pt" style:language-complex="zh" style:country-complex="TW"/>
    </style:style>
    <style:style style:name="T47" style:family="text">
      <style:text-properties fo:color="#0000ff" fo:language="en" fo:country="US" style:language-asian="en" style:country-asian="US" style:language-complex="en" style:country-complex="US"/>
    </style:style>
    <text:list-style style:name="L1">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Arial" fo:color="#080808" fo:font-size="100%"/>
      </text:list-level-style-bullet>
      <text:list-level-style-bullet text:level="3" text:bullet-char="•">
        <style:list-level-properties text:space-before="2.54cm"/>
        <style:text-properties style:font-name="Arial" fo:color="#080808" fo:font-size="100%"/>
      </text:list-level-style-bullet>
      <text:list-level-style-bullet text:level="4" text:bullet-char="•">
        <style:list-level-properties text:space-before="3.81cm"/>
        <style:text-properties style:font-name="Arial" fo:color="#080808" fo:font-size="100%"/>
      </text:list-level-style-bullet>
      <text:list-level-style-bullet text:level="5" text:bullet-char="•">
        <style:list-level-properties text:space-before="5.08cm"/>
        <style:text-properties style:font-name="Arial" fo:color="#080808" fo:font-size="100%"/>
      </text:list-level-style-bullet>
      <text:list-level-style-bullet text:level="6" text:bullet-char="•">
        <style:list-level-properties text:space-before="5.08cm"/>
        <style:text-properties style:font-name="Arial" fo:color="#080808" fo:font-size="100%"/>
      </text:list-level-style-bullet>
      <text:list-level-style-bullet text:level="7" text:bullet-char="•">
        <style:list-level-properties text:space-before="5.08cm"/>
        <style:text-properties style:font-name="Arial" fo:color="#080808" fo:font-size="100%"/>
      </text:list-level-style-bullet>
      <text:list-level-style-bullet text:level="8" text:bullet-char="•">
        <style:list-level-properties text:space-before="5.08cm"/>
        <style:text-properties style:font-name="Arial" fo:color="#080808" fo:font-size="100%"/>
      </text:list-level-style-bullet>
      <text:list-level-style-bullet text:level="9" text:bullet-char="•">
        <style:list-level-properties text:space-before="5.08cm"/>
        <style:text-properties style:font-name="Arial" fo:color="#080808" fo:font-size="100%"/>
      </text:list-level-style-bullet>
      <text:list-level-style-bullet text:level="10" text:bullet-char="•">
        <style:list-level-properties text:space-before="5.08cm"/>
        <style:text-properties style:font-name="Arial" fo:color="#080808" fo:font-size="100%"/>
      </text:list-level-style-bullet>
    </text:list-style>
    <text:list-style style:name="L2">
      <text:list-level-style-number text:level="1" style:num-format="">
        <style:list-level-properties/>
        <style:text-properties fo:color="#0000ff" fo:font-size="100%"/>
      </text:list-level-style-number>
    </text:list-style>
    <text:list-style style:name="L3">
      <text:list-level-style-number text:level="1" style:num-format="">
        <style:list-level-properties/>
        <style:text-properties fo:color="#cc3300" fo:font-size="85%"/>
      </text:list-level-style-number>
      <text:list-level-style-bullet text:level="2" text:bullet-char="">
        <style:list-level-properties text:space-before="1.27cm"/>
        <style:text-properties fo:font-family="Wingdings" style:font-pitch="variable" style:font-charset="x-symbol" fo:color="#0066ff" fo:font-size="85%"/>
      </text:list-level-style-bullet>
      <text:list-level-style-bullet text:level="3" text:bullet-char="">
        <style:list-level-properties text:space-before="2.54cm"/>
        <style:text-properties fo:font-family="'Wingdings 2'" style:font-family-generic="roman" style:font-pitch="variable" style:font-charset="x-symbol" fo:color="#cc3300" fo:font-size="90%"/>
      </text:list-level-style-bullet>
      <text:list-level-style-bullet text:level="4" text:bullet-char="">
        <style:list-level-properties text:space-before="3.81cm"/>
        <style:text-properties fo:font-family="Wingdings" style:font-pitch="variable" style:font-charset="x-symbol" fo:color="#0066ff" fo:font-size="90%"/>
      </text:list-level-style-bullet>
      <text:list-level-style-bullet text:level="5" text:bullet-char="">
        <style:list-level-properties text:space-before="5.08cm"/>
        <style:text-properties fo:font-family="'Wingdings 2'" style:font-family-generic="roman" style:font-pitch="variable" style:font-charset="x-symbol" fo:color="#cc3300" fo:font-size="90%"/>
      </text:list-level-style-bullet>
      <text:list-level-style-bullet text:level="6" text:bullet-char="">
        <style:list-level-properties text:space-before="5.08cm"/>
        <style:text-properties fo:font-family="'Wingdings 2'" style:font-family-generic="roman" style:font-pitch="variable" style:font-charset="x-symbol" fo:color="#cc3300" fo:font-size="90%"/>
      </text:list-level-style-bullet>
      <text:list-level-style-bullet text:level="7" text:bullet-char="">
        <style:list-level-properties text:space-before="5.08cm"/>
        <style:text-properties fo:font-family="'Wingdings 2'" style:font-family-generic="roman" style:font-pitch="variable" style:font-charset="x-symbol" fo:color="#cc3300" fo:font-size="90%"/>
      </text:list-level-style-bullet>
      <text:list-level-style-bullet text:level="8" text:bullet-char="">
        <style:list-level-properties text:space-before="5.08cm"/>
        <style:text-properties fo:font-family="'Wingdings 2'" style:font-family-generic="roman" style:font-pitch="variable" style:font-charset="x-symbol" fo:color="#cc3300" fo:font-size="90%"/>
      </text:list-level-style-bullet>
      <text:list-level-style-bullet text:level="9" text:bullet-char="">
        <style:list-level-properties text:space-before="5.08cm"/>
        <style:text-properties fo:font-family="'Wingdings 2'" style:font-family-generic="roman" style:font-pitch="variable" style:font-charset="x-symbol" fo:color="#cc3300" fo:font-size="90%"/>
      </text:list-level-style-bullet>
      <text:list-level-style-bullet text:level="10" text:bullet-char="">
        <style:list-level-properties text:space-before="5.08cm"/>
        <style:text-properties fo:font-family="'Wingdings 2'" style:font-family-generic="roman" style:font-pitch="variable" style:font-charset="x-symbol" fo:color="#cc3300" fo:font-size="90%"/>
      </text:list-level-style-bullet>
    </text:list-style>
    <text:list-style style:name="L4">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Arial" fo:color="#080808" fo:font-size="100%"/>
      </text:list-level-style-bullet>
      <text:list-level-style-bullet text:level="3" text:bullet-char="•">
        <style:list-level-properties text:space-before="2.54cm"/>
        <style:text-properties style:font-name="Arial" fo:color="#080808" fo:font-size="100%"/>
      </text:list-level-style-bullet>
      <text:list-level-style-bullet text:level="4" text:bullet-char="•">
        <style:list-level-properties text:space-before="3.81cm"/>
        <style:text-properties style:font-name="Arial" fo:color="#080808" fo:font-size="100%"/>
      </text:list-level-style-bullet>
      <text:list-level-style-bullet text:level="5" text:bullet-char="•">
        <style:list-level-properties text:space-before="5.08cm"/>
        <style:text-properties style:font-name="Arial" fo:color="#080808" fo:font-size="100%"/>
      </text:list-level-style-bullet>
      <text:list-level-style-bullet text:level="6" text:bullet-char="•">
        <style:list-level-properties text:space-before="5.08cm"/>
        <style:text-properties style:font-name="Arial" fo:color="#080808" fo:font-size="100%"/>
      </text:list-level-style-bullet>
      <text:list-level-style-bullet text:level="7" text:bullet-char="•">
        <style:list-level-properties text:space-before="5.08cm"/>
        <style:text-properties style:font-name="Arial" fo:color="#080808" fo:font-size="100%"/>
      </text:list-level-style-bullet>
      <text:list-level-style-bullet text:level="8" text:bullet-char="•">
        <style:list-level-properties text:space-before="5.08cm"/>
        <style:text-properties style:font-name="Arial" fo:color="#080808" fo:font-size="100%"/>
      </text:list-level-style-bullet>
      <text:list-level-style-bullet text:level="9" text:bullet-char="•">
        <style:list-level-properties text:space-before="5.08cm"/>
        <style:text-properties style:font-name="Arial" fo:color="#080808" fo:font-size="100%"/>
      </text:list-level-style-bullet>
      <text:list-level-style-bullet text:level="10" text:bullet-char="•">
        <style:list-level-properties text:space-before="5.08cm"/>
        <style:text-properties style:font-name="Arial" fo:color="#080808" fo:font-size="100%"/>
      </text:list-level-style-bullet>
    </text:list-style>
    <text:list-style style:name="L5">
      <text:list-level-style-number text:level="1" style:num-format="">
        <style:list-level-properties/>
        <style:text-properties fo:color="#cc3300" fo:font-size="85%"/>
      </text:list-level-style-number>
      <text:list-level-style-bullet text:level="2" text:bullet-char="•">
        <style:list-level-properties text:space-before="1.27cm"/>
        <style:text-properties style:font-name="Arial" fo:color="#080808" fo:font-size="100%"/>
      </text:list-level-style-bullet>
      <text:list-level-style-bullet text:level="3" text:bullet-char="•">
        <style:list-level-properties text:space-before="2.54cm"/>
        <style:text-properties style:font-name="Arial" fo:color="#080808" fo:font-size="100%"/>
      </text:list-level-style-bullet>
      <text:list-level-style-bullet text:level="4" text:bullet-char="•">
        <style:list-level-properties text:space-before="3.81cm"/>
        <style:text-properties style:font-name="Arial" fo:color="#080808" fo:font-size="100%"/>
      </text:list-level-style-bullet>
      <text:list-level-style-bullet text:level="5" text:bullet-char="•">
        <style:list-level-properties text:space-before="5.08cm"/>
        <style:text-properties style:font-name="Arial" fo:color="#080808" fo:font-size="100%"/>
      </text:list-level-style-bullet>
      <text:list-level-style-bullet text:level="6" text:bullet-char="•">
        <style:list-level-properties text:space-before="5.08cm"/>
        <style:text-properties style:font-name="Arial" fo:color="#080808" fo:font-size="100%"/>
      </text:list-level-style-bullet>
      <text:list-level-style-bullet text:level="7" text:bullet-char="•">
        <style:list-level-properties text:space-before="5.08cm"/>
        <style:text-properties style:font-name="Arial" fo:color="#080808" fo:font-size="100%"/>
      </text:list-level-style-bullet>
      <text:list-level-style-bullet text:level="8" text:bullet-char="•">
        <style:list-level-properties text:space-before="5.08cm"/>
        <style:text-properties style:font-name="Arial" fo:color="#080808" fo:font-size="100%"/>
      </text:list-level-style-bullet>
      <text:list-level-style-bullet text:level="9" text:bullet-char="•">
        <style:list-level-properties text:space-before="5.08cm"/>
        <style:text-properties style:font-name="Arial" fo:color="#080808" fo:font-size="100%"/>
      </text:list-level-style-bullet>
      <text:list-level-style-bullet text:level="10" text:bullet-char="•">
        <style:list-level-properties text:space-before="5.08cm"/>
        <style:text-properties style:font-name="Arial" fo:color="#080808" fo:font-size="100%"/>
      </text:list-level-style-bullet>
    </text:list-style>
    <text:list-style style:name="L6">
      <text:list-level-style-number text:level="1" style:num-format="">
        <style:list-level-properties/>
        <style:text-properties fo:color="#ff0000" fo:font-size="85%"/>
      </text:list-level-style-number>
      <text:list-level-style-bullet text:level="2" text:bullet-char="">
        <style:list-level-properties text:space-before="1.27cm" text:min-label-width="0.793cm"/>
        <style:text-properties fo:font-family="Wingdings" style:font-pitch="variable" style:font-charset="x-symbol" fo:color="#0066ff" fo:font-size="85%"/>
      </text:list-level-style-bullet>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text:list-style style:name="L7">
      <text:list-level-style-number text:level="1" style:num-format="">
        <style:list-level-properties/>
        <style:text-properties fo:color="#080808" fo:font-size="85%"/>
      </text:list-level-style-number>
      <text:list-level-style-bullet text:level="2" text:bullet-char="">
        <style:list-level-properties text:space-before="1.27cm" text:min-label-width="0.793cm"/>
        <style:text-properties fo:font-family="Wingdings" style:font-pitch="variable" style:font-charset="x-symbol" fo:color="#0066ff" fo:font-size="85%"/>
      </text:list-level-style-bullet>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text:list-style style:name="L8">
      <text:list-level-style-number text:level="1" style:num-format="">
        <style:list-level-properties/>
        <style:text-properties fo:color="#cc3300" fo:font-size="85%"/>
      </text:list-level-style-number>
      <text:list-level-style-bullet text:level="2" text:bullet-char="">
        <style:list-level-properties text:space-before="1.27cm" text:min-label-width="0.793cm"/>
        <style:text-properties fo:font-family="Wingdings" style:font-pitch="variable" style:font-charset="x-symbol" fo:color="#0066ff" fo:font-size="85%"/>
      </text:list-level-style-bullet>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text:list-style style:name="L9">
      <text:list-level-style-bullet text:level="1" text:bullet-char="">
        <style:list-level-properties text:space-before="5.08cm" text:min-label-width="0.635cm"/>
        <style:text-properties fo:font-family="'Wingdings 2'" style:font-family-generic="roman" style:font-pitch="variable" style:font-charset="x-symbol" fo:color="#cc3300" fo:font-size="90%"/>
      </text:list-level-style-bullet>
      <text:list-level-style-number text:level="2" style:num-format="">
        <style:list-level-properties/>
        <style:text-properties fo:color="#0066ff" fo:font-size="85%"/>
      </text:list-level-style-number>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text:list-style style:name="L10">
      <text:list-level-style-number text:level="1" style:num-format="">
        <style:list-level-properties/>
        <style:text-properties fo:color="#cc0000" fo:font-size="85%"/>
      </text:list-level-style-number>
      <text:list-level-style-bullet text:level="2" text:bullet-char="">
        <style:list-level-properties text:space-before="1.27cm" text:min-label-width="0.793cm"/>
        <style:text-properties fo:font-family="Wingdings" style:font-pitch="variable" style:font-charset="x-symbol" fo:color="#0066ff" fo:font-size="85%"/>
      </text:list-level-style-bullet>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text:list-style style:name="L11">
      <text:list-level-style-number text:level="1" style:num-format="">
        <style:list-level-properties/>
        <style:text-properties fo:color="#ff0000" fo:font-size="85%"/>
      </text:list-level-style-number>
      <text:list-level-style-bullet text:level="2" text:bullet-char="">
        <style:list-level-properties text:space-before="1.27cm" text:min-label-width="0.793cm"/>
        <style:text-properties fo:font-family="Wingdings" style:font-pitch="variable" style:font-charset="x-symbol" fo:color="#0066ff" fo:font-size="85%"/>
      </text:list-level-style-bullet>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text:list-style style:name="L12">
      <text:list-level-style-number text:level="1" style:num-format="">
        <style:list-level-properties/>
        <style:text-properties fo:color="#0000ff" fo:font-size="85%"/>
      </text:list-level-style-number>
      <text:list-level-style-bullet text:level="2" text:bullet-char="">
        <style:list-level-properties text:space-before="1.27cm"/>
        <style:text-properties fo:font-family="Wingdings" style:font-pitch="variable" style:font-charset="x-symbol" fo:color="#0066ff" fo:font-size="85%"/>
      </text:list-level-style-bullet>
      <text:list-level-style-bullet text:level="3" text:bullet-char="">
        <style:list-level-properties text:space-before="2.54cm"/>
        <style:text-properties fo:font-family="'Wingdings 2'" style:font-family-generic="roman" style:font-pitch="variable" style:font-charset="x-symbol" fo:color="#cc3300" fo:font-size="90%"/>
      </text:list-level-style-bullet>
      <text:list-level-style-bullet text:level="4" text:bullet-char="">
        <style:list-level-properties text:space-before="3.81cm"/>
        <style:text-properties fo:font-family="Wingdings" style:font-pitch="variable" style:font-charset="x-symbol" fo:color="#0066ff" fo:font-size="90%"/>
      </text:list-level-style-bullet>
      <text:list-level-style-bullet text:level="5" text:bullet-char="">
        <style:list-level-properties text:space-before="5.08cm"/>
        <style:text-properties fo:font-family="'Wingdings 2'" style:font-family-generic="roman" style:font-pitch="variable" style:font-charset="x-symbol" fo:color="#cc3300" fo:font-size="90%"/>
      </text:list-level-style-bullet>
      <text:list-level-style-bullet text:level="6" text:bullet-char="">
        <style:list-level-properties text:space-before="5.08cm"/>
        <style:text-properties fo:font-family="'Wingdings 2'" style:font-family-generic="roman" style:font-pitch="variable" style:font-charset="x-symbol" fo:color="#cc3300" fo:font-size="90%"/>
      </text:list-level-style-bullet>
      <text:list-level-style-bullet text:level="7" text:bullet-char="">
        <style:list-level-properties text:space-before="5.08cm"/>
        <style:text-properties fo:font-family="'Wingdings 2'" style:font-family-generic="roman" style:font-pitch="variable" style:font-charset="x-symbol" fo:color="#cc3300" fo:font-size="90%"/>
      </text:list-level-style-bullet>
      <text:list-level-style-bullet text:level="8" text:bullet-char="">
        <style:list-level-properties text:space-before="5.08cm"/>
        <style:text-properties fo:font-family="'Wingdings 2'" style:font-family-generic="roman" style:font-pitch="variable" style:font-charset="x-symbol" fo:color="#cc3300" fo:font-size="90%"/>
      </text:list-level-style-bullet>
      <text:list-level-style-bullet text:level="9" text:bullet-char="">
        <style:list-level-properties text:space-before="5.08cm"/>
        <style:text-properties fo:font-family="'Wingdings 2'" style:font-family-generic="roman" style:font-pitch="variable" style:font-charset="x-symbol" fo:color="#cc3300" fo:font-size="90%"/>
      </text:list-level-style-bullet>
      <text:list-level-style-bullet text:level="10" text:bullet-char="">
        <style:list-level-properties text:space-before="5.08cm"/>
        <style:text-properties fo:font-family="'Wingdings 2'" style:font-family-generic="roman" style:font-pitch="variable" style:font-charset="x-symbol" fo:color="#cc3300" fo:font-size="90%"/>
      </text:list-level-style-bullet>
    </text:list-style>
  </office:automatic-styles>
  <office:body>
    <office:presentation>
      <presentation:date-time-decl presentation:name="dtd1" presentation:source="current-date" style:data-style-name="D1"/>
      <draw:page draw:name="page1" draw:style-name="dp1" draw:master-page-name="題名1" presentation:use-date-time-name="dtd1" xml:id="id1" draw:id="id1">
        <draw:custom-shape draw:name="Rectangle 6" draw:style-name="gr1" draw:text-style-name="P2" draw:layer="layout" svg:width="6.359cm" svg:height="1.323cm" svg:x="18.203cm" svg:y="17.348cm">
          <text:list text:style-name="L1">
            <text:list-header>
              <text:p text:style-name="P1"><text:span text:style-name="T1"><text:page-number>&lt;編號&gt;</text:page-number></text:span></text:p>
            </text:list-header>
          </text:list>
          <draw:enhanced-geometry svg:viewBox="0 0 21600 21600" draw:type="mso-spt202" draw:enhanced-path="M 0 0 L 21600 0 21600 21600 0 21600 0 0 Z N"/>
        </draw:custom-shape>
        <draw:frame presentation:style-name="pr1" draw:text-style-name="P4" draw:layer="layout" svg:width="21.59cm" svg:height="3.175cm" svg:x="1.905cm" svg:y="6.349cm" presentation:class="title" presentation:user-transformed="true">
          <draw:text-box>
            <text:list text:style-name="L2">
              <text:list-header>
                <text:p text:style-name="P3"><text:span text:style-name="T2">政府採購錯誤行為態樣</text:span></text:p>
              </text:list-header>
            </text:list>
          </draw:text-box>
        </draw:frame>
        <draw:frame presentation:style-name="pr2" draw:text-style-name="P4" draw:layer="layout" svg:width="17.78cm" svg:height="4.868cm" svg:x="3.81cm" svg:y="10.795cm" presentation:class="subtitle" presentation:user-transformed="true">
          <draw:text-box>
            <text:list text:style-name="L3">
              <text:list-header>
                <text:p text:style-name="P5"><text:span text:style-name="T3">講師 劉金龍</text:span></text:p>
                <text:p text:style-name="P5"><text:span text:style-name="T3">經歷：臺中市政府發包科科長</text:span></text:p>
              </text:list-header>
            </text:list>
          </draw:text-box>
        </draw:frame>
        <anim:par smil:dur="indefinite" smil:restart="never" presentation:node-type="timing-root">
          <anim:par smil:begin="id1.begin">
            <anim:transitionFilter smil:dur="2s" smil:type="slideWipe" smil:subtype="fromLeft"/>
          </anim:par>
          <anim:seq smil:dur="0s" presentation:node-type="main-sequence"/>
        </anim:par>
        <presentation:notes draw:style-name="dp2">
          <draw:page-thumbnail draw:style-name="gr2" draw:layer="layout" svg:width="13.652cm" svg:height="10.239cm" svg:x="2.43cm" svg:y="2.05cm" draw:page-number="1" presentation:class="page"/>
          <draw:frame presentation:style-name="pr3" draw:text-style-name="P6" draw:layer="layout" svg:width="13.569cm" svg:height="12.29cm" svg:x="2.468cm" svg:y="12.973cm" presentation:class="notes" presentation:placeholder="true">
            <draw:text-box/>
          </draw:frame>
        </presentation:notes>
      </draw:page>
      <draw:page draw:name="page2" draw:style-name="dp3" draw:master-page-name="預設" presentation:use-date-time-name="dtd1">
        <draw:custom-shape draw:name="投影片編號版面配置區 5" draw:style-name="gr3"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1">
              <text:list-header>
                <text:p text:style-name="P7"><text:span text:style-name="T5">簡 報 大 綱</text:span></text:p>
              </text:list-header>
            </text:list>
          </draw:text-box>
        </draw:frame>
        <draw:frame draw:layer="layout" svg:width="23.723cm" svg:height="12.496cm" svg:x="0.838cm" svg:y="4.445cm">
          <table:table>
            <table:table-column table:style-name="co1"/>
            <table:table-column table:style-name="co2"/>
            <table:table-row table:style-name="ro1" table:default-cell-style-name="ce1">
              <table:table-cell>
                <text:list text:style-name="L5">
                  <text:list-header>
                    <text:p text:style-name="P8"><text:span text:style-name="T6">一、準備招標文件</text:span></text:p>
                  </text:list-header>
                </text:list>
              </table:table-cell>
              <table:table-cell>
                <text:list text:continue-numbering="true" text:style-name="L5">
                  <text:list-header>
                    <text:p text:style-name="P8"><text:span text:style-name="T6">八、開標程序</text:span></text:p>
                  </text:list-header>
                </text:list>
              </table:table-cell>
            </table:table-row>
            <table:table-row table:style-name="ro1" table:default-cell-style-name="ce1">
              <table:table-cell>
                <text:list text:continue-numbering="true" text:style-name="L5">
                  <text:list-header>
                    <text:p text:style-name="P8"><text:span text:style-name="T6">二、資格限制競爭</text:span></text:p>
                  </text:list-header>
                </text:list>
              </table:table-cell>
              <table:table-cell>
                <text:list text:continue-numbering="true" text:style-name="L5">
                  <text:list-header>
                    <text:p text:style-name="P8"><text:span text:style-name="T6">九、審標程序</text:span></text:p>
                  </text:list-header>
                </text:list>
              </table:table-cell>
            </table:table-row>
            <table:table-row table:style-name="ro1" table:default-cell-style-name="ce1">
              <table:table-cell>
                <text:list text:continue-numbering="true" text:style-name="L5">
                  <text:list-header>
                    <text:p text:style-name="P8"><text:span text:style-name="T6">三、規格限制競爭</text:span></text:p>
                  </text:list-header>
                </text:list>
              </table:table-cell>
              <table:table-cell>
                <text:list text:continue-numbering="true" text:style-name="L5">
                  <text:list-header>
                    <text:p text:style-name="P8"><text:span text:style-name="T6">十、決標程序</text:span></text:p>
                  </text:list-header>
                </text:list>
              </table:table-cell>
            </table:table-row>
            <table:table-row table:style-name="ro2" table:default-cell-style-name="ce1">
              <table:table-cell>
                <text:list text:continue-numbering="true" text:style-name="L5">
                  <text:list-header>
                    <text:p text:style-name="P8"><text:span text:style-name="T6">四、押標金保證金</text:span></text:p>
                  </text:list-header>
                </text:list>
              </table:table-cell>
              <table:table-cell table:number-rows-spanned="2">
                <text:list text:continue-numbering="true" text:style-name="L5">
                  <text:list-header>
                    <text:p text:style-name="P8"><text:span text:style-name="T6">十一、可能有圍標之嫌或宜注意之現象</text:span></text:p>
                  </text:list-header>
                </text:list>
              </table:table-cell>
            </table:table-row>
            <table:table-row table:style-name="ro1">
              <table:table-cell table:style-name="ce1">
                <text:list text:continue-numbering="true" text:style-name="L5">
                  <text:list-header>
                    <text:p text:style-name="P8"><text:span text:style-name="T6">五、決定招標方式</text:span></text:p>
                  </text:list-header>
                </text:list>
              </table:table-cell>
              <table:covered-table-cell/>
            </table:table-row>
            <table:table-row table:style-name="ro1" table:default-cell-style-name="ce1">
              <table:table-cell>
                <text:list text:continue-numbering="true" text:style-name="L5">
                  <text:list-header>
                    <text:p text:style-name="P8"><text:span text:style-name="T6">六、刊登招標公告</text:span></text:p>
                  </text:list-header>
                </text:list>
              </table:table-cell>
              <table:table-cell>
                <text:list text:continue-numbering="true" text:style-name="L5">
                  <text:list-header>
                    <text:p text:style-name="P8"><text:span text:style-name="T6">十二、履約程序</text:span></text:p>
                  </text:list-header>
                </text:list>
              </table:table-cell>
            </table:table-row>
            <table:table-row table:style-name="ro1" table:default-cell-style-name="ce1">
              <table:table-cell>
                <text:list text:continue-numbering="true" text:style-name="L5">
                  <text:list-header>
                    <text:p text:style-name="P8"><text:span text:style-name="T6">七、領標投標程序</text:span></text:p>
                  </text:list-header>
                </text:list>
              </table:table-cell>
              <table:table-cell>
                <text:list text:continue-numbering="true" text:style-name="L5">
                  <text:list-header>
                    <text:p text:style-name="P8"><text:span text:style-name="T6">十三、其他不法不當行為</text:span></text:p>
                  </text:list-header>
                </text:list>
              </table:table-cell>
            </table:table-row>
          </table:table>
          <draw:image xlink:href="Pictures/TablePreview1.svm" xlink:type="simple" xlink:show="embed" xlink:actuate="onLoad"/>
        </draw:frame>
        <presentation:notes draw:style-name="dp2">
          <draw:page-thumbnail draw:style-name="gr2" draw:layer="layout" svg:width="13.652cm" svg:height="10.239cm" svg:x="2.43cm" svg:y="2.05cm" draw:page-number="2" presentation:class="page"/>
          <draw:frame presentation:style-name="pr5" draw:text-style-name="P6" draw:layer="layout" svg:width="13.569cm" svg:height="12.29cm" svg:x="2.468cm" svg:y="12.973cm" presentation:class="notes" presentation:placeholder="true">
            <draw:text-box/>
          </draw:frame>
        </presentation:notes>
      </draw:page>
      <draw:page draw:name="page3" draw:style-name="dp3" draw:master-page-name="預設" presentation:use-date-time-name="dtd1">
        <draw:custom-shape draw:name="投影片編號版面配置區 5" draw:style-name="gr4"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一 、準備招標文件</text:span></text:p>
              </text:list-header>
            </text:list>
          </draw:text-box>
        </draw:frame>
        <draw:frame presentation:style-name="pr6" draw:text-style-name="P4" draw:layer="layout" svg:width="21.59cm" svg:height="12.735cm" svg:x="1.698cm" svg:y="4.325cm" presentation:class="outline" presentation:user-transformed="true">
          <draw:text-box>
            <text:list text:style-name="L6">
              <text:list-header>
                <text:p text:style-name="P9"><text:span text:style-name="T8">◆</text:span><text:span text:style-name="T9">錯誤態樣：</text:span></text:p>
              </text:list-header>
            </text:list>
            <text:list text:style-name="L7">
              <text:list-header>
                <text:p text:style-name="P9"><text:span text:style-name="T10">(</text:span><text:span text:style-name="T10">一</text:span><text:span text:style-name="T10">)</text:span><text:span text:style-name="T10">擅改法律文字，例如：更改或增列政府採購法</text:span><text:span text:style-name="T10">(</text:span><text:span text:style-name="T10">以下簡稱採購法</text:span><text:span text:style-name="T10">)</text:span><text:span text:style-name="T10">第</text:span><text:span text:style-name="T10">31</text:span><text:span text:style-name="T10">條第</text:span><text:span text:style-name="T10">2</text:span><text:span text:style-name="T10">項</text:span><text:span text:style-name="T11">(</text:span><text:span text:style-name="T10">押標金不予發還</text:span><text:span text:style-name="T11">)</text:span><text:span text:style-name="T10">、第</text:span><text:span text:style-name="T10">101</text:span><text:span text:style-name="T10">條、第</text:span><text:span text:style-name="T10">103</text:span><text:span text:style-name="T10">條</text:span><text:span text:style-name="T11">(</text:span><text:span text:style-name="T10">拒絕往來廠商</text:span><text:span text:style-name="T11">)</text:span><text:span text:style-name="T10">之文字。</text:span><text:span text:style-name="T12">(</text:span><text:span text:style-name="T13">漏列如何處理</text:span><text:span text:style-name="T12">?)</text:span></text:p>
              </text:list-header>
            </text:list>
            <text:list text:style-name="L8">
              <text:list-header>
                <text:p text:style-name="P10"><text:span text:style-name="T10">(</text:span><text:span text:style-name="T10">二</text:span><text:span text:style-name="T10">)</text:span><text:span text:style-name="T10">漏記法規規定：相關法令條文中，定有“</text:span><text:span text:style-name="T14">應明定或應定明者</text:span><text:span text:style-name="T10">，均不得於招標文件中漏記，例如</text:span></text:p>
              </text:list-header>
            </text:list>
            <text:list text:style-name="L9">
              <text:list-item>
                <text:list>
                  <text:list-header>
                    <text:p text:style-name="P11"><text:span text:style-name="T11">1.</text:span><text:span text:style-name="T10">第</text:span><text:span text:style-name="T11">70</text:span><text:span text:style-name="T10">條第</text:span><text:span text:style-name="T11">1</text:span><text:span text:style-name="T10">項：“機關辦理工程採購，</text:span><text:span text:style-name="T15">應明訂</text:span><text:span text:style-name="T10">廠商執行品質管理</text:span><text:span text:style-name="T11">…</text:span><text:span text:style-name="T10">責任”。</text:span></text:p>
                    <text:p text:style-name="P11"><text:span text:style-name="T11">2.</text:span><text:span text:style-name="T10">細則</text:span><text:span text:style-name="T11">38</text:span><text:span text:style-name="T10">規劃、設計及協助審查廠商，</text:span><text:span text:style-name="T15">應不得</text:span><text:span text:style-name="T10">參與後續之採購</text:span></text:p>
                  </text:list-header>
                </text:list>
              </text:list-item>
            </text:list>
          </draw:text-box>
        </draw:frame>
        <presentation:notes draw:style-name="dp2">
          <draw:page-thumbnail draw:style-name="gr2" draw:layer="layout" svg:width="13.652cm" svg:height="10.239cm" svg:x="2.43cm" svg:y="2.05cm" draw:page-number="3" presentation:class="page"/>
          <draw:frame presentation:style-name="pr5" draw:text-style-name="P6" draw:layer="layout" svg:width="13.569cm" svg:height="12.29cm" svg:x="2.468cm" svg:y="12.973cm" presentation:class="notes" presentation:placeholder="true">
            <draw:text-box/>
          </draw:frame>
        </presentation:notes>
      </draw:page>
      <draw:page draw:name="page4" draw:style-name="dp3" draw:master-page-name="預設" presentation:use-date-time-name="dtd1">
        <draw:custom-shape draw:name="投影片編號版面配置區 5" draw:style-name="gr5"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16">一 、準備招標文件</text:span></text:p>
              </text:list-header>
            </text:list>
          </draw:text-box>
        </draw:frame>
        <draw:frame presentation:style-name="pr7" draw:text-style-name="P4" draw:layer="layout" svg:width="23.724cm" svg:height="12.497cm" svg:x="0.838cm" svg:y="4.444cm" presentation:class="outline" presentation:user-transformed="true">
          <draw:text-box>
            <text:list text:style-name="L8">
              <text:list-header>
                <text:p text:style-name="P12"><text:span text:style-name="T17">(</text:span><text:span text:style-name="T17">三</text:span><text:span text:style-name="T17">)</text:span><text:span text:style-name="T17">曲解法規規定，例如：曲解採購法第</text:span><text:span text:style-name="T17">58</text:span><text:span text:style-name="T17">條之執行程序。</text:span></text:p>
                <text:p text:style-name="P13"><text:span text:style-name="T17">(</text:span><text:span text:style-name="T17">四</text:span><text:span text:style-name="T17">)</text:span><text:span text:style-name="T17">違反法規規定，例如：對於機關之決定不得異議。</text:span><text:span text:style-name="T18">(</text:span><text:span text:style-name="T18">註：採購法第</text:span><text:span text:style-name="T18">74</text:span><text:span text:style-name="T18">條、第</text:span><text:span text:style-name="T18">75</text:span><text:span text:style-name="T18">條</text:span><text:span text:style-name="T18">)</text:span></text:p>
                <text:p text:style-name="P14"><text:span text:style-name="T17">(</text:span><text:span text:style-name="T17">五</text:span><text:span text:style-name="T17">)</text:span><text:span text:style-name="T17">不當增列法規所無之規定，例如：規定標封封口蓋騎縫章，否則為無效標；規定投標文件逐頁蓋章，否則為無效標。</text:span><text:span text:style-name="T18">(</text:span><text:span text:style-name="T9">工程會</text:span><text:span text:style-name="T19">09600182563</text:span><text:span text:style-name="T18">註：採購法第</text:span><text:span text:style-name="T18">6</text:span><text:span text:style-name="T18">條、資格標準第</text:span><text:span text:style-name="T18">10</text:span><text:span text:style-name="T18">條</text:span><text:span text:style-name="T18">)</text:span></text:p>
              </text:list-header>
            </text:list>
          </draw:text-box>
        </draw:frame>
        <presentation:notes draw:style-name="dp2">
          <draw:page-thumbnail draw:style-name="gr2" draw:layer="layout" svg:width="13.652cm" svg:height="10.239cm" svg:x="2.43cm" svg:y="2.05cm" draw:page-number="4" presentation:class="page"/>
          <draw:frame presentation:style-name="pr5" draw:text-style-name="P6" draw:layer="layout" svg:width="13.569cm" svg:height="12.29cm" svg:x="2.468cm" svg:y="12.973cm" presentation:class="notes" presentation:placeholder="true">
            <draw:text-box/>
          </draw:frame>
        </presentation:notes>
      </draw:page>
      <draw:page draw:name="page5" draw:style-name="dp3" draw:master-page-name="預設" presentation:use-date-time-name="dtd1">
        <draw:custom-shape draw:name="投影片編號版面配置區 5" draw:style-name="gr6"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一 、準備招標文件</text:span></text:p>
              </text:list-header>
            </text:list>
          </draw:text-box>
        </draw:frame>
        <draw:frame presentation:style-name="pr8" draw:text-style-name="P4" draw:layer="layout" svg:width="22.005cm" svg:height="13cm" svg:x="2.296cm" svg:y="4.524cm" presentation:class="outline" presentation:user-transformed="true">
          <draw:text-box>
            <text:list text:style-name="L8">
              <text:list-header>
                <text:p text:style-name="P15"><text:span text:style-name="T10">(</text:span><text:span text:style-name="T10">六</text:span><text:span text:style-name="T10">)</text:span><text:span text:style-name="T10">依採購法第</text:span><text:span text:style-name="T10">22</text:span><text:span text:style-name="T10">條第</text:span><text:span text:style-name="T10">1</text:span><text:span text:style-name="T10">項第</text:span><text:span text:style-name="T10">9</text:span><text:span text:style-name="T10">款、第</text:span><text:span text:style-name="T10">10</text:span><text:span text:style-name="T10">款及第</text:span><text:span text:style-name="T10">56</text:span><text:span text:style-name="T10">條辦理評選</text:span><text:span text:style-name="T10">(</text:span><text:span text:style-name="T13">不論金額大小</text:span><text:span text:style-name="T10">)</text:span><text:span text:style-name="T10">，未於開標前成立評選委員會。評選委員由代理人出席會議。</text:span><text:span text:style-name="T20">(</text:span><text:span text:style-name="T20">註：採購評選委員會組織準則第</text:span><text:span text:style-name="T20">3</text:span><text:span text:style-name="T20">條、審議規則第</text:span><text:span text:style-name="T20">6</text:span><text:span text:style-name="T20">條</text:span><text:span text:style-name="T20">)</text:span></text:p>
                <text:p text:style-name="P15"><text:span text:style-name="T10">(</text:span><text:span text:style-name="T10">七</text:span><text:span text:style-name="T10">)</text:span><text:span text:style-name="T10">評選優勝者或評定最有利標之評審項目，</text:span><text:span text:style-name="T13">除非是固定費率或公布決標價格者外，未將價格納入</text:span><text:span text:style-name="T10">；或雖將價格納入，但卻單以比較入圍廠商標價之高低為評分基礎，未分析各該廠商標價相對於其他項目評分之</text:span><text:span text:style-name="T13">合理性</text:span><text:span text:style-name="T10">。</text:span><text:span text:style-name="T20">(</text:span><text:span text:style-name="T13">例：以各投標廠商報價平均價作為基準評分</text:span><text:span text:style-name="T20">；註：最有利標評選辦法第</text:span><text:span text:style-name="T20">9</text:span><text:span text:style-name="T20">條除固定金額決標外，應將價格納入</text:span><text:span text:style-name="T20">)</text:span></text:p>
                <text:p text:style-name="P15"><text:span text:style-name="T10">(</text:span><text:span text:style-name="T10">八</text:span><text:span text:style-name="T10">)</text:span><text:span text:style-name="T10">評選優勝者或評定最有利標之評審項目不當或配分與重要性不平衡，例如：規定廠商簡報，</text:span><text:span text:style-name="T10">10</text:span><text:span text:style-name="T10">分鐘之簡報，其配分即占</text:span><text:span text:style-name="T10">20%</text:span><text:span text:style-name="T10">。</text:span><text:span text:style-name="T11">(</text:span><text:span text:style-name="T13">採固定價格給付，組成之合理性配分比重？</text:span><text:span text:style-name="T11">)</text:span></text:p>
              </text:list-header>
            </text:list>
          </draw:text-box>
        </draw:frame>
        <presentation:notes draw:style-name="dp2">
          <draw:page-thumbnail draw:style-name="gr2" draw:layer="layout" svg:width="13.652cm" svg:height="10.239cm" svg:x="2.43cm" svg:y="2.05cm" draw:page-number="5" presentation:class="page"/>
          <draw:frame presentation:style-name="pr5" draw:text-style-name="P6" draw:layer="layout" svg:width="13.569cm" svg:height="12.29cm" svg:x="2.468cm" svg:y="12.973cm" presentation:class="notes" presentation:placeholder="true">
            <draw:text-box/>
          </draw:frame>
        </presentation:notes>
      </draw:page>
      <draw:page draw:name="page6" draw:style-name="dp3" draw:master-page-name="預設" presentation:use-date-time-name="dtd1">
        <draw:custom-shape draw:name="投影片編號版面配置區 5" draw:style-name="gr7"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一 、準備招標文件</text:span></text:p>
              </text:list-header>
            </text:list>
          </draw:text-box>
        </draw:frame>
        <draw:frame presentation:style-name="pr9" draw:text-style-name="P4" draw:layer="layout" svg:width="21.59cm" svg:height="12.634cm" svg:x="2.297cm" svg:y="3.925cm" presentation:class="outline" presentation:user-transformed="true">
          <draw:text-box>
            <text:list text:style-name="L8">
              <text:list-header>
                <text:p text:style-name="P16"><text:span text:style-name="T21">(</text:span><text:span text:style-name="T21">九</text:span><text:span text:style-name="T21">)</text:span><text:span text:style-name="T21">招標文件中之資料錯誤，例如：數量或數據有誤；前後矛盾；引用過時或失效之資料。</text:span><text:span text:style-name="T22">(</text:span><text:span text:style-name="T23">例：工程管理費、空汙費、管線補助費納入標價清單</text:span><text:span text:style-name="T22">；註：行政疏失</text:span><text:span text:style-name="T22">)</text:span></text:p>
                <text:p text:style-name="P16"><text:span text:style-name="T21">(</text:span><text:span text:style-name="T21">十</text:span><text:span text:style-name="T21">)</text:span><text:span text:style-name="T23">招標文件中之履約條款違反公平合理原則</text:span><text:span text:style-name="T21">，例如：履約期限過短；逾期違約金過高。</text:span><text:span text:style-name="T22">(</text:span><text:span text:style-name="T23">例：訂製服裝採購限</text:span><text:span text:style-name="T24">10</text:span><text:span text:style-name="T23">天內交貨</text:span><text:span text:style-name="T22">；註：採購法第</text:span><text:span text:style-name="T22">6</text:span><text:span text:style-name="T22">條</text:span><text:span text:style-name="T22">)</text:span></text:p>
                <text:p text:style-name="P16"><text:span text:style-name="T21">(</text:span><text:span text:style-name="T21">十一</text:span><text:span text:style-name="T21">)</text:span><text:span text:style-name="T21">招標文件過簡，例如：未載明終止或解除契約條件、查驗或驗收條件；未載明依政府採購法令辦理。 </text:span><text:span text:style-name="T22">(</text:span><text:span text:style-name="T23">例：如監視系統維護採購，僅規範逾期違約金，延誤履約情節重大未適當規範</text:span><text:span text:style-name="T22">，註：採購法第</text:span><text:span text:style-name="T22">29</text:span><text:span text:style-name="T22">條第</text:span><text:span text:style-name="T22">3</text:span><text:span text:style-name="T22">項</text:span><text:span text:style-name="T22">)</text:span></text:p>
                <text:p text:style-name="P16"><text:span text:style-name="T21">(</text:span><text:span text:style-name="T21">十二</text:span><text:span text:style-name="T21">)</text:span><text:span text:style-name="T21">未預為防範問題之發生，例如：履約期限為日曆天者未載明特定假日是否計入；未規定廠商投保必要之保險。 </text:span><text:span text:style-name="T22">(</text:span><text:span text:style-name="T23">例：設備採購是否需保險？</text:span><text:span text:style-name="T22">；註：行政疏失</text:span><text:span text:style-name="T22">)</text:span></text:p>
              </text:list-header>
            </text:list>
          </draw:text-box>
        </draw:frame>
        <presentation:notes draw:style-name="dp2">
          <draw:page-thumbnail draw:style-name="gr2" draw:layer="layout" svg:width="13.652cm" svg:height="10.239cm" svg:x="2.43cm" svg:y="2.05cm" draw:page-number="6" presentation:class="page"/>
          <draw:frame presentation:style-name="pr5" draw:text-style-name="P6" draw:layer="layout" svg:width="13.569cm" svg:height="12.29cm" svg:x="2.468cm" svg:y="12.973cm" presentation:class="notes" presentation:placeholder="true">
            <draw:text-box/>
          </draw:frame>
        </presentation:notes>
      </draw:page>
      <draw:page draw:name="page7" draw:style-name="dp3" draw:master-page-name="預設" presentation:use-date-time-name="dtd1">
        <draw:custom-shape draw:name="投影片編號版面配置區 5" draw:style-name="gr8"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一 、準備招標文件</text:span></text:p>
              </text:list-header>
            </text:list>
          </draw:text-box>
        </draw:frame>
        <draw:frame presentation:style-name="pr10" draw:text-style-name="P4" draw:layer="layout" svg:width="21.59cm" svg:height="12.445cm" svg:x="1.901cm" svg:y="4.523cm" presentation:class="outline" presentation:user-transformed="true">
          <draw:text-box>
            <text:list text:style-name="L8">
              <text:list-header>
                <text:p text:style-name="P15"><text:span text:style-name="T11">(</text:span><text:span text:style-name="T10">十三</text:span><text:span text:style-name="T11">)</text:span><text:span text:style-name="T10">意圖規避法規之適用而將案件化整為零招標。 </text:span><text:span text:style-name="T20">(</text:span><text:span text:style-name="T13">例：委任律師追討房地產，究係分別或分批？</text:span><text:span text:style-name="T20">註：採購法第</text:span><text:span text:style-name="T20">14</text:span><text:span text:style-name="T20">條</text:span><text:span text:style-name="T20">)</text:span></text:p>
                <text:p text:style-name="P15"><text:span text:style-name="T11">(</text:span><text:span text:style-name="T10">十四</text:span><text:span text:style-name="T11">)</text:span><text:span text:style-name="T10">認定採購金額之方式錯誤，例如：分批辦理採購，未依各批合計總金額認定其採購金額；</text:span><text:span text:style-name="T13">未將含有選購或後續擴充項目金額計入</text:span><text:span text:style-name="T10">。 </text:span><text:span text:style-name="T20">(</text:span><text:span text:style-name="T20">註：施行細則第</text:span><text:span text:style-name="T20">6</text:span><text:span text:style-name="T20">條</text:span><text:span text:style-name="T20">)</text:span></text:p>
                <text:p text:style-name="P17"><text:span text:style-name="T11">(</text:span><text:span text:style-name="T10">十五</text:span><text:span text:style-name="T11">)</text:span><text:span text:style-name="T10">不當限制競爭，例如：限廠商代表於開標當時必須攜帶與投標文件所用相同之印鑑，否則無權出席。</text:span><text:span text:style-name="T25">(</text:span><text:span text:style-name="T20">採購法第</text:span><text:span text:style-name="T25">6</text:span><text:span text:style-name="T20">條、第</text:span><text:span text:style-name="T25">25</text:span><text:span text:style-name="T20">條、第</text:span><text:span text:style-name="T25">26</text:span><text:span text:style-name="T20">條、第</text:span><text:span text:style-name="T25">28</text:span><text:span text:style-name="T20">條、第</text:span><text:span text:style-name="T25">37</text:span><text:span text:style-name="T20">條等。</text:span><text:span text:style-name="T25">)</text:span></text:p>
                <text:p text:style-name="P17"><text:span text:style-name="T11">(</text:span><text:span text:style-name="T10">十六</text:span><text:span text:style-name="T11">)</text:span><text:span text:style-name="T10">製造不必要之陷阱，例如：可在標價欄位印上「整」字卻不印，而規定廠商未寫「整」字即為無效標。</text:span><text:span text:style-name="T25">(</text:span><text:span text:style-name="T13">限制土石方報價需高於預算價，卻未於標單一併載明</text:span><text:span text:style-name="T20">；同上</text:span><text:span text:style-name="T25">)</text:span></text:p>
              </text:list-header>
            </text:list>
          </draw:text-box>
        </draw:frame>
        <presentation:notes draw:style-name="dp2">
          <draw:page-thumbnail draw:style-name="gr2" draw:layer="layout" svg:width="13.652cm" svg:height="10.239cm" svg:x="2.43cm" svg:y="2.05cm" draw:page-number="7" presentation:class="page"/>
          <draw:frame presentation:style-name="pr5" draw:text-style-name="P6" draw:layer="layout" svg:width="13.569cm" svg:height="12.29cm" svg:x="2.468cm" svg:y="12.973cm" presentation:class="notes" presentation:placeholder="true">
            <draw:text-box/>
          </draw:frame>
        </presentation:notes>
      </draw:page>
      <draw:page draw:name="page8" draw:style-name="dp3" draw:master-page-name="預設" presentation:use-date-time-name="dtd1">
        <draw:custom-shape draw:name="投影片編號版面配置區 5" draw:style-name="gr9"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16">一 、準備招標文件</text:span></text:p>
              </text:list-header>
            </text:list>
          </draw:text-box>
        </draw:frame>
        <draw:frame presentation:style-name="pr7" draw:text-style-name="P4" draw:layer="layout" svg:width="23.724cm" svg:height="12.497cm" svg:x="0.838cm" svg:y="4.444cm" presentation:class="outline" presentation:user-transformed="true">
          <draw:text-box>
            <text:list text:style-name="L8">
              <text:list-header>
                <text:p text:style-name="P18"><text:span text:style-name="T10">（十七）未使用工程會之範本，致錯漏頻生。</text:span><text:span text:style-name="T25">(</text:span><text:span text:style-name="T20">行政疏失、採購契約要項第一點</text:span><text:span text:style-name="T25">)</text:span><text:span text:style-name="T11"> <text:s/></text:span></text:p>
                <text:p text:style-name="P18"><text:span text:style-name="T10">（十八）以單價決標者，未載明預估數量或採購金額上限。</text:span><text:span text:style-name="T25">(</text:span><text:span text:style-name="T13">預防廠商不當報價，造成機關損失？</text:span><text:span text:style-name="T20">；施行細則第</text:span><text:span text:style-name="T25">6</text:span><text:span text:style-name="T20">條第</text:span><text:span text:style-name="T25">1</text:span><text:span text:style-name="T20">項第</text:span><text:span text:style-name="T25">5</text:span><text:span text:style-name="T20">款、第</text:span><text:span text:style-name="T25">64</text:span><text:span text:style-name="T20">條之</text:span><text:span text:style-name="T25">1)</text:span><text:span text:style-name="T11"> </text:span></text:p>
                <text:p text:style-name="P18"><text:span text:style-name="T10">（十九）辦理巨額採購，招標前未簽准預期使用情形、效益目標及效益分析指標、預計採購期程、開始使用日期及使用年限。</text:span></text:p>
              </text:list-header>
            </text:list>
          </draw:text-box>
        </draw:frame>
        <presentation:notes draw:style-name="dp2">
          <draw:page-thumbnail draw:style-name="gr2" draw:layer="layout" svg:width="13.652cm" svg:height="10.239cm" svg:x="2.43cm" svg:y="2.05cm" draw:page-number="8" presentation:class="page"/>
          <draw:frame presentation:style-name="pr5" draw:text-style-name="P6" draw:layer="layout" svg:width="13.569cm" svg:height="12.29cm" svg:x="2.468cm" svg:y="12.973cm" presentation:class="notes" presentation:placeholder="true">
            <draw:text-box/>
          </draw:frame>
        </presentation:notes>
      </draw:page>
      <draw:page draw:name="page9" draw:style-name="dp3" draw:master-page-name="預設" presentation:use-date-time-name="dtd1">
        <draw:custom-shape draw:name="投影片編號版面配置區 5" draw:style-name="gr10"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二、資格限制競爭</text:span></text:p>
              </text:list-header>
            </text:list>
          </draw:text-box>
        </draw:frame>
        <draw:frame presentation:style-name="pr8" draw:text-style-name="P4" draw:layer="layout" svg:width="22.005cm" svg:height="13cm" svg:x="2.098cm" svg:y="4.524cm" presentation:class="outline" presentation:user-transformed="true">
          <draw:text-box>
            <text:list text:style-name="L10">
              <text:list-header>
                <text:p text:style-name="P19"><text:span text:style-name="T8">◆</text:span><text:span text:style-name="T9">錯誤態樣：</text:span></text:p>
              </text:list-header>
            </text:list>
            <text:list text:style-name="L8">
              <text:list-header>
                <text:p text:style-name="P20"><text:span text:style-name="T26">(</text:span><text:span text:style-name="T26">一</text:span><text:span text:style-name="T26">)</text:span><text:span text:style-name="T26">訂定之廠商資格為「投標廠商資格與特殊或巨額採購認定標準」（以下簡稱資格標準）所無或違反或較該標準更嚴格之規定。</text:span><text:span text:style-name="T27">(</text:span><text:span text:style-name="T26">工程會</text:span><text:span text:style-name="T27">8903368)</text:span></text:p>
                <text:p text:style-name="P20"><text:span text:style-name="T28">案例：機關清潔服務採購，履約期間</text:span><text:span text:style-name="T29">3</text:span><text:span text:style-name="T28">年，預算金額為</text:span><text:span text:style-name="T29">3,000</text:span><text:span text:style-name="T28">萬元，廠商特定資格實績規定須於</text:span><text:span text:style-name="T26">截止投標日前五年內，完成與招標標的同性質，其單次契約金額不低於</text:span><text:span text:style-name="T27">1200</text:span><text:span text:style-name="T26">萬元，或累計金額不低於</text:span><text:span text:style-name="T27">3000</text:span><text:span text:style-name="T26">萬元 </text:span><text:span text:style-name="T29">(</text:span><text:span text:style-name="T28">認定標準</text:span><text:span text:style-name="T28">§5-</text:span><text:span text:style-name="T29">3)</text:span><text:span text:style-name="T28">。</text:span></text:p>
                <text:p text:style-name="P20"><text:span text:style-name="T26">(</text:span><text:span text:style-name="T26">二</text:span><text:span text:style-name="T26">)</text:span><text:span text:style-name="T26">非特殊或巨額採購卻規定特定資格。</text:span><text:span text:style-name="T30">(</text:span><text:span text:style-name="T30">註：採購法第</text:span><text:span text:style-name="T30">36</text:span><text:span text:style-name="T30">條第</text:span><text:span text:style-name="T30">2</text:span><text:span text:style-name="T30">項、資格標準第</text:span><text:span text:style-name="T30">5</text:span><text:span text:style-name="T30">條</text:span><text:span text:style-name="T30">-</text:span><text:span text:style-name="T30">特殊或巨額採購始得訂定特定資格</text:span><text:span text:style-name="T30">)</text:span></text:p>
                <text:p text:style-name="P20"><text:span text:style-name="T28">案例：停車場委外經營預算金額為</text:span><text:span text:style-name="T28">5</text:span><text:span text:style-name="T29">00</text:span><text:span text:style-name="T28">萬元，廠商資格規定廠商實收資本額不得低於新臺幣</text:span><text:span text:style-name="T28">1000</text:span><text:span text:style-name="T28">萬元。</text:span></text:p>
                <text:p text:style-name="P20"><text:span text:style-name="T26">(</text:span><text:span text:style-name="T26">三</text:span><text:span text:style-name="T26">)</text:span><text:span text:style-name="T26">訂定特定資格未依該標準評估廠商家數及檢討有無限制競爭。</text:span><text:span text:style-name="T30">(</text:span><text:span text:style-name="T30">註：資格標準第</text:span><text:span text:style-name="T30">13</text:span><text:span text:style-name="T30">條</text:span><text:span text:style-name="T30">)</text:span></text:p>
              </text:list-header>
            </text:list>
          </draw:text-box>
        </draw:frame>
        <presentation:notes draw:style-name="dp2">
          <draw:page-thumbnail draw:style-name="gr2" draw:layer="layout" svg:width="13.652cm" svg:height="10.239cm" svg:x="2.43cm" svg:y="2.05cm" draw:page-number="9" presentation:class="page"/>
          <draw:frame presentation:style-name="pr5" draw:text-style-name="P6" draw:layer="layout" svg:width="13.569cm" svg:height="12.29cm" svg:x="2.468cm" svg:y="12.973cm" presentation:class="notes" presentation:placeholder="true">
            <draw:text-box/>
          </draw:frame>
        </presentation:notes>
      </draw:page>
      <draw:page draw:name="page10" draw:style-name="dp3" draw:master-page-name="預設" presentation:use-date-time-name="dtd1">
        <draw:custom-shape draw:name="投影片編號版面配置區 5" draw:style-name="gr11"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二、資格限制競爭</text:span></text:p>
              </text:list-header>
            </text:list>
          </draw:text-box>
        </draw:frame>
        <draw:frame presentation:style-name="pr11" draw:text-style-name="P4" draw:layer="layout" svg:width="22.648cm" svg:height="12.488cm" svg:x="1.901cm" svg:y="4.926cm" presentation:class="outline" presentation:user-transformed="true">
          <draw:text-box>
            <text:list text:style-name="L8">
              <text:list-header>
                <text:p text:style-name="P21"><text:span text:style-name="T26">(</text:span><text:span text:style-name="T26">四</text:span><text:span text:style-name="T26">)</text:span><text:span text:style-name="T26">過當之資格，例如：乙等營造業承攬限額內之工程卻限甲等營造業方可投標。</text:span><text:span text:style-name="T30">(</text:span><text:span text:style-name="T28">以採購金額訂定廠商資格，對嗎</text:span><text:span text:style-name="T29">?</text:span><text:span text:style-name="T30">註：採購法第</text:span><text:span text:style-name="T30">37</text:span><text:span text:style-name="T30">條第</text:span><text:span text:style-name="T30">1</text:span><text:span text:style-name="T30">項，資格標準第</text:span><text:span text:style-name="T30">3</text:span><text:span text:style-name="T30">條第</text:span><text:span text:style-name="T30">3</text:span><text:span text:style-name="T30">項</text:span><text:span text:style-name="T30">)</text:span></text:p>
                <text:p text:style-name="P21"><text:span text:style-name="T26">(</text:span><text:span text:style-name="T26">五</text:span><text:span text:style-name="T26">)</text:span><text:span text:style-name="T26">限非屬法規規定之團體之會員方可投標，例如：某協會之會員。</text:span><text:span text:style-name="T26">/</text:span><text:span text:style-name="T26">限特定地區公會之會員。</text:span><text:span text:style-name="T26">/</text:span><text:span text:style-name="T26">不當限制特定公會之會員方可投標。</text:span><text:span text:style-name="T30"> </text:span><text:span text:style-name="T30">(</text:span><text:span text:style-name="T30">註：資格標準第</text:span><text:span text:style-name="T30">3</text:span><text:span text:style-name="T30">條第</text:span><text:span text:style-name="T30">1</text:span><text:span text:style-name="T30">項及第</text:span><text:span text:style-name="T30">3</text:span><text:span text:style-name="T30">款及第</text:span><text:span text:style-name="T30">3</text:span><text:span text:style-name="T30">項</text:span><text:span text:style-name="T30">)</text:span></text:p>
                <text:p text:style-name="P21"><text:span text:style-name="T28">案例：資格要求：「中華民國升降設備安全協會會員證影本」、「中華民國資訊軟體協會會員」。</text:span></text:p>
                <text:p text:style-name="P22"><text:span text:style-name="T26">(</text:span><text:span text:style-name="T26">六</text:span><text:span text:style-name="T26">)</text:span><text:span text:style-name="T26">限公部門</text:span><text:span text:style-name="T26">(</text:span><text:span text:style-name="T26">政府機關、公營事業、公立學校</text:span><text:span text:style-name="T26">) </text:span><text:span text:style-name="T26">之實績。</text:span></text:p>
                <text:p text:style-name="P22"><text:span text:style-name="T28">案例：對於特定資格實績規定以承攬公部門實績為限。 </text:span><text:span text:style-name="T28">(</text:span><text:span text:style-name="T28">註：資格標準第</text:span><text:span text:style-name="T28">14</text:span><text:span text:style-name="T28">條</text:span><text:span text:style-name="T28">)</text:span></text:p>
                <text:p text:style-name="P22"><text:span text:style-name="T26">(</text:span><text:span text:style-name="T26">七</text:span><text:span text:style-name="T26">)</text:span><text:span text:style-name="T26">限國內之實績。</text:span><text:span text:style-name="T30"> </text:span><text:span text:style-name="T30">(</text:span><text:span text:style-name="T28">大陸實績可以嗎？工程會</text:span><text:span text:style-name="T29">91014142</text:span><text:span text:style-name="T28">；</text:span><text:span text:style-name="T30">註：資格標準第</text:span><text:span text:style-name="T30">14</text:span><text:span text:style-name="T30">條</text:span><text:span text:style-name="T30">)</text:span></text:p>
              </text:list-header>
            </text:list>
          </draw:text-box>
        </draw:frame>
        <presentation:notes draw:style-name="dp2">
          <draw:page-thumbnail draw:style-name="gr2" draw:layer="layout" svg:width="13.652cm" svg:height="10.239cm" svg:x="2.43cm" svg:y="2.05cm" draw:page-number="10" presentation:class="page"/>
          <draw:frame presentation:style-name="pr5" draw:text-style-name="P6" draw:layer="layout" svg:width="13.569cm" svg:height="12.29cm" svg:x="2.468cm" svg:y="12.973cm" presentation:class="notes" presentation:placeholder="true">
            <draw:text-box/>
          </draw:frame>
        </presentation:notes>
      </draw:page>
      <draw:page draw:name="page11" draw:style-name="dp3" draw:master-page-name="預設" presentation:use-date-time-name="dtd1">
        <draw:custom-shape draw:name="投影片編號版面配置區 5" draw:style-name="gr12"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二、資格限制競爭</text:span></text:p>
              </text:list-header>
            </text:list>
          </draw:text-box>
        </draw:frame>
        <draw:frame presentation:style-name="pr12" draw:text-style-name="P4" draw:layer="layout" svg:width="22.648cm" svg:height="13.758cm" svg:x="1.698cm" svg:y="4.123cm" presentation:class="outline" presentation:user-transformed="true">
          <draw:text-box>
            <text:list text:style-name="L8">
              <text:list-header>
                <text:p text:style-name="P23"><text:span text:style-name="T26">(</text:span><text:span text:style-name="T26">八</text:span><text:span text:style-name="T26">)</text:span><text:span text:style-name="T26">限特定地區公會之會員。</text:span><text:span text:style-name="T30"> </text:span><text:span text:style-name="T30">(</text:span><text:span text:style-name="T30">註：採購法第</text:span><text:span text:style-name="T30">37</text:span><text:span text:style-name="T30">條第</text:span><text:span text:style-name="T30">1</text:span><text:span text:style-name="T30">項，資格標準第</text:span><text:span text:style-name="T30">3</text:span><text:span text:style-name="T30">條第</text:span><text:span text:style-name="T30">1</text:span><text:span text:style-name="T30">項第</text:span><text:span text:style-name="T30">3</text:span><text:span text:style-name="T30">款</text:span><text:span text:style-name="T30">)</text:span></text:p>
                <text:p text:style-name="P23"><text:span text:style-name="T26">(</text:span><text:span text:style-name="T26">九</text:span><text:span text:style-name="T26">)</text:span><text:span text:style-name="T26">不當限制特定公會之會員方可投標。</text:span><text:span text:style-name="T30"> </text:span><text:span text:style-name="T30">(</text:span><text:span text:style-name="T28">資格要求：限定加入「台中市建築師公會」</text:span><text:span text:style-name="T30">註：資格標準第</text:span><text:span text:style-name="T30">3</text:span><text:span text:style-name="T30">條第</text:span><text:span text:style-name="T31">6</text:span><text:span text:style-name="T30">項</text:span><text:span text:style-name="T31">)</text:span></text:p>
                <text:p text:style-name="P23"><text:span text:style-name="T26">(</text:span><text:span text:style-name="T26">十</text:span><text:span text:style-name="T26">)</text:span><text:span text:style-name="T26">繳納營業稅證明限當期者。</text:span><text:span text:style-name="T30"> </text:span><text:span text:style-name="T30">(</text:span><text:span text:style-name="T30">註：資格標準第</text:span><text:span text:style-name="T30">3</text:span><text:span text:style-name="T30">條第</text:span><text:span text:style-name="T30">5</text:span><text:span text:style-name="T30">項</text:span><text:span text:style-name="T30">)</text:span></text:p>
                <text:p text:style-name="P24"><text:span text:style-name="T26">(</text:span><text:span text:style-name="T26">十一</text:span><text:span text:style-name="T26">)</text:span><text:span text:style-name="T26">信用證明限公告日後所取得者。</text:span><text:span text:style-name="T30">(</text:span><text:span text:style-name="T32">廠商提出最近一年無退票紀錄證明，註記已辦妥清償者，是否為有效標？</text:span><text:span text:style-name="T33">工程會</text:span><text:span text:style-name="T34">09500301050</text:span></text:p>
                <text:p text:style-name="P23"><text:span text:style-name="T30">註：資格標準第</text:span><text:span text:style-name="T30">4</text:span><text:span text:style-name="T30">條第</text:span><text:span text:style-name="T30">1</text:span><text:span text:style-name="T30">項第</text:span><text:span text:style-name="T30">5</text:span><text:span text:style-name="T30">款</text:span><text:span text:style-name="T30">)</text:span></text:p>
                <text:p text:style-name="P23"><text:span text:style-name="T26">(</text:span><text:span text:style-name="T26">十二</text:span><text:span text:style-name="T26">)</text:span><text:span text:style-name="T26">資本額限公告日前者。 </text:span><text:span text:style-name="T30">(</text:span><text:span text:style-name="T30">註：資格標準第</text:span><text:span text:style-name="T30">5</text:span><text:span text:style-name="T30">條第</text:span><text:span text:style-name="T30">1</text:span><text:span text:style-name="T30">項第</text:span><text:span text:style-name="T30">3</text:span><text:span text:style-name="T30">款</text:span><text:span text:style-name="T30">)</text:span></text:p>
                <text:p text:style-name="P23"><text:span text:style-name="T26">(</text:span><text:span text:style-name="T26">十三</text:span><text:span text:style-name="T26">)</text:span><text:span text:style-name="T26">限取得</text:span><text:span text:style-name="T27">ISO9000</text:span><text:span text:style-name="T26">系列驗證者。</text:span><text:span text:style-name="T30">(</text:span><text:span text:style-name="T30">註：採購法第</text:span><text:span text:style-name="T30">6</text:span><text:span text:style-name="T30">條第</text:span><text:span text:style-name="T30">1</text:span><text:span text:style-name="T30">項，</text:span><text:span text:style-name="T35">依工程會工程企字第</text:span><text:span text:style-name="T36">10000461290</text:span><text:span text:style-name="T35">號函得為特定資格文件「具有符合國際或國家品質管理之驗證文件」</text:span><text:span text:style-name="T30">)</text:span></text:p>
                <text:p text:style-name="P23"><text:span text:style-name="T26">(</text:span><text:span text:style-name="T26">十四</text:span><text:span text:style-name="T26">)</text:span><text:span text:style-name="T26">投標當時即必須於指定地區設有分公司或維護站。</text:span><text:span text:style-name="T30">(</text:span><text:span text:style-name="T28">招標文件規定得標廠商須提供當地二處以上供應點，可以嗎？</text:span><text:span text:style-name="T30">，註：資格標準第</text:span><text:span text:style-name="T30">4</text:span><text:span text:style-name="T30">條第</text:span><text:span text:style-name="T30">1</text:span><text:span text:style-name="T30">項第</text:span><text:span text:style-name="T30">4</text:span><text:span text:style-name="T30">款</text:span><text:span text:style-name="T30">)</text:span></text:p>
              </text:list-header>
            </text:list>
          </draw:text-box>
        </draw:frame>
        <presentation:notes draw:style-name="dp2">
          <draw:page-thumbnail draw:style-name="gr2" draw:layer="layout" svg:width="13.652cm" svg:height="10.239cm" svg:x="2.43cm" svg:y="2.05cm" draw:page-number="11" presentation:class="page"/>
          <draw:frame presentation:style-name="pr5" draw:text-style-name="P6" draw:layer="layout" svg:width="13.569cm" svg:height="12.29cm" svg:x="2.468cm" svg:y="12.973cm" presentation:class="notes" presentation:placeholder="true">
            <draw:text-box/>
          </draw:frame>
        </presentation:notes>
      </draw:page>
      <draw:page draw:name="page12" draw:style-name="dp3" draw:master-page-name="預設" presentation:use-date-time-name="dtd1">
        <draw:custom-shape draw:name="投影片編號版面配置區 5" draw:style-name="gr13"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二、資格限制競爭</text:span></text:p>
              </text:list-header>
            </text:list>
          </draw:text-box>
        </draw:frame>
        <draw:frame presentation:style-name="pr13" draw:text-style-name="P4" draw:layer="layout" svg:width="22.014cm" svg:height="13.37cm" svg:x="2.297cm" svg:y="4.326cm" presentation:class="outline" presentation:user-transformed="true">
          <draw:text-box>
            <text:list text:style-name="L8">
              <text:list-header>
                <text:p text:style-name="P23"><text:span text:style-name="T26">(</text:span><text:span text:style-name="T26">十五</text:span><text:span text:style-name="T26">)</text:span><text:span text:style-name="T26">限定投標廠商之所在地。 </text:span><text:span text:style-name="T30">(</text:span><text:span text:style-name="T30">註：資格標準第</text:span><text:span text:style-name="T30">15</text:span><text:span text:style-name="T30">條</text:span><text:span text:style-name="T30">)</text:span></text:p>
                <text:p text:style-name="P23"><text:span text:style-name="T26">(</text:span><text:span text:style-name="T26">十六</text:span><text:span text:style-name="T26">)</text:span><text:span text:style-name="T26">投標當時即必須擁有指定之設備。</text:span><text:span text:style-name="T30">(</text:span><text:span text:style-name="T28">建立掃描圖檔採購，評審項目「廠商具備掃圖及看圖設備」比重</text:span><text:span text:style-name="T29">40%</text:span><text:span text:style-name="T28">？</text:span><text:span text:style-name="T30">註：資格標準第</text:span><text:span text:style-name="T30">5</text:span><text:span text:style-name="T30">條第</text:span><text:span text:style-name="T30">1</text:span><text:span text:style-name="T30">項第</text:span><text:span text:style-name="T30">4</text:span><text:span text:style-name="T30">款</text:span><text:span text:style-name="T30">)</text:span></text:p>
                <text:p text:style-name="P25"><text:span text:style-name="T26">(</text:span><text:span text:style-name="T26">十七</text:span><text:span text:style-name="T26">)</text:span><text:span text:style-name="T26">不考慮資格文件之性質而規定廠商檢附正本。</text:span><text:span text:style-name="T30">(</text:span><text:span text:style-name="T30">註：資格標準第</text:span><text:span text:style-name="T30">10</text:span><text:span text:style-name="T30">條第</text:span><text:span text:style-name="T30">1</text:span><text:span text:style-name="T30">項</text:span><text:span text:style-name="T30">)</text:span></text:p>
                <text:p text:style-name="P25"><text:span text:style-name="T26">(</text:span><text:span text:style-name="T26">十八</text:span><text:span text:style-name="T26">)</text:span><text:span text:style-name="T26">限開標當時必須攜帶資格文件正本。</text:span><text:span text:style-name="T30"> </text:span><text:span text:style-name="T30">(</text:span><text:span text:style-name="T30">註：同上</text:span><text:span text:style-name="T31">)</text:span></text:p>
                <text:p text:style-name="P25"><text:span text:style-name="T26">(</text:span><text:span text:style-name="T26">十九</text:span><text:span text:style-name="T26">)</text:span><text:span text:style-name="T26">以已停止使用之投標比價證明書為廠商資格文件。</text:span><text:span text:style-name="T30"> </text:span><text:span text:style-name="T30">(</text:span><text:span text:style-name="T30">註：非屬資格標準第</text:span><text:span text:style-name="T30">2</text:span><text:span text:style-name="T30">條至第</text:span><text:span text:style-name="T30">5</text:span><text:span text:style-name="T30">條規定範圍</text:span><text:span text:style-name="T30">)</text:span></text:p>
                <text:p text:style-name="P25"><text:span text:style-name="T26">(</text:span><text:span text:style-name="T26">二十</text:span><text:span text:style-name="T26">)</text:span><text:span text:style-name="T28">投標時</text:span><text:span text:style-name="T26">須檢附原廠製造證明、原廠代理證明、原廠願意供應證明、原廠品質保證書。</text:span><text:span text:style-name="T30">(</text:span><text:span text:style-name="T30">註：非屬資格標準第</text:span><text:span text:style-name="T30">2</text:span><text:span text:style-name="T30">條至第</text:span><text:span text:style-name="T30">5</text:span><text:span text:style-name="T30">條規定範圍、採購法第</text:span><text:span text:style-name="T30">37</text:span><text:span text:style-name="T30">條</text:span><text:span text:style-name="T30">)</text:span></text:p>
                <text:p text:style-name="P26"><text:span text:style-name="T30"/></text:p>
              </text:list-header>
            </text:list>
          </draw:text-box>
        </draw:frame>
        <presentation:notes draw:style-name="dp2">
          <draw:page-thumbnail draw:style-name="gr2" draw:layer="layout" svg:width="13.652cm" svg:height="10.239cm" svg:x="2.43cm" svg:y="2.05cm" draw:page-number="12" presentation:class="page"/>
          <draw:frame presentation:style-name="pr5" draw:text-style-name="P6" draw:layer="layout" svg:width="13.569cm" svg:height="12.29cm" svg:x="2.468cm" svg:y="12.973cm" presentation:class="notes" presentation:placeholder="true">
            <draw:text-box/>
          </draw:frame>
        </presentation:notes>
      </draw:page>
      <draw:page draw:name="page13" draw:style-name="dp3" draw:master-page-name="預設" presentation:use-date-time-name="dtd1">
        <draw:custom-shape draw:name="投影片編號版面配置區 5" draw:style-name="gr14"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二、資格限制競爭</text:span></text:p>
              </text:list-header>
            </text:list>
          </draw:text-box>
        </draw:frame>
        <draw:frame presentation:style-name="pr6" draw:text-style-name="P4" draw:layer="layout" svg:width="21.166cm" svg:height="12.735cm" svg:x="2.699cm" svg:y="4.925cm" presentation:class="outline" presentation:user-transformed="true">
          <draw:text-box>
            <text:list text:style-name="L8">
              <text:list-header>
                <text:p text:style-name="P25"><text:span text:style-name="T26">(</text:span><text:span text:style-name="T26">二十一</text:span><text:span text:style-name="T26">)</text:span><text:span text:style-name="T26">以小綁大，例如：規定重要項目之分包廠商必須具備某一特定之資格條件，而具備該資格條件之分包廠商甚少；規定投標廠商投標時須取得特定材料供應商之授權同意書。</text:span><text:span text:style-name="T30">(</text:span><text:span text:style-name="T28">例橋樑新建工程規定須具土石處理之分包廠商</text:span><text:span text:style-name="T30">；註：採購法第</text:span><text:span text:style-name="T30">6</text:span><text:span text:style-name="T30">條、第</text:span><text:span text:style-name="T30">37</text:span><text:span text:style-name="T30">條</text:span><text:span text:style-name="T30">)</text:span></text:p>
                <text:p text:style-name="P25"><text:span text:style-name="T26">(</text:span><text:span text:style-name="T26">二十二</text:span><text:span text:style-name="T26">)</text:span><text:span text:style-name="T26">規定之資格與履約能力無關，例如：採購病床時規定投標廠商須具備藥商許可執照。</text:span><text:span text:style-name="T30">(</text:span><text:span text:style-name="T30">註：採購法第</text:span><text:span text:style-name="T30">37</text:span><text:span text:style-name="T30">條</text:span><text:span text:style-name="T30">)</text:span></text:p>
                <text:p text:style-name="P25"><text:span text:style-name="T26">(</text:span><text:span text:style-name="T26">二十三</text:span><text:span text:style-name="T26">)</text:span><text:span text:style-name="T26">限定國內廠商投標時須檢附與國外廠商技術合作之證明。</text:span><text:span text:style-name="T30">(</text:span><text:span text:style-name="T30">註：採購法第</text:span><text:span text:style-name="T30">37</text:span><text:span text:style-name="T30">條第</text:span><text:span text:style-name="T30">1</text:span><text:span text:style-name="T30">項，資格標準第</text:span><text:span text:style-name="T30">3</text:span><text:span text:style-name="T30">條至第</text:span><text:span text:style-name="T30">5</text:span><text:span text:style-name="T30">條</text:span><text:span text:style-name="T30">)</text:span></text:p>
                <text:p text:style-name="P25"><text:span text:style-name="T30"/></text:p>
              </text:list-header>
            </text:list>
          </draw:text-box>
        </draw:frame>
        <presentation:notes draw:style-name="dp2">
          <draw:page-thumbnail draw:style-name="gr2" draw:layer="layout" svg:width="13.652cm" svg:height="10.239cm" svg:x="2.43cm" svg:y="2.05cm" draw:page-number="13" presentation:class="page"/>
          <draw:frame presentation:style-name="pr5" draw:text-style-name="P6" draw:layer="layout" svg:width="13.569cm" svg:height="12.29cm" svg:x="2.468cm" svg:y="12.973cm" presentation:class="notes" presentation:placeholder="true">
            <draw:text-box/>
          </draw:frame>
        </presentation:notes>
      </draw:page>
      <draw:page draw:name="page14" draw:style-name="dp3" draw:master-page-name="預設" presentation:use-date-time-name="dtd1">
        <draw:custom-shape draw:name="投影片編號版面配置區 5" draw:style-name="gr15"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三、規格限制競爭</text:span></text:p>
              </text:list-header>
            </text:list>
          </draw:text-box>
        </draw:frame>
        <draw:frame presentation:style-name="pr14" draw:text-style-name="P4" draw:layer="layout" svg:width="21.379cm" svg:height="12.523cm" svg:x="2.499cm" svg:y="4.722cm" presentation:class="outline" presentation:user-transformed="true">
          <draw:text-box>
            <text:list text:style-name="L8">
              <text:list-header>
                <text:p text:style-name="P27"><text:span text:style-name="T8">◆</text:span><text:span text:style-name="T9">錯誤態樣：</text:span></text:p>
                <text:p text:style-name="P28"><text:span text:style-name="T26">(</text:span><text:span text:style-name="T26">一</text:span><text:span text:style-name="T26">)</text:span><text:span text:style-name="T26">抄襲特定廠商之規格資料。 </text:span><text:span text:style-name="T30">(</text:span><text:span text:style-name="T30">註：採購法第</text:span><text:span text:style-name="T30">26</text:span><text:span text:style-name="T30">條</text:span><text:span text:style-name="T30">)</text:span></text:p>
                <text:p text:style-name="P28"><text:span text:style-name="T26">(</text:span><text:span text:style-name="T26">二</text:span><text:span text:style-name="T26">)</text:span><text:span text:style-name="T26">超出需求或與需求無關之規格。</text:span><text:span text:style-name="T30">(</text:span><text:span text:style-name="T30">註：採購法第</text:span><text:span text:style-name="T30">26</text:span><text:span text:style-name="T30">條，施行細則第</text:span><text:span text:style-name="T30">25</text:span><text:span text:style-name="T30">條</text:span><text:span text:style-name="T30">)</text:span></text:p>
                <text:p text:style-name="P28"><text:span text:style-name="T26">(</text:span><text:span text:style-name="T26">三</text:span><text:span text:style-name="T26">)</text:span><text:span text:style-name="T26">公告金額以上之採購指定特定廠牌之規格或型號或特定國家或協會之標準而未允許同等品。 </text:span><text:span text:style-name="T30">(</text:span><text:span text:style-name="T28">鋼骨油漆指定進口奈米油漆</text:span><text:span text:style-name="T30">，註：採購法第</text:span><text:span text:style-name="T30">26</text:span><text:span text:style-name="T30">條</text:span><text:span text:style-name="T30">) </text:span></text:p>
                <text:p text:style-name="P28"><text:span text:style-name="T26">(</text:span><text:span text:style-name="T26">四</text:span><text:span text:style-name="T26">)</text:span><text:span text:style-name="T26">型錄須蓋代理廠商之章。</text:span><text:span text:style-name="T30">(</text:span><text:span text:style-name="T30">註：採購法第</text:span><text:span text:style-name="T30">6</text:span><text:span text:style-name="T30">條、第</text:span><text:span text:style-name="T30">26</text:span><text:span text:style-name="T30">條</text:span><text:span text:style-name="T30">)</text:span></text:p>
                <text:p text:style-name="P28"><text:span text:style-name="T26">(</text:span><text:span text:style-name="T26">五</text:span><text:span text:style-name="T26">)</text:span><text:span text:style-name="T26">型錄須為正本。</text:span><text:span text:style-name="T30">(</text:span><text:span text:style-name="T30">註：同上</text:span><text:span text:style-name="T30">)</text:span></text:p>
                <text:p text:style-name="P28"><text:span text:style-name="T26">(</text:span><text:span text:style-name="T26">六</text:span><text:span text:style-name="T26">)</text:span><text:span text:style-name="T26">限型錄上之規格必須與招標規格一字不差。</text:span><text:span text:style-name="T30">(</text:span><text:span text:style-name="T30">註：同上</text:span><text:span text:style-name="T30">)</text:span></text:p>
                <text:p text:style-name="P28"><text:span text:style-name="T26">(</text:span><text:span text:style-name="T26">七</text:span><text:span text:style-name="T26">)</text:span><text:span text:style-name="T26">不論產品大小都要有型錄。</text:span><text:span text:style-name="T30">(</text:span><text:span text:style-name="T30">註：同上</text:span><text:span text:style-name="T30">)</text:span></text:p>
                <text:p text:style-name="P28"><text:span text:style-name="T26">(</text:span><text:span text:style-name="T26">八</text:span><text:span text:style-name="T26">)</text:span><text:span text:style-name="T26">非屬必要卻限不同組件須由相同廠牌所組成。</text:span><text:span text:style-name="T30">(</text:span><text:span text:style-name="T30">註：採購法第</text:span><text:span text:style-name="T30">26</text:span><text:span text:style-name="T30">條，工程會</text:span><text:span text:style-name="T30">90</text:span><text:span text:style-name="T30">年</text:span><text:span text:style-name="T30">11</text:span><text:span text:style-name="T30">月</text:span><text:span text:style-name="T30">9</text:span><text:span text:style-name="T30">日工程企字第</text:span><text:span text:style-name="T30">90043793</text:span><text:span text:style-name="T30">號令</text:span><text:span text:style-name="T30">)</text:span></text:p>
              </text:list-header>
            </text:list>
          </draw:text-box>
        </draw:frame>
        <presentation:notes draw:style-name="dp2">
          <draw:page-thumbnail draw:style-name="gr2" draw:layer="layout" svg:width="13.652cm" svg:height="10.239cm" svg:x="2.43cm" svg:y="2.05cm" draw:page-number="14" presentation:class="page"/>
          <draw:frame presentation:style-name="pr5" draw:text-style-name="P6" draw:layer="layout" svg:width="13.569cm" svg:height="12.29cm" svg:x="2.468cm" svg:y="12.973cm" presentation:class="notes" presentation:placeholder="true">
            <draw:text-box/>
          </draw:frame>
        </presentation:notes>
      </draw:page>
      <draw:page draw:name="page15" draw:style-name="dp3" draw:master-page-name="預設" presentation:use-date-time-name="dtd1">
        <draw:custom-shape draw:name="投影片編號版面配置區 5" draw:style-name="gr16"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三、規格限制競爭</text:span></text:p>
              </text:list-header>
            </text:list>
          </draw:text-box>
        </draw:frame>
        <draw:frame presentation:style-name="pr15" draw:text-style-name="P4" draw:layer="layout" svg:width="21.807cm" svg:height="13.004cm" svg:x="2.296cm" svg:y="4.723cm" presentation:class="outline" presentation:user-transformed="true">
          <draw:text-box>
            <text:list text:style-name="L8">
              <text:list-header>
                <text:p text:style-name="P28"><text:span text:style-name="T26">(</text:span><text:span text:style-name="T26">九</text:span><text:span text:style-name="T26">)</text:span><text:span text:style-name="T26">限取得正字標記而未允許同等品競標，或以</text:span><text:span text:style-name="T27">ISO9000</text:span><text:span text:style-name="T26">系列驗證證書作為產品規範。 </text:span><text:span text:style-name="T30">(</text:span><text:span text:style-name="T30">註：採購法第</text:span><text:span text:style-name="T30">26</text:span><text:span text:style-name="T30">條，工程會</text:span><text:span text:style-name="T30">88</text:span><text:span text:style-name="T30">年</text:span><text:span text:style-name="T30">9</text:span><text:span text:style-name="T30">月</text:span><text:span text:style-name="T30">4</text:span><text:span text:style-name="T30">日工程企字第</text:span><text:span text:style-name="T30">8814260</text:span><text:span text:style-name="T30">號函釋、</text:span><text:span text:style-name="T30">88</text:span><text:span text:style-name="T30">年</text:span><text:span text:style-name="T30">10</text:span><text:span text:style-name="T30">月</text:span><text:span text:style-name="T30">27</text:span><text:span text:style-name="T30">日工程企字第</text:span><text:span text:style-name="T30">8816968</text:span><text:span text:style-name="T30">號函釋。</text:span><text:span text:style-name="T30">)</text:span></text:p>
                <text:p text:style-name="P28"><text:span text:style-name="T26">(</text:span><text:span text:style-name="T26">十</text:span><text:span text:style-name="T26">)</text:span><text:span text:style-name="T26">所標示參考之廠牌不具普遍性或競爭性，例如：同一代理商代理；雖由不同代理商代理而該等代理商間因屬家族或關係企業而不具競爭性；已不製造；參考之廠牌空有其名而無法聯絡，致生同等品爭議。</text:span><text:span text:style-name="T30">(</text:span><text:span text:style-name="T30">註：採購法第</text:span><text:span text:style-name="T30">26</text:span><text:span text:style-name="T30">條，施行細則第</text:span><text:span text:style-name="T30">25</text:span><text:span text:style-name="T30">條</text:span><text:span text:style-name="T30">)</text:span></text:p>
                <text:p text:style-name="P28"><text:span text:style-name="T26">(</text:span><text:span text:style-name="T26">十一</text:span><text:span text:style-name="T26">)</text:span><text:span text:style-name="T26">公告金額以上之採購指定進口品。</text:span><text:span text:style-name="T30"> </text:span><text:span text:style-name="T30">(</text:span><text:span text:style-name="T30">註：採購法第</text:span><text:span text:style-name="T30">6</text:span><text:span text:style-name="T30">條、第</text:span><text:span text:style-name="T30">26</text:span><text:span text:style-name="T30">條第</text:span><text:span text:style-name="T30">3</text:span><text:span text:style-name="T30">項</text:span><text:span text:style-name="T30">)</text:span></text:p>
                <text:p text:style-name="P28"><text:span text:style-name="T26">(</text:span><text:span text:style-name="T26">十二</text:span><text:span text:style-name="T26">)</text:span><text:span text:style-name="T26">公告金額以上之採購，無條約協定關係卻指定特定國家之進口品。 </text:span><text:span text:style-name="T30">(</text:span><text:span text:style-name="T30">註：同上</text:span><text:span text:style-name="T30">)</text:span></text:p>
                <text:p text:style-name="P28"><text:span text:style-name="T26">(</text:span><text:span text:style-name="T26">十三</text:span><text:span text:style-name="T26">)</text:span><text:span text:style-name="T26">引用已停止使用之內政部七十一台內營字第七七六七九號函及七十四台內營字第三五七四三八號函「有關建材同等品之定義及使用時機案」之規定。</text:span><text:span text:style-name="T30">(</text:span><text:span text:style-name="T30">註：採購法第</text:span><text:span text:style-name="T30">3</text:span><text:span text:style-name="T30">條</text:span><text:span text:style-name="T30">)</text:span></text:p>
              </text:list-header>
            </text:list>
          </draw:text-box>
        </draw:frame>
        <presentation:notes draw:style-name="dp2">
          <draw:page-thumbnail draw:style-name="gr2" draw:layer="layout" svg:width="13.652cm" svg:height="10.239cm" svg:x="2.43cm" svg:y="2.05cm" draw:page-number="15" presentation:class="page"/>
          <draw:frame presentation:style-name="pr5" draw:text-style-name="P6" draw:layer="layout" svg:width="13.569cm" svg:height="12.29cm" svg:x="2.468cm" svg:y="12.973cm" presentation:class="notes" presentation:placeholder="true">
            <draw:text-box/>
          </draw:frame>
        </presentation:notes>
      </draw:page>
      <draw:page draw:name="page16" draw:style-name="dp3" draw:master-page-name="預設" presentation:use-date-time-name="dtd1">
        <draw:custom-shape draw:name="投影片編號版面配置區 5" draw:style-name="gr17"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四、押標金保證金</text:span></text:p>
              </text:list-header>
            </text:list>
          </draw:text-box>
        </draw:frame>
        <draw:frame presentation:style-name="pr7" draw:text-style-name="P4" draw:layer="layout" svg:width="21.4cm" svg:height="12.497cm" svg:x="2.099cm" svg:y="3.725cm" presentation:class="outline" presentation:user-transformed="true">
          <draw:text-box>
            <text:list text:style-name="L6">
              <text:list-header>
                <text:p text:style-name="P9"><text:span text:style-name="T20">◆</text:span><text:span text:style-name="T37">錯誤態樣：</text:span></text:p>
              </text:list-header>
            </text:list>
            <text:list text:style-name="L7">
              <text:list-header>
                <text:p text:style-name="P9"><text:span text:style-name="T10">(</text:span><text:span text:style-name="T10">一</text:span><text:span text:style-name="T10">)</text:span><text:span text:style-name="T10">違反採購法第</text:span><text:span text:style-name="T10">30</text:span><text:span text:style-name="T10">條第</text:span><text:span text:style-name="T10">2</text:span><text:span text:style-name="T10">項規定限制押標金保證金之繳納方式。</text:span></text:p>
              </text:list-header>
            </text:list>
            <text:list text:style-name="L8">
              <text:list-header>
                <text:p text:style-name="P10"><text:span text:style-name="T10">(</text:span><text:span text:style-name="T10">二</text:span><text:span text:style-name="T10">)</text:span><text:span text:style-name="T10">押標金金額逾規定上限。 </text:span><text:span text:style-name="T20">(</text:span><text:span text:style-name="T13">廠商繳納押標金不足，未經廠商說明即判定為不合格標？</text:span><text:span text:style-name="T20">註：押標金保證金暨其他擔保作業辦法第</text:span><text:span text:style-name="T20">9</text:span><text:span text:style-name="T20">條</text:span><text:span text:style-name="T20">-5%</text:span><text:span text:style-name="T20">為原則，不逾</text:span><text:span text:style-name="T20">5</text:span><text:span text:style-name="T20">千萬元</text:span><text:span text:style-name="T20">)</text:span></text:p>
                <text:p text:style-name="P29"><text:span text:style-name="T10">(</text:span><text:span text:style-name="T10">三</text:span><text:span text:style-name="T10">)</text:span><text:span text:style-name="T13">拒絕接受未載明受款人之銀行支票。</text:span><text:span text:style-name="T10"> </text:span><text:span text:style-name="T20">(</text:span><text:span text:style-name="T13">押標金抬頭未填招標機關全名，如台中市環保局，是否有效？</text:span><text:span text:style-name="T20">註：押保辦法第</text:span><text:span text:style-name="T20">7</text:span><text:span text:style-name="T20">條第</text:span><text:span text:style-name="T20">1</text:span><text:span text:style-name="T20">項</text:span><text:span text:style-name="T20">-</text:span><text:span text:style-name="T20">以執票人為受款人，仍得接受</text:span><text:span text:style-name="T20">)</text:span></text:p>
              </text:list-header>
            </text:list>
          </draw:text-box>
        </draw:frame>
        <presentation:notes draw:style-name="dp2">
          <draw:page-thumbnail draw:style-name="gr2" draw:layer="layout" svg:width="13.652cm" svg:height="10.239cm" svg:x="2.43cm" svg:y="2.05cm" draw:page-number="16" presentation:class="page"/>
          <draw:frame presentation:style-name="pr5" draw:text-style-name="P6" draw:layer="layout" svg:width="13.569cm" svg:height="12.29cm" svg:x="2.468cm" svg:y="12.973cm" presentation:class="notes" presentation:placeholder="true">
            <draw:text-box/>
          </draw:frame>
        </presentation:notes>
      </draw:page>
      <draw:page draw:name="page17" draw:style-name="dp3" draw:master-page-name="預設" presentation:use-date-time-name="dtd1">
        <draw:custom-shape draw:name="投影片編號版面配置區 5" draw:style-name="gr18"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四、押標金保證金</text:span></text:p>
              </text:list-header>
            </text:list>
          </draw:text-box>
        </draw:frame>
        <draw:frame presentation:style-name="pr16" draw:text-style-name="P4" draw:layer="layout" svg:width="21.59cm" svg:height="12.647cm" svg:x="1.698cm" svg:y="4.122cm" presentation:class="outline" presentation:user-transformed="true">
          <draw:text-box>
            <text:list text:style-name="L8">
              <text:list-header>
                <text:p text:style-name="P30"><text:span text:style-name="T38">(</text:span><text:span text:style-name="T38">四</text:span><text:span text:style-name="T38">)</text:span><text:span text:style-name="T38">未規定廠商以現金繳納押標金者，應於截止投標期限前繳納至機關指定之收受處所或帳戶。 </text:span><text:span text:style-name="T9">(</text:span><text:span text:style-name="T39">廠商投標文件內未附押標金，即判為不合格標。</text:span><text:span text:style-name="T9">註：押保辦法第</text:span><text:span text:style-name="T9">6</text:span><text:span text:style-name="T9">條第</text:span><text:span text:style-name="T9">1</text:span><text:span text:style-name="T9">項</text:span><text:span text:style-name="T9">)</text:span></text:p>
                <text:p text:style-name="P30"><text:span text:style-name="T38">(</text:span><text:span text:style-name="T38">五</text:span><text:span text:style-name="T38">)</text:span><text:span text:style-name="T38">截止投標期限後允許廠商補繳納押標金。 </text:span><text:span text:style-name="T9">(</text:span><text:span text:style-name="T9">註：押保辦法第</text:span><text:span text:style-name="T9">6</text:span><text:span text:style-name="T9">條第</text:span><text:span text:style-name="T9">1</text:span><text:span text:style-name="T9">項</text:span><text:span text:style-name="T9">-</text:span><text:span text:style-name="T9">應於截標前繳納</text:span><text:span text:style-name="T9">)</text:span></text:p>
                <text:p text:style-name="P30"><text:span text:style-name="T40">(</text:span><text:span text:style-name="T38">六</text:span><text:span text:style-name="T40">)</text:span><text:span text:style-name="T38">未依採購法第三十一條第二項及招標文件之規定不發還及追繳押標金。</text:span></text:p>
              </text:list-header>
            </text:list>
          </draw:text-box>
        </draw:frame>
        <presentation:notes draw:style-name="dp2">
          <draw:page-thumbnail draw:style-name="gr2" draw:layer="layout" svg:width="13.652cm" svg:height="10.239cm" svg:x="2.43cm" svg:y="2.05cm" draw:page-number="17" presentation:class="page"/>
          <draw:frame presentation:style-name="pr5" draw:text-style-name="P6" draw:layer="layout" svg:width="13.569cm" svg:height="12.29cm" svg:x="2.468cm" svg:y="12.973cm" presentation:class="notes" presentation:placeholder="true">
            <draw:text-box/>
          </draw:frame>
        </presentation:notes>
      </draw:page>
      <draw:page draw:name="page18" draw:style-name="dp3" draw:master-page-name="預設" presentation:use-date-time-name="dtd1">
        <draw:custom-shape draw:name="投影片編號版面配置區 5" draw:style-name="gr19"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五、決定招標方式</text:span></text:p>
              </text:list-header>
            </text:list>
          </draw:text-box>
        </draw:frame>
        <draw:frame presentation:style-name="pr14" draw:text-style-name="P4" draw:layer="layout" svg:width="21.59cm" svg:height="12.523cm" svg:x="2.099cm" svg:y="3.924cm" presentation:class="outline" presentation:user-transformed="true">
          <draw:text-box>
            <text:list text:style-name="L8">
              <text:list-header>
                <text:p text:style-name="P31"><text:span text:style-name="T20">◆</text:span><text:span text:style-name="T37">錯誤態樣：</text:span></text:p>
                <text:p text:style-name="P15"><text:span text:style-name="T10">(</text:span><text:span text:style-name="T10">一</text:span><text:span text:style-name="T10">)</text:span><text:span text:style-name="T10">公告金額以上之工程採購，涉及營造或土木包工業者，採選擇性招標建立一合格廠商名單用於所有不同性質之工程案。</text:span><text:span text:style-name="T20">(</text:span><text:span text:style-name="T20">註：採購法第</text:span><text:span text:style-name="T20">6</text:span><text:span text:style-name="T20">條，工程會</text:span><text:span text:style-name="T20">89</text:span><text:span text:style-name="T20">年</text:span><text:span text:style-name="T20">1</text:span><text:span text:style-name="T20">月</text:span><text:span text:style-name="T20">19</text:span><text:span text:style-name="T20">日工程企字第</text:span><text:span text:style-name="T20">88022422</text:span><text:span text:style-name="T20">號函釋例</text:span><text:span text:style-name="T20">)</text:span></text:p>
                <text:p text:style-name="P15"><text:span text:style-name="T10">(</text:span><text:span text:style-name="T10">二</text:span><text:span text:style-name="T10">)</text:span><text:span text:style-name="T10">自創法規所無之招標方式，例如：以公開招標方式評選優勝廠商議價；以公開評選方式評選廠商後辦理比價。</text:span><text:span text:style-name="T20">(</text:span><text:span text:style-name="T20">註：採購法第</text:span><text:span text:style-name="T20">18</text:span><text:span text:style-name="T20">條至第</text:span><text:span text:style-name="T20">23</text:span><text:span text:style-name="T20">條</text:span><text:span text:style-name="T20">)</text:span></text:p>
                <text:p text:style-name="P15"><text:span text:style-name="T10">(</text:span><text:span text:style-name="T10">三</text:span><text:span text:style-name="T10">)</text:span><text:span text:style-name="T10">誤用招標方式，例如：採公開招標卻就資格標單獨招標。</text:span><text:span text:style-name="T20">(</text:span><text:span text:style-name="T20">註：採購法第</text:span><text:span text:style-name="T20">18</text:span><text:span text:style-name="T20">條至第</text:span><text:span text:style-name="T20">23</text:span><text:span text:style-name="T20">條，施行細則第</text:span><text:span text:style-name="T20">44</text:span><text:span text:style-name="T20">條第</text:span><text:span text:style-name="T20">1</text:span><text:span text:style-name="T20">項</text:span><text:span text:style-name="T20">)</text:span></text:p>
                <text:p text:style-name="P15"><text:span text:style-name="T10">(</text:span><text:span text:style-name="T10">四</text:span><text:span text:style-name="T10">)</text:span><text:span text:style-name="T10">圖特定廠商利益而以議價或比價方式辦理。</text:span><text:span text:style-name="T20">(</text:span><text:span text:style-name="T20">註：採購法第</text:span><text:span text:style-name="T20">22</text:span><text:span text:style-name="T20">條、第</text:span><text:span text:style-name="T20">23</text:span><text:span text:style-name="T20">條</text:span><text:span text:style-name="T20">)</text:span></text:p>
              </text:list-header>
            </text:list>
          </draw:text-box>
        </draw:frame>
        <presentation:notes draw:style-name="dp2">
          <draw:page-thumbnail draw:style-name="gr2" draw:layer="layout" svg:width="13.652cm" svg:height="10.239cm" svg:x="2.43cm" svg:y="2.05cm" draw:page-number="18" presentation:class="page"/>
          <draw:frame presentation:style-name="pr5" draw:text-style-name="P6" draw:layer="layout" svg:width="13.569cm" svg:height="12.29cm" svg:x="2.468cm" svg:y="12.973cm" presentation:class="notes" presentation:placeholder="true">
            <draw:text-box/>
          </draw:frame>
        </presentation:notes>
      </draw:page>
      <draw:page draw:name="page19" draw:style-name="dp3" draw:master-page-name="預設" presentation:use-date-time-name="dtd1">
        <draw:custom-shape draw:name="投影片編號版面配置區 5" draw:style-name="gr20"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五、決定招標方式</text:span></text:p>
              </text:list-header>
            </text:list>
          </draw:text-box>
        </draw:frame>
        <draw:frame presentation:style-name="pr7" draw:text-style-name="P4" draw:layer="layout" svg:width="23.724cm" svg:height="12.497cm" svg:x="0.838cm" svg:y="4.444cm" presentation:class="outline" presentation:user-transformed="true">
          <draw:text-box>
            <text:list text:style-name="L8">
              <text:list-header>
                <text:p text:style-name="P32"><text:span text:style-name="T10">(</text:span><text:span text:style-name="T10">五</text:span><text:span text:style-name="T10">)</text:span><text:span text:style-name="T10">未達公告金額而逾公告金額十分之一之採購，通案以議價或比價方式辦理，未公開取得報價單。</text:span><text:span text:style-name="T20">(</text:span><text:span text:style-name="T20">註：採購法第</text:span><text:span text:style-name="T20">49</text:span><text:span text:style-name="T20">條，中央機關未達公告金額採購招標辦法第</text:span><text:span text:style-name="T20">2</text:span><text:span text:style-name="T20">條第</text:span><text:span text:style-name="T20">1</text:span><text:span text:style-name="T20">項</text:span><text:span text:style-name="T20">)</text:span></text:p>
                <text:p text:style-name="P32"><text:span text:style-name="T10">(</text:span><text:span text:style-name="T10">六</text:span><text:span text:style-name="T10">)</text:span><text:span text:style-name="T10">決標原則不適宜，例如：</text:span><text:span text:style-name="T13">宜採最有利標者卻採最低標</text:span><text:span text:style-name="T10">；宜採複數決標者卻未採行。</text:span><text:span text:style-name="T20">(</text:span><text:span text:style-name="T20">註：採購法第</text:span><text:span text:style-name="T20">6</text:span><text:span text:style-name="T20">條</text:span><text:span text:style-name="T20">)</text:span></text:p>
                <text:p text:style-name="P32"><text:span text:style-name="T10">(</text:span><text:span text:style-name="T10">七</text:span><text:span text:style-name="T10">)</text:span><text:span text:style-name="T10">濫用採購法第</text:span><text:span text:style-name="T10">105</text:span><text:span text:style-name="T10">條除外規定。</text:span><text:span text:style-name="T20">(</text:span><text:span text:style-name="T20">註：採購法第</text:span><text:span text:style-name="T20">105</text:span><text:span text:style-name="T20">條，特別採購招標決標處理辦法</text:span><text:span text:style-name="T20">)</text:span></text:p>
              </text:list-header>
            </text:list>
          </draw:text-box>
        </draw:frame>
        <presentation:notes draw:style-name="dp2">
          <draw:page-thumbnail draw:style-name="gr2" draw:layer="layout" svg:width="13.652cm" svg:height="10.239cm" svg:x="2.43cm" svg:y="2.05cm" draw:page-number="19" presentation:class="page"/>
          <draw:frame presentation:style-name="pr5" draw:text-style-name="P6" draw:layer="layout" svg:width="13.569cm" svg:height="12.29cm" svg:x="2.468cm" svg:y="12.973cm" presentation:class="notes" presentation:placeholder="true">
            <draw:text-box/>
          </draw:frame>
        </presentation:notes>
      </draw:page>
      <draw:page draw:name="page20" draw:style-name="dp3" draw:master-page-name="預設" presentation:use-date-time-name="dtd1">
        <draw:custom-shape draw:name="投影片編號版面配置區 5" draw:style-name="gr21"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六、刊登招標公告</text:span></text:p>
              </text:list-header>
            </text:list>
          </draw:text-box>
        </draw:frame>
        <draw:frame presentation:style-name="pr17" draw:text-style-name="P4" draw:layer="layout" svg:width="22.013cm" svg:height="12.524cm" svg:x="1.3cm" svg:y="4.326cm" presentation:class="outline" presentation:user-transformed="true">
          <draw:text-box>
            <text:list text:style-name="L11">
              <text:list-header>
                <text:p text:style-name="P27"><text:span text:style-name="T8">◆</text:span><text:span text:style-name="T9">錯誤態樣：</text:span></text:p>
                <text:p text:style-name="P28"><text:span text:style-name="T26">(</text:span><text:span text:style-name="T26">一</text:span><text:span text:style-name="T26">)</text:span><text:span text:style-name="T26">漏刊公告，例如：依採購法第</text:span><text:span text:style-name="T26">22</text:span><text:span text:style-name="T26">條第</text:span><text:span text:style-name="T26">1</text:span><text:span text:style-name="T26">項第</text:span><text:span text:style-name="T26">9</text:span><text:span text:style-name="T26">款至第</text:span><text:span text:style-name="T26">11</text:span><text:span text:style-name="T26">款辦理限制性招標，未刊登政府採購公報。</text:span><text:span text:style-name="T30">(</text:span><text:span text:style-name="T30">註： 採購法第</text:span><text:span text:style-name="T30">27</text:span><text:span text:style-name="T30">條、公報發行辦法第</text:span><text:span text:style-name="T30">4</text:span><text:span text:style-name="T30">條 </text:span><text:span text:style-name="T30">)</text:span></text:p>
              </text:list-header>
            </text:list>
            <text:list text:style-name="L8">
              <text:list-header>
                <text:p text:style-name="P28"><text:span text:style-name="T26">(</text:span><text:span text:style-name="T26">二</text:span><text:span text:style-name="T26">)</text:span><text:span text:style-name="T26">誤刊公告，例如：招標公告誤刊公開徵求廠商提供參考資料公告；</text:span><text:span text:style-name="T28">公開招標公告誤刊「公開取得報價單或企劃書」公告</text:span><text:span text:style-name="T26">；公告金額以上之案件誤登未達公告金額且未刊登政府採購公報；未達公告金額之採購，以「公開取得」</text:span><text:span text:style-name="T26">3</text:span><text:span text:style-name="T26">家廠商之書面報價或企劃書方式辦理者，於辦理公告上網作業時，誤上「公開招標」之網頁。 </text:span><text:span text:style-name="T30">(</text:span><text:span text:style-name="T30">註：採購法第</text:span><text:span text:style-name="T30">27</text:span><text:span text:style-name="T30">條，公報發行辦法</text:span><text:span text:style-name="T30">)</text:span></text:p>
                <text:p text:style-name="P28"><text:span text:style-name="T26">(</text:span><text:span text:style-name="T26">三</text:span><text:span text:style-name="T26">)</text:span><text:span text:style-name="T26">採購案之屬性歸類錯誤</text:span><text:span text:style-name="T26">(</text:span><text:span text:style-name="T26">故意或過失</text:span><text:span text:style-name="T26">)</text:span><text:span text:style-name="T26">，例如：工程保險誤登為工程案，藉以適用較高之查核或巨額採購金額，或使廠商遺漏參與機會。</text:span><text:span text:style-name="T30">(</text:span><text:span text:style-name="T28">不論屬性為何均選擇其他類別</text:span><text:span text:style-name="T30">；註：採購法第</text:span><text:span text:style-name="T30">7</text:span><text:span text:style-name="T30">條</text:span><text:span text:style-name="T30">)</text:span></text:p>
              </text:list-header>
            </text:list>
          </draw:text-box>
        </draw:frame>
        <presentation:notes draw:style-name="dp2">
          <draw:page-thumbnail draw:style-name="gr2" draw:layer="layout" svg:width="13.652cm" svg:height="10.239cm" svg:x="2.43cm" svg:y="2.05cm" draw:page-number="20" presentation:class="page"/>
          <draw:frame presentation:style-name="pr5" draw:text-style-name="P6" draw:layer="layout" svg:width="13.569cm" svg:height="12.29cm" svg:x="2.468cm" svg:y="12.973cm" presentation:class="notes" presentation:placeholder="true">
            <draw:text-box/>
          </draw:frame>
        </presentation:notes>
      </draw:page>
      <draw:page draw:name="page21" draw:style-name="dp3" draw:master-page-name="預設" presentation:use-date-time-name="dtd1">
        <draw:custom-shape draw:name="投影片編號版面配置區 5" draw:style-name="gr22"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六、刊登招標公告</text:span></text:p>
              </text:list-header>
            </text:list>
          </draw:text-box>
        </draw:frame>
        <draw:frame presentation:style-name="pr18" draw:text-style-name="P4" draw:layer="layout" svg:width="21.431cm" svg:height="12.572cm" svg:x="1.697cm" svg:y="4.123cm" presentation:class="outline" presentation:user-transformed="true">
          <draw:text-box>
            <text:list text:style-name="L8">
              <text:list-header>
                <text:p text:style-name="P15"><text:span text:style-name="T10">(</text:span><text:span text:style-name="T10">四</text:span><text:span text:style-name="T10">)</text:span><text:span text:style-name="T10">公告內容未完全符合政府採購公告及公報發行辦法之規定，例如：漏填、錯填、未詳實填寫</text:span><text:span text:style-name="T10">(</text:span><text:span text:style-name="T13">廠商資格或履約期限以「詳招標文件」一語帶過</text:span><text:span text:style-name="T10">)</text:span><text:span text:style-name="T10">。 </text:span><text:span text:style-name="T20">(</text:span><text:span text:style-name="T20">註：採購法第</text:span><text:span text:style-name="T20">27</text:span><text:span text:style-name="T20">條</text:span><text:span text:style-name="T20">)</text:span></text:p>
                <text:p text:style-name="P15"><text:span text:style-name="T10">(</text:span><text:span text:style-name="T10">五</text:span><text:span text:style-name="T10">)</text:span><text:span text:style-name="T10">等標期違反規定，例如：未考慮案件之複雜度逕依等標期法定下限訂定等標期。 </text:span><text:span text:style-name="T20">(</text:span><text:span text:style-name="T13">如最有利標提供電子領標一律扣除等標期</text:span><text:span text:style-name="T20">；註：採購法第</text:span><text:span text:style-name="T20">28</text:span><text:span text:style-name="T20">條，招標期限標準</text:span><text:span text:style-name="T20">)</text:span><text:span text:style-name="T20">。</text:span></text:p>
                <text:p text:style-name="P15"><text:span text:style-name="T10">(</text:span><text:span text:style-name="T10">六</text:span><text:span text:style-name="T10">)</text:span><text:span text:style-name="T10">招標文件有保留增購權利卻未於招標公告載明。 </text:span><text:span text:style-name="T20">(</text:span><text:span text:style-name="T13">後續擴充內容未詳載；</text:span><text:span text:style-name="T20">註：採購法第</text:span><text:span text:style-name="T20">22</text:span><text:span text:style-name="T20">條第</text:span><text:span text:style-name="T20">1</text:span><text:span text:style-name="T20">項第</text:span><text:span text:style-name="T20">7</text:span><text:span text:style-name="T20">款</text:span><text:span text:style-name="T20">)</text:span></text:p>
                <text:p text:style-name="P15"><text:span text:style-name="T10">(</text:span><text:span text:style-name="T10">七</text:span><text:span text:style-name="T10">)</text:span><text:span text:style-name="T10">流標或廢標後</text:span><text:span text:style-name="T13">大幅修改</text:span><text:span text:style-name="T10">招標文件</text:span><text:span text:style-name="T13">重行招標</text:span><text:span text:style-name="T10">，卻仍依本法第</text:span><text:span text:style-name="T10">48</text:span><text:span text:style-name="T10">條第</text:span><text:span text:style-name="T10">2</text:span><text:span text:style-name="T10">項規定以第二次招標處理。 </text:span><text:span text:style-name="T20">(</text:span><text:span text:style-name="T13">公告案號是否保留？</text:span><text:span text:style-name="T20">註：施行細則第</text:span><text:span text:style-name="T20">56</text:span><text:span text:style-name="T20">條</text:span><text:span text:style-name="T20">)</text:span></text:p>
              </text:list-header>
            </text:list>
          </draw:text-box>
        </draw:frame>
        <presentation:notes draw:style-name="dp2">
          <draw:page-thumbnail draw:style-name="gr2" draw:layer="layout" svg:width="13.652cm" svg:height="10.239cm" svg:x="2.43cm" svg:y="2.05cm" draw:page-number="21" presentation:class="page"/>
          <draw:frame presentation:style-name="pr5" draw:text-style-name="P6" draw:layer="layout" svg:width="13.569cm" svg:height="12.29cm" svg:x="2.468cm" svg:y="12.973cm" presentation:class="notes" presentation:placeholder="true">
            <draw:text-box/>
          </draw:frame>
        </presentation:notes>
      </draw:page>
      <draw:page draw:name="page22" draw:style-name="dp3" draw:master-page-name="預設" presentation:use-date-time-name="dtd1">
        <draw:custom-shape draw:name="投影片編號版面配置區 5" draw:style-name="gr23"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六、刊登招標公告</text:span></text:p>
              </text:list-header>
            </text:list>
          </draw:text-box>
        </draw:frame>
        <draw:frame presentation:style-name="pr7" draw:text-style-name="P4" draw:layer="layout" svg:width="22.463cm" svg:height="12.497cm" svg:x="1.697cm" svg:y="4.325cm" presentation:class="outline" presentation:user-transformed="true">
          <draw:text-box>
            <text:list text:style-name="L8">
              <text:list-header>
                <text:p text:style-name="P33"><text:span text:style-name="T41">(</text:span><text:span text:style-name="T41">八</text:span><text:span text:style-name="T41">)</text:span><text:span text:style-name="T41">公告內容與招標文件之內容不一致，例如：截止投標期限不一致。 </text:span><text:span text:style-name="T42">(</text:span><text:span text:style-name="T39">是否考慮於招標文件載明，詳招標公告</text:span><text:span text:style-name="T42">；註：行政疏失</text:span><text:span text:style-name="T42">)</text:span></text:p>
                <text:p text:style-name="P34"><text:span text:style-name="T41">(</text:span><text:span text:style-name="T41">九）上網傳輸公告未確定傳輸成功致實際傳輸失敗未刊登公告。 </text:span><text:span text:style-name="T42">(</text:span><text:span text:style-name="T42">註：採購法第</text:span><text:span text:style-name="T42">27</text:span><text:span text:style-name="T42">條，公報發行辦法</text:span><text:span text:style-name="T42">)</text:span></text:p>
                <text:p text:style-name="P34"><text:span text:style-name="T42"/></text:p>
              </text:list-header>
            </text:list>
          </draw:text-box>
        </draw:frame>
        <presentation:notes draw:style-name="dp2">
          <draw:page-thumbnail draw:style-name="gr2" draw:layer="layout" svg:width="13.652cm" svg:height="10.239cm" svg:x="2.43cm" svg:y="2.05cm" draw:page-number="22" presentation:class="page"/>
          <draw:frame presentation:style-name="pr5" draw:text-style-name="P6" draw:layer="layout" svg:width="13.569cm" svg:height="12.29cm" svg:x="2.468cm" svg:y="12.973cm" presentation:class="notes" presentation:placeholder="true">
            <draw:text-box/>
          </draw:frame>
        </presentation:notes>
      </draw:page>
      <draw:page draw:name="page23" draw:style-name="dp3" draw:master-page-name="預設" presentation:use-date-time-name="dtd1">
        <draw:custom-shape draw:name="投影片編號版面配置區 5" draw:style-name="gr24"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七、領標投標程序</text:span></text:p>
              </text:list-header>
            </text:list>
          </draw:text-box>
        </draw:frame>
        <draw:frame presentation:style-name="pr7" draw:text-style-name="P4" draw:layer="layout" svg:width="23.724cm" svg:height="12.497cm" svg:x="0.838cm" svg:y="4.444cm" presentation:class="outline" presentation:user-transformed="true">
          <draw:text-box>
            <text:list text:style-name="L8">
              <text:list-header>
                <text:p text:style-name="P35"><text:span text:style-name="T20">◆</text:span><text:span text:style-name="T37">錯誤態樣：</text:span></text:p>
                <text:p text:style-name="P32"><text:span text:style-name="T10">(</text:span><text:span text:style-name="T10">一</text:span><text:span text:style-name="T10">)</text:span><text:span text:style-name="T10">招標文件未能自公告當日至截止投標期限期間供廠商親自及郵遞領取，例如：延後開始領標時間；縮短領標時間；限親自領取；限郵遞領取；對親自及郵遞領取訂定不同之截止期限。 </text:span><text:span text:style-name="T20">(</text:span><text:span text:style-name="T20">註：採購法第</text:span><text:span text:style-name="T20">29</text:span><text:span text:style-name="T20">條第</text:span><text:span text:style-name="T20">1</text:span><text:span text:style-name="T20">項</text:span><text:span text:style-name="T20">)</text:span></text:p>
                <text:p text:style-name="P32"><text:span text:style-name="T10">(</text:span><text:span text:style-name="T10">二</text:span><text:span text:style-name="T10">)</text:span><text:span text:style-name="T10">僅標示供領標投標之郵政信箱。</text:span><text:span text:style-name="T20">(</text:span><text:span text:style-name="T20">註：同上</text:span><text:span text:style-name="T20">)</text:span></text:p>
                <text:p text:style-name="P32"><text:span text:style-name="T10">(</text:span><text:span text:style-name="T10">三</text:span><text:span text:style-name="T10">)</text:span><text:span text:style-name="T10">限使用機關之標封否則投標無效。</text:span><text:span text:style-name="T20">(</text:span><text:span text:style-name="T20">註：採購法第</text:span><text:span text:style-name="T20">6</text:span><text:span text:style-name="T20">條、第</text:span><text:span text:style-name="T20">33</text:span><text:span text:style-name="T20">條第</text:span><text:span text:style-name="T20">1</text:span><text:span text:style-name="T20">項、細則第</text:span><text:span text:style-name="T20">29</text:span><text:span text:style-name="T20">條</text:span><text:span text:style-name="T20">)</text:span></text:p>
                <text:p text:style-name="P32"><text:span text:style-name="T10">(</text:span><text:span text:style-name="T10">四</text:span><text:span text:style-name="T10">)</text:span><text:span text:style-name="T10">招標文件索價過高。 </text:span><text:span text:style-name="T20">(</text:span><text:span text:style-name="T20">註：施行細則第</text:span><text:span text:style-name="T20">28</text:span><text:span text:style-name="T20">條之</text:span><text:span text:style-name="T20">1)</text:span></text:p>
                <text:p text:style-name="P32"><text:span text:style-name="T10">(</text:span><text:span text:style-name="T10">五</text:span><text:span text:style-name="T10">)</text:span><text:span text:style-name="T10">允許廠商於開標前領回投標文件或開啟標封更改其內容。 </text:span><text:span text:style-name="T20">(</text:span><text:span text:style-name="T20">註：採購法第</text:span><text:span text:style-name="T20">31</text:span><text:span text:style-name="T20">條第</text:span><text:span text:style-name="T20">2</text:span><text:span text:style-name="T20">項第</text:span><text:span text:style-name="T20">4</text:span><text:span text:style-name="T20">款、細則第</text:span><text:span text:style-name="T20">32</text:span><text:span text:style-name="T20">條</text:span><text:span text:style-name="T20">)</text:span></text:p>
              </text:list-header>
            </text:list>
          </draw:text-box>
        </draw:frame>
        <presentation:notes draw:style-name="dp2">
          <draw:page-thumbnail draw:style-name="gr2" draw:layer="layout" svg:width="13.652cm" svg:height="10.239cm" svg:x="2.43cm" svg:y="2.05cm" draw:page-number="23" presentation:class="page"/>
          <draw:frame presentation:style-name="pr5" draw:text-style-name="P6" draw:layer="layout" svg:width="13.569cm" svg:height="12.29cm" svg:x="2.468cm" svg:y="12.973cm" presentation:class="notes" presentation:placeholder="true">
            <draw:text-box/>
          </draw:frame>
        </presentation:notes>
      </draw:page>
      <draw:page draw:name="page24" draw:style-name="dp3" draw:master-page-name="預設" presentation:use-date-time-name="dtd1">
        <draw:custom-shape draw:name="投影片編號版面配置區 5" draw:style-name="gr25"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七、領標投標程序</text:span></text:p>
              </text:list-header>
            </text:list>
          </draw:text-box>
        </draw:frame>
        <draw:frame presentation:style-name="pr19" draw:text-style-name="P4" draw:layer="layout" svg:width="21.59cm" svg:height="11.43cm" svg:x="1.901cm" svg:y="4.326cm" presentation:class="outline" presentation:user-transformed="true">
          <draw:text-box>
            <text:list text:style-name="L8">
              <text:list-header>
                <text:p text:style-name="P36"><text:span text:style-name="T10">(</text:span><text:span text:style-name="T10">六</text:span><text:span text:style-name="T10">)</text:span><text:span text:style-name="T10">詢問領標廠商名稱或索取名片。</text:span><text:span text:style-name="T20">(</text:span><text:span text:style-name="T20">註：採購法第</text:span><text:span text:style-name="T20">29</text:span><text:span text:style-name="T20">條第</text:span><text:span text:style-name="T20">1</text:span><text:span text:style-name="T20">項</text:span><text:span text:style-name="T20">)</text:span></text:p>
                <text:p text:style-name="P36"><text:span text:style-name="T10">(</text:span><text:span text:style-name="T10">七</text:span><text:span text:style-name="T10">)</text:span><text:span text:style-name="T10">以招標文件售罄為由妨礙廠商領標。</text:span><text:span text:style-name="T20">(</text:span><text:span text:style-name="T20">註：同上</text:span><text:span text:style-name="T20">)</text:span></text:p>
                <text:p text:style-name="P36"><text:span text:style-name="T10">(</text:span><text:span text:style-name="T10">八</text:span><text:span text:style-name="T10">)</text:span><text:span text:style-name="T10">招標公告上之廠商資格內容過簡，致廠商誤付費領標，而機關拒退費，例如：僅填寫「詳招標文件」。</text:span><text:span text:style-name="T20"> </text:span><text:span text:style-name="T20">(</text:span><text:span text:style-name="T20">註：採購法第</text:span><text:span text:style-name="T20">6</text:span><text:span text:style-name="T20">條、工程會</text:span><text:span text:style-name="T20">89</text:span><text:span text:style-name="T20">年</text:span><text:span text:style-name="T20">6</text:span><text:span text:style-name="T20">月</text:span><text:span text:style-name="T20">18</text:span><text:span text:style-name="T20">日工程企字第</text:span><text:span text:style-name="T20">89014544</text:span><text:span text:style-name="T20">號函釋例</text:span><text:span text:style-name="T20">)</text:span></text:p>
              </text:list-header>
            </text:list>
          </draw:text-box>
        </draw:frame>
        <presentation:notes draw:style-name="dp2">
          <draw:page-thumbnail draw:style-name="gr2" draw:layer="layout" svg:width="13.652cm" svg:height="10.239cm" svg:x="2.43cm" svg:y="2.05cm" draw:page-number="24" presentation:class="page"/>
          <draw:frame presentation:style-name="pr5" draw:text-style-name="P6" draw:layer="layout" svg:width="13.569cm" svg:height="12.29cm" svg:x="2.468cm" svg:y="12.973cm" presentation:class="notes" presentation:placeholder="true">
            <draw:text-box/>
          </draw:frame>
        </presentation:notes>
      </draw:page>
      <draw:page draw:name="page25" draw:style-name="dp3" draw:master-page-name="預設" presentation:use-date-time-name="dtd1">
        <draw:custom-shape draw:name="投影片編號版面配置區 5" draw:style-name="gr26"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八、開標程序</text:span></text:p>
              </text:list-header>
            </text:list>
          </draw:text-box>
        </draw:frame>
        <draw:frame presentation:style-name="pr20" draw:text-style-name="P4" draw:layer="layout" svg:width="21.59cm" svg:height="12.845cm" svg:x="1.698cm" svg:y="4.325cm" presentation:class="outline" presentation:user-transformed="true">
          <draw:text-box>
            <text:list text:style-name="L10">
              <text:list-header>
                <text:p text:style-name="P37"><text:span text:style-name="T8">◆</text:span><text:span text:style-name="T9">錯誤態樣：</text:span></text:p>
                <text:p text:style-name="P23"><text:span text:style-name="T26">(</text:span><text:span text:style-name="T26">一</text:span><text:span text:style-name="T26">)</text:span><text:span text:style-name="T26">誤解開標之意義為開價格標。</text:span><text:span text:style-name="T30">(</text:span><text:span text:style-name="T30">註：採購法第</text:span><text:span text:style-name="T30">45</text:span><text:span text:style-name="T30">條，施行細則第</text:span><text:span text:style-name="T30">48</text:span><text:span text:style-name="T30">條第</text:span><text:span text:style-name="T30">1</text:span><text:span text:style-name="T30">項</text:span><text:span text:style-name="T30">)</text:span></text:p>
              </text:list-header>
            </text:list>
            <text:list text:style-name="L8">
              <text:list-header>
                <text:p text:style-name="P28"><text:span text:style-name="T26">(</text:span><text:span text:style-name="T26">二</text:span><text:span text:style-name="T26">)</text:span><text:span text:style-name="T26">開標前之應辦程序未辦妥，例如：</text:span><text:span text:style-name="T28">漏通知上級機關監辦</text:span><text:span text:style-name="T26">；</text:span><text:span text:style-name="T30">底價尚未訂定</text:span><text:span text:style-name="T26">；無人主持。 </text:span><text:span text:style-name="T30">(</text:span><text:span text:style-name="T30">註：採購法第</text:span><text:span text:style-name="T30">3</text:span><text:span text:style-name="T30">條</text:span><text:span text:style-name="T30">)</text:span></text:p>
                <text:p text:style-name="P28"><text:span text:style-name="T26">(</text:span><text:span text:style-name="T26">三</text:span><text:span text:style-name="T26">) </text:span><text:span text:style-name="T26">開標前當場宣布補充規定或變更招標文件內容。</text:span><text:span text:style-name="T30">(</text:span><text:span text:style-name="T30">註：採購法第</text:span><text:span text:style-name="T30">27</text:span><text:span text:style-name="T30">條、第</text:span><text:span text:style-name="T30">41</text:span><text:span text:style-name="T30">條、第</text:span><text:span text:style-name="T30">48</text:span><text:span text:style-name="T30">條</text:span><text:span text:style-name="T30">) </text:span></text:p>
                <text:p text:style-name="P28"><text:span text:style-name="T26">(</text:span><text:span text:style-name="T26">四</text:span><text:span text:style-name="T26">)</text:span><text:span text:style-name="T26">開標後更改底價。</text:span><text:span text:style-name="T30">(</text:span><text:span text:style-name="T30">註：採購法第</text:span><text:span text:style-name="T30">46</text:span><text:span text:style-name="T30">條第</text:span><text:span text:style-name="T30">2</text:span><text:span text:style-name="T30">項</text:span><text:span text:style-name="T30">)</text:span></text:p>
                <text:p text:style-name="P28"><text:span text:style-name="T26">(</text:span><text:span text:style-name="T26">五</text:span><text:span text:style-name="T26">)</text:span><text:span text:style-name="T26">開標時間未到即先開啟廠商標封審標。</text:span><text:span text:style-name="T30">(</text:span><text:span text:style-name="T30">註：採購法第</text:span><text:span text:style-name="T30">45</text:span><text:span text:style-name="T30">條，施行細則第</text:span><text:span text:style-name="T30">48</text:span><text:span text:style-name="T30">條第</text:span><text:span text:style-name="T30">1</text:span><text:span text:style-name="T30">項</text:span><text:span text:style-name="T30">)</text:span></text:p>
                <text:p text:style-name="P28"><text:span text:style-name="T26">(</text:span><text:span text:style-name="T26">六</text:span><text:span text:style-name="T26">)</text:span><text:span text:style-name="T26">截止投標時間與開標時間相隔天數過長。</text:span><text:span text:style-name="T30"> </text:span><text:span text:style-name="T30">(</text:span><text:span text:style-name="T28">註：施行細則第</text:span><text:span text:style-name="T28">49</text:span><text:span text:style-name="T28">條之</text:span><text:span text:style-name="T28">1-</text:span><text:span text:style-name="T28">招標文件所標示之開標時間，為等標期屆滿當日或次一上班日。</text:span><text:span text:style-name="T30">但採分段開標者，其第二段以後之開標，不適用之</text:span><text:span text:style-name="T30">)</text:span></text:p>
              </text:list-header>
            </text:list>
          </draw:text-box>
        </draw:frame>
        <presentation:notes draw:style-name="dp2">
          <draw:page-thumbnail draw:style-name="gr2" draw:layer="layout" svg:width="13.652cm" svg:height="10.239cm" svg:x="2.43cm" svg:y="2.05cm" draw:page-number="25" presentation:class="page"/>
          <draw:frame presentation:style-name="pr5" draw:text-style-name="P6" draw:layer="layout" svg:width="13.569cm" svg:height="12.29cm" svg:x="2.468cm" svg:y="12.973cm" presentation:class="notes" presentation:placeholder="true">
            <draw:text-box/>
          </draw:frame>
        </presentation:notes>
      </draw:page>
      <draw:page draw:name="page26" draw:style-name="dp3" draw:master-page-name="預設" presentation:use-date-time-name="dtd1">
        <draw:custom-shape draw:name="投影片編號版面配置區 5" draw:style-name="gr27"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八、開標程序</text:span></text:p>
              </text:list-header>
            </text:list>
          </draw:text-box>
        </draw:frame>
        <draw:frame presentation:style-name="pr6" draw:text-style-name="P4" draw:layer="layout" svg:width="21.59cm" svg:height="12.735cm" svg:x="2.5cm" svg:y="4.925cm" presentation:class="outline" presentation:user-transformed="true">
          <draw:text-box>
            <text:list text:style-name="L8">
              <text:list-header>
                <text:p text:style-name="P38"><text:span text:style-name="T43">(</text:span><text:span text:style-name="T43">七</text:span><text:span text:style-name="T43">)</text:span><text:span text:style-name="T43">開標紀錄記載不全。</text:span><text:span text:style-name="T44">(</text:span><text:span text:style-name="T44">註：施行細則第</text:span><text:span text:style-name="T44">51</text:span><text:span text:style-name="T44">條</text:span><text:span text:style-name="T44">)</text:span></text:p>
                <text:p text:style-name="P38"><text:span text:style-name="T43">(</text:span><text:span text:style-name="T43">八</text:span><text:span text:style-name="T43">)</text:span><text:span text:style-name="T43">廠商未依通知出席開標即視為無效標。</text:span><text:span text:style-name="T44">(</text:span><text:span text:style-name="T28">開標後不允許廠商代表參加</text:span><text:span text:style-name="T28">(</text:span><text:span text:style-name="T28">細則</text:span><text:span text:style-name="T28">48</text:span><text:span text:style-name="T29">-2</text:span><text:span text:style-name="T28">)</text:span><text:span text:style-name="T44">註：採購法第</text:span><text:span text:style-name="T44">50</text:span><text:span text:style-name="T44">條、第</text:span><text:span text:style-name="T44">60</text:span><text:span text:style-name="T44">條</text:span><text:span text:style-name="T44">)</text:span></text:p>
                <text:p text:style-name="P38"><text:span text:style-name="T43">(</text:span><text:span text:style-name="T43">九</text:span><text:span text:style-name="T43">)</text:span><text:span text:style-name="T45">採分段開標，卻先辦理價格標後再審查資格或規格標。 </text:span><text:span text:style-name="T44">(</text:span><text:span text:style-name="T44">註：細則第</text:span><text:span text:style-name="T44">44</text:span><text:span text:style-name="T44">條第</text:span><text:span text:style-name="T44">2</text:span><text:span text:style-name="T44">項</text:span><text:span text:style-name="T44">-</text:span><text:span text:style-name="T44">分段開標之順序，得依資格、規格、價格之順序開標，或將資格與規格或規格與價格合併開標</text:span><text:span text:style-name="T44">)</text:span></text:p>
                <text:p text:style-name="P39"><text:span text:style-name="T43">(</text:span><text:span text:style-name="T43">十</text:span><text:span text:style-name="T43">)</text:span><text:span text:style-name="T43">訂定</text:span><text:span text:style-name="T44">底價時機</text:span><text:span text:style-name="T43">不符合規定，例如：議價前未參考該議價廠商之報價或估價即訂定底價。</text:span><text:span text:style-name="T44">(</text:span><text:span text:style-name="T44">註：採購法第</text:span><text:span text:style-name="T44">46</text:span><text:span text:style-name="T44">條、細則第</text:span><text:span text:style-name="T44">54</text:span><text:span text:style-name="T44">條</text:span><text:span text:style-name="T44">)</text:span></text:p>
                <text:p text:style-name="P39"><text:span text:style-name="T43">(</text:span><text:span text:style-name="T43">十一</text:span><text:span text:style-name="T43">)</text:span><text:span text:style-name="T43">對於監辦人員提出之正確意見不予理會。</text:span><text:span text:style-name="T44">(</text:span><text:span text:style-name="T44">註：細則第</text:span><text:span text:style-name="T44">11</text:span><text:span text:style-name="T44">條第</text:span><text:span text:style-name="T44">3</text:span><text:span text:style-name="T44">項，機關主會計及有關單位會同監辦採購辦法第</text:span><text:span text:style-name="T44">7</text:span><text:span text:style-name="T44">條第</text:span><text:span text:style-name="T44">2</text:span><text:span text:style-name="T44">項</text:span><text:span text:style-name="T44">)</text:span></text:p>
                <text:p text:style-name="P39"><text:span text:style-name="T43">(</text:span><text:span text:style-name="T43">十二</text:span><text:span text:style-name="T43">)</text:span><text:span text:style-name="T43">監辦人員逾越監辦職權提出不妥適之意見。</text:span><text:span text:style-name="T44">(</text:span><text:span text:style-name="T44">註：採購法第</text:span><text:span text:style-name="T44">3</text:span><text:span text:style-name="T44">條</text:span><text:span text:style-name="T44">)</text:span></text:p>
                <text:p text:style-name="P39"><text:span text:style-name="T43">(</text:span><text:span text:style-name="T43">十三</text:span><text:span text:style-name="T43">)</text:span><text:span text:style-name="T43">未依採購法第</text:span><text:span text:style-name="T43">57</text:span><text:span text:style-name="T43">條第</text:span><text:span text:style-name="T43">1</text:span><text:span text:style-name="T43">款規定</text:span><text:span text:style-name="T44">秘密開標審標</text:span><text:span text:style-name="T43">。</text:span><text:span text:style-name="T44">(</text:span><text:span text:style-name="T44">註：採購法第</text:span><text:span text:style-name="T44">57</text:span><text:span text:style-name="T44">條第</text:span><text:span text:style-name="T44">1</text:span><text:span text:style-name="T44">款</text:span><text:span text:style-name="T44">)</text:span></text:p>
              </text:list-header>
            </text:list>
          </draw:text-box>
        </draw:frame>
        <presentation:notes draw:style-name="dp2">
          <draw:page-thumbnail draw:style-name="gr2" draw:layer="layout" svg:width="13.652cm" svg:height="10.239cm" svg:x="2.43cm" svg:y="2.05cm" draw:page-number="26" presentation:class="page"/>
          <draw:frame presentation:style-name="pr5" draw:text-style-name="P6" draw:layer="layout" svg:width="13.569cm" svg:height="12.29cm" svg:x="2.468cm" svg:y="12.973cm" presentation:class="notes" presentation:placeholder="true">
            <draw:text-box/>
          </draw:frame>
        </presentation:notes>
      </draw:page>
      <draw:page draw:name="page27" draw:style-name="dp3" draw:master-page-name="預設" presentation:use-date-time-name="dtd1">
        <draw:custom-shape draw:name="投影片編號版面配置區 5" draw:style-name="gr28"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九、審標程序</text:span></text:p>
              </text:list-header>
            </text:list>
          </draw:text-box>
        </draw:frame>
        <draw:frame presentation:style-name="pr14" draw:text-style-name="P4" draw:layer="layout" svg:width="21.59cm" svg:height="12.523cm" svg:x="2.297cm" svg:y="4.722cm" presentation:class="outline" presentation:user-transformed="true">
          <draw:text-box>
            <text:list text:style-name="L10">
              <text:list-header>
                <text:p text:style-name="P37"><text:span text:style-name="T8">◆</text:span><text:span text:style-name="T9">錯誤態樣：</text:span></text:p>
                <text:p text:style-name="P23"><text:span text:style-name="T26">(</text:span><text:span text:style-name="T26">一</text:span><text:span text:style-name="T26">)</text:span><text:span text:style-name="T26">未依招標文件之規定逐項確實審查，先以嚴格之規定排除競爭者，再故意放水或護航讓不合規定者通過審查。</text:span><text:span text:style-name="T30">(</text:span><text:span text:style-name="T30">註：採購法第</text:span><text:span text:style-name="T30">6</text:span><text:span text:style-name="T30">條、第</text:span><text:span text:style-name="T30">50</text:span><text:span text:style-name="T30">條、第</text:span><text:span text:style-name="T30">51</text:span><text:span text:style-name="T30">條</text:span><text:span text:style-name="T30">)</text:span></text:p>
              </text:list-header>
            </text:list>
            <text:list text:style-name="L8">
              <text:list-header>
                <text:p text:style-name="P40"><text:span text:style-name="T26">(</text:span><text:span text:style-name="T26">二</text:span><text:span text:style-name="T26">)</text:span><text:span text:style-name="T26">對於圍標事證缺乏警覺性。 </text:span><text:span text:style-name="T30">(</text:span><text:span text:style-name="T30">註：採購法第</text:span><text:span text:style-name="T30">31</text:span><text:span text:style-name="T30">條第</text:span><text:span text:style-name="T30">2</text:span><text:span text:style-name="T30">項、第</text:span><text:span text:style-name="T30">48</text:span><text:span text:style-name="T30">條第</text:span><text:span text:style-name="T30">1</text:span><text:span text:style-name="T30">項、第</text:span><text:span text:style-name="T30">50</text:span><text:span text:style-name="T30">條第</text:span><text:span text:style-name="T30">1</text:span><text:span text:style-name="T30">項、第</text:span><text:span text:style-name="T30">87</text:span><text:span text:style-name="T30">條、第</text:span><text:span text:style-name="T30">101</text:span><text:span text:style-name="T30">條</text:span><text:span text:style-name="T30">)</text:span></text:p>
                <text:p text:style-name="P40"><text:span text:style-name="T26">(</text:span><text:span text:style-name="T26">三</text:span><text:span text:style-name="T26">)</text:span><text:span text:style-name="T26">不必公開審標卻公開審標，致洩漏個別廠商資料。</text:span><text:span text:style-name="T30">(</text:span><text:span text:style-name="T30">註：採購法第</text:span><text:span text:style-name="T30">34</text:span><text:span text:style-name="T30">條第</text:span><text:span text:style-name="T30">4</text:span><text:span text:style-name="T30">項</text:span><text:span text:style-name="T30">)</text:span></text:p>
                <text:p text:style-name="P40"><text:span text:style-name="T26">(</text:span><text:span text:style-name="T26">四</text:span><text:span text:style-name="T26">)</text:span><text:span text:style-name="T26">誤以為開標當日必須審標完畢。</text:span><text:span text:style-name="T30">(</text:span><text:span text:style-name="T30">註：誤解</text:span><text:span text:style-name="T30">)</text:span></text:p>
                <text:p text:style-name="P40"><text:span text:style-name="T26">(</text:span><text:span text:style-name="T26">五</text:span><text:span text:style-name="T26">)</text:span><text:span text:style-name="T26">誤以為審標結果必須有三家廠商合格方得決標。</text:span><text:span text:style-name="T30">(</text:span><text:span text:style-name="T30">註：採購法第</text:span><text:span text:style-name="T30">48</text:span><text:span text:style-name="T30">條第</text:span><text:span text:style-name="T30">1</text:span><text:span text:style-name="T30">項，施行細則第</text:span><text:span text:style-name="T30">55</text:span><text:span text:style-name="T30">條</text:span><text:span text:style-name="T30">)</text:span></text:p>
                <text:p text:style-name="P40"><text:span text:style-name="T26">(</text:span><text:span text:style-name="T26">六</text:span><text:span text:style-name="T26">)</text:span><text:span text:style-name="T26">對於偽造外國廠商簽名、變造外國廠商文件缺乏警覺性。</text:span><text:span text:style-name="T30">(</text:span><text:span text:style-name="T30">註：採購法第</text:span><text:span text:style-name="T30">31</text:span><text:span text:style-name="T30">條第</text:span><text:span text:style-name="T30">2</text:span><text:span text:style-name="T30">項、第</text:span><text:span text:style-name="T30">50</text:span><text:span text:style-name="T30">條第</text:span><text:span text:style-name="T30">1</text:span><text:span text:style-name="T30">項、第</text:span><text:span text:style-name="T30">101</text:span><text:span text:style-name="T30">條</text:span><text:span text:style-name="T30">)</text:span></text:p>
              </text:list-header>
            </text:list>
          </draw:text-box>
        </draw:frame>
        <presentation:notes draw:style-name="dp2">
          <draw:page-thumbnail draw:style-name="gr2" draw:layer="layout" svg:width="13.652cm" svg:height="10.239cm" svg:x="2.43cm" svg:y="2.05cm" draw:page-number="27" presentation:class="page"/>
          <draw:frame presentation:style-name="pr5" draw:text-style-name="P6" draw:layer="layout" svg:width="13.569cm" svg:height="12.29cm" svg:x="2.468cm" svg:y="12.973cm" presentation:class="notes" presentation:placeholder="true">
            <draw:text-box/>
          </draw:frame>
        </presentation:notes>
      </draw:page>
      <draw:page draw:name="page28" draw:style-name="dp3" draw:master-page-name="預設" presentation:use-date-time-name="dtd1">
        <draw:custom-shape draw:name="投影片編號版面配置區 5" draw:style-name="gr29"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九、審標程序</text:span></text:p>
              </text:list-header>
            </text:list>
          </draw:text-box>
        </draw:frame>
        <draw:frame presentation:style-name="pr6" draw:text-style-name="P4" draw:layer="layout" svg:width="21.59cm" svg:height="12.735cm" svg:x="1.698cm" svg:y="4.122cm" presentation:class="outline" presentation:user-transformed="true">
          <draw:text-box>
            <text:list text:style-name="L8">
              <text:list-header>
                <text:p text:style-name="P23"><text:span text:style-name="T26">(</text:span><text:span text:style-name="T26">七</text:span><text:span text:style-name="T26">)</text:span><text:span text:style-name="T26">資格文件之中文譯文雖符合招標文件規定，但未注意原文不符合招標文件規定。</text:span><text:span text:style-name="T30">(</text:span><text:span text:style-name="T30">註：施行細則第</text:span><text:span text:style-name="T30">37</text:span><text:span text:style-name="T30">條</text:span><text:span text:style-name="T30">)</text:span></text:p>
                <text:p text:style-name="P23"><text:span text:style-name="T26">(</text:span><text:span text:style-name="T26">八</text:span><text:span text:style-name="T26">)</text:span><text:span text:style-name="T26">投標文件審查結果，未通知投標廠商。</text:span><text:span text:style-name="T30">(</text:span><text:span text:style-name="T30">註：採購法第</text:span><text:span text:style-name="T30">51</text:span><text:span text:style-name="T30">條第</text:span><text:span text:style-name="T30">2</text:span><text:span text:style-name="T30">項，施行細則第</text:span><text:span text:style-name="T30">61</text:span><text:span text:style-name="T30">條</text:span><text:span text:style-name="T30">)</text:span></text:p>
                <text:p text:style-name="P23"><text:span text:style-name="T26">(</text:span><text:span text:style-name="T26">九</text:span><text:span text:style-name="T26">)</text:span><text:span text:style-name="T26">私下洽投標廠商協助審查其他廠商之投標文件。</text:span><text:span text:style-name="T30">(</text:span><text:span text:style-name="T30">註：採購法第</text:span><text:span text:style-name="T30">34</text:span><text:span text:style-name="T30">條第</text:span><text:span text:style-name="T30">4</text:span><text:span text:style-name="T30">項、第</text:span><text:span text:style-name="T30">51</text:span><text:span text:style-name="T30">條</text:span><text:span text:style-name="T30">)</text:span></text:p>
                <text:p text:style-name="P23"><text:span text:style-name="T26">(</text:span><text:span text:style-name="T26">十</text:span><text:span text:style-name="T26">)</text:span><text:span text:style-name="T26">允許投標廠商查看其他廠商之投標文件。</text:span><text:span text:style-name="T30">(</text:span><text:span text:style-name="T30">註：採購法第</text:span><text:span text:style-name="T30">34</text:span><text:span text:style-name="T30">條第</text:span><text:span text:style-name="T30">4</text:span><text:span text:style-name="T30">項</text:span><text:span text:style-name="T30">)</text:span></text:p>
                <text:p text:style-name="P23"><text:span text:style-name="T26">(</text:span><text:span text:style-name="T26">十一</text:span><text:span text:style-name="T26">)</text:span><text:span text:style-name="T26">決標程序錯亂，例如：決標後再審查樣本規格或投標文件所載廠牌設備、材料之規格。</text:span><text:span text:style-name="T30">(</text:span><text:span text:style-name="T30">註：採購法第</text:span><text:span text:style-name="T30">52</text:span><text:span text:style-name="T30">條、施行細則第</text:span><text:span text:style-name="T30">44</text:span><text:span text:style-name="T30">條</text:span><text:span text:style-name="T30">)</text:span></text:p>
                <text:p text:style-name="P23"><text:span text:style-name="T26">(</text:span><text:span text:style-name="T26">十二</text:span><text:span text:style-name="T26">)</text:span><text:span text:style-name="T26">評選委員會未依採購法第</text:span><text:span text:style-name="T26">94</text:span><text:span text:style-name="T26">條規定組成或開會。</text:span><text:span text:style-name="T30">(</text:span><text:span text:style-name="T30">註：採購法第</text:span><text:span text:style-name="T30">94</text:span><text:span text:style-name="T30">條</text:span><text:span text:style-name="T30">)</text:span></text:p>
                <text:p text:style-name="P23"><text:span text:style-name="T26">(</text:span><text:span text:style-name="T26">十三</text:span><text:span text:style-name="T26">)</text:span><text:span text:style-name="T26">評選委員未親自辦理評選或未依規定迴避。</text:span><text:span text:style-name="T30">(</text:span><text:span text:style-name="T30">註：採購評選委員會審議規則第</text:span><text:span text:style-name="T30">6</text:span><text:span text:style-name="T30">條第</text:span><text:span text:style-name="T30">1</text:span><text:span text:style-name="T30">項、第</text:span><text:span text:style-name="T30">14</text:span><text:span text:style-name="T30">條</text:span><text:span text:style-name="T30">)</text:span></text:p>
              </text:list-header>
            </text:list>
          </draw:text-box>
        </draw:frame>
        <presentation:notes draw:style-name="dp2">
          <draw:page-thumbnail draw:style-name="gr2" draw:layer="layout" svg:width="13.652cm" svg:height="10.239cm" svg:x="2.43cm" svg:y="2.05cm" draw:page-number="28" presentation:class="page"/>
          <draw:frame presentation:style-name="pr5" draw:text-style-name="P6" draw:layer="layout" svg:width="13.569cm" svg:height="12.29cm" svg:x="2.468cm" svg:y="12.973cm" presentation:class="notes" presentation:placeholder="true">
            <draw:text-box/>
          </draw:frame>
        </presentation:notes>
      </draw:page>
      <draw:page draw:name="page29" draw:style-name="dp3" draw:master-page-name="預設" presentation:use-date-time-name="dtd1">
        <draw:custom-shape draw:name="投影片編號版面配置區 5" draw:style-name="gr30"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決標程序</text:span></text:p>
              </text:list-header>
            </text:list>
          </draw:text-box>
        </draw:frame>
        <draw:frame presentation:style-name="pr6" draw:text-style-name="P4" draw:layer="layout" svg:width="21.802cm" svg:height="12.735cm" svg:x="1.499cm" svg:y="4.122cm" presentation:class="outline" presentation:user-transformed="true">
          <draw:text-box>
            <text:list text:style-name="L6">
              <text:list-header>
                <text:p text:style-name="P9"><text:span text:style-name="T20">◆</text:span><text:span text:style-name="T37">錯誤態樣：</text:span></text:p>
              </text:list-header>
            </text:list>
            <text:list text:style-name="L7">
              <text:list-header>
                <text:p text:style-name="P9"><text:span text:style-name="T10">(</text:span><text:span text:style-name="T10">一</text:span><text:span text:style-name="T10">)</text:span><text:span text:style-name="T10">未依採購法第</text:span><text:span text:style-name="T10">61</text:span><text:span text:style-name="T10">條及第</text:span><text:span text:style-name="T10">62</text:span><text:span text:style-name="T10">條刊登或傳輸決標資訊，或傳輸之資料錯誤或不完整，例如：以單價決標時未傳輸預估總價；未登載廠商是否為中小企業；採限制性招標於決標後未依採購法第</text:span><text:span text:style-name="T10">61</text:span><text:span text:style-name="T10">條及第</text:span><text:span text:style-name="T10">62</text:span><text:span text:style-name="T10">條刊登或傳輸決標資訊；未登載採限制性招標所依據之法條；得標廠商為外國廠商卻登載係我國之中小企業；未公告底價或未敘明不公開底價之理由；未依規定公告決標金額；未登載決標原則。</text:span><text:span text:style-name="T20">(</text:span><text:span text:style-name="T20">註：採購法第</text:span><text:span text:style-name="T20">61</text:span><text:span text:style-name="T20">條、第</text:span><text:span text:style-name="T20">62</text:span><text:span text:style-name="T20">條，施行細則第</text:span><text:span text:style-name="T20">84</text:span><text:span text:style-name="T20">條，公報發行辦法第</text:span><text:span text:style-name="T20">13</text:span><text:span text:style-name="T20">條至第</text:span><text:span text:style-name="T20">15</text:span><text:span text:style-name="T20">條</text:span><text:span text:style-name="T20">)</text:span></text:p>
              </text:list-header>
            </text:list>
            <text:list text:style-name="L8">
              <text:list-header>
                <text:p text:style-name="P41"><text:span text:style-name="T10">(</text:span><text:span text:style-name="T10">二</text:span><text:span text:style-name="T10">)</text:span><text:span text:style-name="T10">未保留至少一份未得標廠商已開標之文件。</text:span><text:span text:style-name="T20">(</text:span><text:span text:style-name="T20">註：施行細則第</text:span><text:span text:style-name="T20">57</text:span><text:span text:style-name="T20">條</text:span><text:span text:style-name="T20">)</text:span></text:p>
              </text:list-header>
            </text:list>
          </draw:text-box>
        </draw:frame>
        <presentation:notes draw:style-name="dp2">
          <draw:page-thumbnail draw:style-name="gr2" draw:layer="layout" svg:width="13.652cm" svg:height="10.239cm" svg:x="2.43cm" svg:y="2.05cm" draw:page-number="29" presentation:class="page"/>
          <draw:frame presentation:style-name="pr5" draw:text-style-name="P6" draw:layer="layout" svg:width="13.569cm" svg:height="12.29cm" svg:x="2.468cm" svg:y="12.973cm" presentation:class="notes" presentation:placeholder="true">
            <draw:text-box/>
          </draw:frame>
        </presentation:notes>
      </draw:page>
      <draw:page draw:name="page30" draw:style-name="dp3" draw:master-page-name="預設" presentation:use-date-time-name="dtd1">
        <draw:custom-shape draw:name="投影片編號版面配置區 5" draw:style-name="gr31"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決標程序</text:span></text:p>
              </text:list-header>
            </text:list>
          </draw:text-box>
        </draw:frame>
        <draw:frame presentation:style-name="pr21" draw:text-style-name="P4" draw:layer="layout" svg:width="21.431cm" svg:height="13.282cm" svg:x="1.9cm" svg:y="3.925cm" presentation:class="outline" presentation:user-transformed="true">
          <draw:text-box>
            <text:list text:style-name="L8">
              <text:list-header>
                <text:p text:style-name="P42"><text:span text:style-name="T26">(</text:span><text:span text:style-name="T26">三</text:span><text:span text:style-name="T26">)</text:span><text:span text:style-name="T26">未保留至少一份得標廠商遞送之資格文件影本。</text:span><text:span text:style-name="T30">(</text:span><text:span text:style-name="T30">註：同上</text:span><text:span text:style-name="T30">)</text:span></text:p>
                <text:p text:style-name="P42"><text:span text:style-name="T26">(</text:span><text:span text:style-name="T26">四</text:span><text:span text:style-name="T26">)</text:span><text:span text:style-name="T26">除應保留之投標文件外，拒絕發還其他投標資料。</text:span><text:span text:style-name="T30">(</text:span><text:span text:style-name="T30">註：同上</text:span><text:span text:style-name="T30">)</text:span></text:p>
                <text:p text:style-name="P42"><text:span text:style-name="T26">(</text:span><text:span text:style-name="T26">五</text:span><text:span text:style-name="T26">)</text:span><text:span text:style-name="T26">不同數量之二項以上標的，以單價和決標。</text:span><text:span text:style-name="T30">(</text:span><text:span text:style-name="T30">註：施行細則第</text:span><text:span text:style-name="T30">64</text:span><text:span text:style-name="T30">條之</text:span><text:span text:style-name="T30">1</text:span><text:span text:style-name="T30">、採購法第</text:span><text:span text:style-name="T30">6</text:span><text:span text:style-name="T30">條，第</text:span><text:span text:style-name="T30">58</text:span><text:span text:style-name="T30">條</text:span><text:span text:style-name="T30">)</text:span></text:p>
                <text:p text:style-name="P42"><text:span text:style-name="T26">(</text:span><text:span text:style-name="T26">六</text:span><text:span text:style-name="T26">)</text:span><text:span text:style-name="T26">不考慮廠商單價是否合理而強以機關預算單價調整廠商單價。</text:span><text:span text:style-name="T30">(</text:span><text:span text:style-name="T30">註：採購法第</text:span><text:span text:style-name="T30">6</text:span><text:span text:style-name="T30">條，第</text:span><text:span text:style-name="T30">58</text:span><text:span text:style-name="T30">條</text:span><text:span text:style-name="T30">)</text:span></text:p>
                <text:p text:style-name="P42"><text:span text:style-name="T26">(</text:span><text:span text:style-name="T26">七</text:span><text:span text:style-name="T26">)</text:span><text:span text:style-name="T26">標價偏低，未經分析逕行決標，或未通知廠商說明即逕通知繳納差額保證金，或未繳納差額保證金前即決標而於決標後通知繳納差額保證金。</text:span><text:span text:style-name="T30">(</text:span><text:span text:style-name="T30">註：採購法第</text:span><text:span text:style-name="T30">58</text:span><text:span text:style-name="T30">條，工程會</text:span><text:span text:style-name="T30">92</text:span><text:span text:style-name="T30">年</text:span><text:span text:style-name="T30">3</text:span><text:span text:style-name="T30">月</text:span><text:span text:style-name="T30">27</text:span><text:span text:style-name="T30">日工程企字第</text:span><text:span text:style-name="T30">9200123081</text:span><text:span text:style-name="T30">號函釋例</text:span><text:span text:style-name="T30">)</text:span></text:p>
                <text:p text:style-name="P42"><text:span text:style-name="T26">(</text:span><text:span text:style-name="T26">八</text:span><text:span text:style-name="T26">)</text:span><text:span text:style-name="T26">標價偏低，通知廠商提出繳納差額保證金時，允許以押標金或將繳納之切結書代替繳納行為。</text:span><text:span text:style-name="T30">(</text:span><text:span text:style-name="T30">註：採購法第</text:span><text:span text:style-name="T30">58</text:span><text:span text:style-name="T30">條，押保辦法第</text:span><text:span text:style-name="T30">30</text:span><text:span text:style-name="T30">條</text:span><text:span text:style-name="T30">)</text:span></text:p>
              </text:list-header>
            </text:list>
          </draw:text-box>
        </draw:frame>
        <presentation:notes draw:style-name="dp2">
          <draw:page-thumbnail draw:style-name="gr2" draw:layer="layout" svg:width="13.652cm" svg:height="10.239cm" svg:x="2.43cm" svg:y="2.05cm" draw:page-number="30" presentation:class="page"/>
          <draw:frame presentation:style-name="pr5" draw:text-style-name="P6" draw:layer="layout" svg:width="13.569cm" svg:height="12.29cm" svg:x="2.468cm" svg:y="12.973cm" presentation:class="notes" presentation:placeholder="true">
            <draw:text-box/>
          </draw:frame>
        </presentation:notes>
      </draw:page>
      <draw:page draw:name="page31" draw:style-name="dp3" draw:master-page-name="預設" presentation:use-date-time-name="dtd1">
        <draw:custom-shape draw:name="投影片編號版面配置區 5" draw:style-name="gr32"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決標程序</text:span></text:p>
              </text:list-header>
            </text:list>
          </draw:text-box>
        </draw:frame>
        <draw:frame presentation:style-name="pr6" draw:text-style-name="P4" draw:layer="layout" svg:width="21.59cm" svg:height="12.735cm" svg:x="1.901cm" svg:y="4.122cm" presentation:class="outline" presentation:user-transformed="true">
          <draw:text-box>
            <text:list text:style-name="L8">
              <text:list-header>
                <text:p text:style-name="P42"><text:span text:style-name="T26">(</text:span><text:span text:style-name="T26">九</text:span><text:span text:style-name="T26">)</text:span><text:span text:style-name="T26">標價偏低，通知廠商提出說明時，未注意該廠商與其他廠商間是否有異常或不正當之行為，而給予與次低標串通之可乘之機。</text:span><text:span text:style-name="T30">(</text:span><text:span text:style-name="T30">註：採購法第</text:span><text:span text:style-name="T30">58</text:span><text:span text:style-name="T30">條，工程會</text:span><text:span text:style-name="T30">92</text:span><text:span text:style-name="T30">年</text:span><text:span text:style-name="T30">3</text:span><text:span text:style-name="T30">月</text:span><text:span text:style-name="T30">27</text:span><text:span text:style-name="T30">日工程企字第</text:span><text:span text:style-name="T30">9200123081</text:span><text:span text:style-name="T30">號函釋例</text:span><text:span text:style-name="T30">)</text:span></text:p>
                <text:p text:style-name="P42"><text:span text:style-name="T26">(</text:span><text:span text:style-name="T26">十</text:span><text:span text:style-name="T26">)</text:span><text:span text:style-name="T26">對於廠商自稱報價錯誤之處置失當，例如：廠商只含糊自稱報價錯誤，機關未探究錯誤之情形是否屬實及是否有採購法第</text:span><text:span text:style-name="T26">58</text:span><text:span text:style-name="T26">條之情形，逕不決標予該廠商，予不肖廠商轉手予次低標獲取利差之機會。</text:span><text:span text:style-name="T30">(</text:span><text:span text:style-name="T30">註：同前</text:span><text:span text:style-name="T30">)</text:span></text:p>
                <text:p text:style-name="P42"><text:span text:style-name="T26">(</text:span><text:span text:style-name="T26">十一</text:span><text:span text:style-name="T26">)</text:span><text:span text:style-name="T26">規定決標後樣品檢驗不合格不發還押標金。</text:span><text:span text:style-name="T30">(</text:span><text:span text:style-name="T30">註：採購法第</text:span><text:span text:style-name="T30">31</text:span><text:span text:style-name="T30">條第</text:span><text:span text:style-name="T30">2</text:span><text:span text:style-name="T30">項</text:span><text:span text:style-name="T30">)</text:span></text:p>
                <text:p text:style-name="P42"><text:span text:style-name="T26">(</text:span><text:span text:style-name="T26">十二</text:span><text:span text:style-name="T26">)</text:span><text:span text:style-name="T26">使用工程會之招標投標簽約三用格式，卻規定廠商決標後須至機關簽約。</text:span><text:span text:style-name="T30">(</text:span><text:span text:style-name="T30">註：誤解</text:span><text:span text:style-name="T30">)</text:span></text:p>
                <text:p text:style-name="P42"><text:span text:style-name="T26">(</text:span><text:span text:style-name="T26">十三</text:span><text:span text:style-name="T26">)</text:span><text:span text:style-name="T26">議價案未於議價前參考廠商之報價或估價單訂底價。</text:span><text:span text:style-name="T30">(</text:span><text:span text:style-name="T30">註：施行細則第</text:span><text:span text:style-name="T30">54</text:span><text:span text:style-name="T30">條第</text:span><text:span text:style-name="T30">3</text:span><text:span text:style-name="T30">項</text:span><text:span text:style-name="T30">)</text:span></text:p>
              </text:list-header>
            </text:list>
          </draw:text-box>
        </draw:frame>
        <presentation:notes draw:style-name="dp2">
          <draw:page-thumbnail draw:style-name="gr2" draw:layer="layout" svg:width="13.652cm" svg:height="10.239cm" svg:x="2.43cm" svg:y="2.05cm" draw:page-number="31" presentation:class="page"/>
          <draw:frame presentation:style-name="pr5" draw:text-style-name="P6" draw:layer="layout" svg:width="13.569cm" svg:height="12.29cm" svg:x="2.468cm" svg:y="12.973cm" presentation:class="notes" presentation:placeholder="true">
            <draw:text-box/>
          </draw:frame>
        </presentation:notes>
      </draw:page>
      <draw:page draw:name="page32" draw:style-name="dp3" draw:master-page-name="預設" presentation:use-date-time-name="dtd1">
        <draw:custom-shape draw:name="投影片編號版面配置區 5" draw:style-name="gr33"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決標程序</text:span></text:p>
              </text:list-header>
            </text:list>
          </draw:text-box>
        </draw:frame>
        <draw:frame presentation:style-name="pr7" draw:text-style-name="P4" draw:layer="layout" svg:width="22.661cm" svg:height="12.497cm" svg:x="1.3cm" svg:y="4.325cm" presentation:class="outline" presentation:user-transformed="true">
          <draw:text-box>
            <text:list text:style-name="L8">
              <text:list-header>
                <text:p text:style-name="P42"><text:span text:style-name="T26">(</text:span><text:span text:style-name="T26">十四</text:span><text:span text:style-name="T26">)</text:span><text:span text:style-name="T26">決定最有利標後再洽廠商減價。</text:span><text:span text:style-name="T30">(</text:span><text:span text:style-name="T30">註：採購法第</text:span><text:span text:style-name="T30">56</text:span><text:span text:style-name="T30">條，最有利標評選辦法</text:span><text:span text:style-name="T30">)</text:span></text:p>
                <text:p text:style-name="P42"><text:span text:style-name="T26">(</text:span><text:span text:style-name="T26">十五</text:span><text:span text:style-name="T26">)</text:span><text:span text:style-name="T26">決定最有利標時未經評選委員會過半數之決定或機關首長之決定。</text:span><text:span text:style-name="T30">(</text:span><text:span text:style-name="T30">註：採購法第</text:span><text:span text:style-name="T30">56</text:span><text:span text:style-name="T30">條第</text:span><text:span text:style-name="T30">1</text:span><text:span text:style-name="T30">項，採購評選委員會審議規則第</text:span><text:span text:style-name="T30">9</text:span><text:span text:style-name="T30">條</text:span><text:span text:style-name="T30">)</text:span></text:p>
                <text:p text:style-name="P25"><text:span text:style-name="T26">(</text:span><text:span text:style-name="T26">十六</text:span><text:span text:style-name="T26">)</text:span><text:span text:style-name="T28">訂有底價之採購，廠商報價已在底價之內</text:span><text:span text:style-name="T28">(</text:span><text:span text:style-name="T28">包括平底價</text:span><text:span text:style-name="T28">)</text:span><text:span text:style-name="T28">，機關未予決標，而要求廠商減價。</text:span><text:span text:style-name="T30">(</text:span><text:span text:style-name="T30">註：採購法第</text:span><text:span text:style-name="T30">52</text:span><text:span text:style-name="T30">條，施行細則第</text:span><text:span text:style-name="T30">69</text:span><text:span text:style-name="T30">條，第</text:span><text:span text:style-name="T30">72</text:span><text:span text:style-name="T30">條第</text:span><text:span text:style-name="T30">2</text:span><text:span text:style-name="T30">項</text:span><text:span text:style-name="T30">)</text:span></text:p>
                <text:p text:style-name="P25"><text:span text:style-name="T26">(</text:span><text:span text:style-name="T26">十七</text:span><text:span text:style-name="T26">)</text:span><text:span text:style-name="T28">未更改招標文件內容而重行訂定之底價，除有正當理由外（例如匯率大幅波動影響底價之訂定），較廢標前合格廠商之最低標價為高。</text:span><text:span text:style-name="T30">(</text:span><text:span text:style-name="T30">註：採購法第</text:span><text:span text:style-name="T30">6</text:span><text:span text:style-name="T30">條、第</text:span><text:span text:style-name="T30">46</text:span><text:span text:style-name="T30">條第</text:span><text:span text:style-name="T30">1</text:span><text:span text:style-name="T30">項</text:span><text:span text:style-name="T30">)</text:span></text:p>
                <text:p text:style-name="P25"><text:span text:style-name="T26">(</text:span><text:span text:style-name="T26">十八</text:span><text:span text:style-name="T26">)</text:span><text:span text:style-name="T26">決標紀錄記載不全。</text:span><text:span text:style-name="T30">(</text:span><text:span text:style-name="T30">註：施行細則第</text:span><text:span text:style-name="T30">68</text:span><text:span text:style-name="T30">條</text:span><text:span text:style-name="T30">)</text:span></text:p>
              </text:list-header>
            </text:list>
          </draw:text-box>
        </draw:frame>
        <presentation:notes draw:style-name="dp2">
          <draw:page-thumbnail draw:style-name="gr2" draw:layer="layout" svg:width="13.652cm" svg:height="10.239cm" svg:x="2.43cm" svg:y="2.05cm" draw:page-number="32" presentation:class="page"/>
          <draw:frame presentation:style-name="pr5" draw:text-style-name="P6" draw:layer="layout" svg:width="13.569cm" svg:height="12.29cm" svg:x="2.468cm" svg:y="12.973cm" presentation:class="notes" presentation:placeholder="true">
            <draw:text-box/>
          </draw:frame>
        </presentation:notes>
      </draw:page>
      <draw:page draw:name="page33" draw:style-name="dp3" draw:master-page-name="預設" presentation:use-date-time-name="dtd1">
        <draw:custom-shape draw:name="投影片編號版面配置區 5" draw:style-name="gr34"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072cm" svg:height="3.175cm" svg:x="2.328cm" svg:y="1.163cm" presentation:class="title" presentation:user-transformed="true">
          <draw:text-box>
            <text:list text:style-name="L2">
              <text:list-header>
                <text:p text:style-name="P3"><text:span text:style-name="T46">十一、可能有圍標之嫌或宜注意之現象</text:span></text:p>
              </text:list-header>
            </text:list>
          </draw:text-box>
        </draw:frame>
        <draw:frame presentation:style-name="pr17" draw:text-style-name="P4" draw:layer="layout" svg:width="21.59cm" svg:height="12.524cm" svg:x="1.901cm" svg:y="4.524cm" presentation:class="outline" presentation:user-transformed="true">
          <draw:text-box>
            <text:list text:style-name="L6">
              <text:list-header>
                <text:p text:style-name="P9"><text:span text:style-name="T8">◆</text:span><text:span text:style-name="T9">錯誤態樣：</text:span></text:p>
              </text:list-header>
            </text:list>
            <text:list text:style-name="L7">
              <text:list-header>
                <text:p text:style-name="P9"><text:span text:style-name="T26">(</text:span><text:span text:style-name="T26">一</text:span><text:span text:style-name="T26">)</text:span><text:span text:style-name="T26">不肖人士蒐集領標廠商名稱。</text:span><text:span text:style-name="T30">(</text:span><text:span text:style-name="T30">註：採購法第</text:span><text:span text:style-name="T30">29</text:span><text:span text:style-name="T30">條，第</text:span><text:span text:style-name="T30">34</text:span><text:span text:style-name="T30">條第</text:span><text:span text:style-name="T30">2</text:span><text:span text:style-name="T30">項</text:span><text:span text:style-name="T30">)</text:span></text:p>
              </text:list-header>
            </text:list>
            <text:list text:style-name="L11">
              <text:list-header>
                <text:p text:style-name="P43"><text:span text:style-name="T26">(</text:span><text:span text:style-name="T26">二</text:span><text:span text:style-name="T26">)</text:span><text:span text:style-name="T26">領標投標期間於機關門口有不明人士徘徊。</text:span><text:span text:style-name="T30">(</text:span><text:span text:style-name="T30">採購法第</text:span><text:span text:style-name="T30">29</text:span><text:span text:style-name="T30">條，第</text:span><text:span text:style-name="T30">34</text:span><text:span text:style-name="T30">條第</text:span><text:span text:style-name="T30">2</text:span><text:span text:style-name="T30">項，第</text:span><text:span text:style-name="T30">87</text:span><text:span text:style-name="T30">條</text:span><text:span text:style-name="T30">)</text:span></text:p>
                <text:p text:style-name="P43"><text:span text:style-name="T26">(</text:span><text:span text:style-name="T26">三</text:span><text:span text:style-name="T26">)</text:span><text:span text:style-name="T26">繳納押標金之票據連號、所繳納之票據雖不連號卻由同一家銀行開具、押標金退還後流入同一戶頭、投標文件由同一處郵局寄出、掛號信連號、投標文件筆跡雷同、投標文件內容雷同。</text:span><text:span text:style-name="T30">(</text:span><text:span text:style-name="T30">註：採購法第</text:span><text:span text:style-name="T30">48</text:span><text:span text:style-name="T30">條第</text:span><text:span text:style-name="T30">1</text:span><text:span text:style-name="T30">項、第</text:span><text:span text:style-name="T30">50</text:span><text:span text:style-name="T30">條第</text:span><text:span text:style-name="T30">1</text:span><text:span text:style-name="T30">項，工程會</text:span><text:span text:style-name="T30">91</text:span><text:span text:style-name="T30">年</text:span><text:span text:style-name="T30">11</text:span><text:span text:style-name="T30">月</text:span><text:span text:style-name="T30">27</text:span><text:span text:style-name="T30">日工程企字第</text:span><text:span text:style-name="T30">09100516820</text:span><text:span text:style-name="T30">號令</text:span><text:span text:style-name="T30">)</text:span></text:p>
                <text:p text:style-name="P43"><text:span text:style-name="T26">(</text:span><text:span text:style-name="T26">四</text:span><text:span text:style-name="T26">)</text:span><text:span text:style-name="T26">以不具經驗之新手出席減價會議。</text:span></text:p>
                <text:p text:style-name="P43"><text:span text:style-name="T26">(</text:span><text:span text:style-name="T26">五</text:span><text:span text:style-name="T26">)</text:span><text:span text:style-name="T26">代表不同廠商出席會議之人員為同一廠商之人員。</text:span><text:span text:style-name="T30">(</text:span><text:span text:style-name="T30">註：同上午</text:span><text:span text:style-name="T30">)</text:span></text:p>
              </text:list-header>
            </text:list>
          </draw:text-box>
        </draw:frame>
        <presentation:notes draw:style-name="dp2">
          <draw:page-thumbnail draw:style-name="gr2" draw:layer="layout" svg:width="13.652cm" svg:height="10.239cm" svg:x="2.43cm" svg:y="2.05cm" draw:page-number="33" presentation:class="page"/>
          <draw:frame presentation:style-name="pr5" draw:text-style-name="P6" draw:layer="layout" svg:width="13.569cm" svg:height="12.29cm" svg:x="2.468cm" svg:y="12.973cm" presentation:class="notes" presentation:placeholder="true">
            <draw:text-box/>
          </draw:frame>
        </presentation:notes>
      </draw:page>
      <draw:page draw:name="page34" draw:style-name="dp3" draw:master-page-name="預設" presentation:use-date-time-name="dtd1">
        <draw:custom-shape draw:name="投影片編號版面配置區 5" draw:style-name="gr35"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2.648cm" svg:height="3.175cm" svg:x="2.752cm" svg:y="1.163cm" presentation:class="title" presentation:user-transformed="true">
          <draw:text-box>
            <text:list text:style-name="L2">
              <text:list-header>
                <text:p text:style-name="P3"><text:span text:style-name="T46">十一、可能有圍標之嫌或宜注意之現象</text:span></text:p>
              </text:list-header>
            </text:list>
          </draw:text-box>
        </draw:frame>
        <draw:frame presentation:style-name="pr22" draw:text-style-name="P4" draw:layer="layout" svg:width="20.955cm" svg:height="12.947cm" svg:x="1.9cm" svg:y="4.325cm" presentation:class="outline" presentation:user-transformed="true">
          <draw:text-box>
            <text:list text:style-name="L8">
              <text:list-header>
                <text:p text:style-name="P43"><text:span text:style-name="T26">(</text:span><text:span text:style-name="T26">六</text:span><text:span text:style-name="T26">)</text:span><text:span text:style-name="T26">偽造外國廠商簽名。</text:span><text:span text:style-name="T30">(</text:span><text:span text:style-name="T30">註：採購法第</text:span><text:span text:style-name="T30">50</text:span><text:span text:style-name="T30">條第</text:span><text:span text:style-name="T30">1</text:span><text:span text:style-name="T30">項</text:span><text:span text:style-name="T30">)</text:span></text:p>
                <text:p text:style-name="P43"><text:span text:style-name="T27">(</text:span><text:span text:style-name="T26">七</text:span><text:span text:style-name="T26">)</text:span><text:span text:style-name="T26">變造外國廠商文件。</text:span><text:span text:style-name="T30">(</text:span><text:span text:style-name="T30">註：同上</text:span><text:span text:style-name="T30">)</text:span></text:p>
                <text:p text:style-name="P43"><text:span text:style-name="T26">(</text:span><text:span text:style-name="T26">八</text:span><text:span text:style-name="T26">)</text:span><text:span text:style-name="T26">不同投標廠商提出由同一廠商具名之文件，例如授權各該不同廠商對同一案件投標。部分投標廠商未繳押標金。 </text:span><text:span text:style-name="T30">(</text:span><text:span text:style-name="T30">註：採購法第</text:span><text:span text:style-name="T30">48</text:span><text:span text:style-name="T30">條第</text:span><text:span text:style-name="T30">1</text:span><text:span text:style-name="T30">項、第</text:span><text:span text:style-name="T30">50</text:span><text:span text:style-name="T30">條第</text:span><text:span text:style-name="T30">1</text:span><text:span text:style-name="T30">項</text:span><text:span text:style-name="T30">)</text:span></text:p>
                <text:p text:style-name="P43"><text:span text:style-name="T26">(</text:span><text:span text:style-name="T26">九</text:span><text:span text:style-name="T26">)</text:span><text:span text:style-name="T26">廠商標封內為空白文件、無關文件或空無一物。</text:span><text:span text:style-name="T30">(</text:span><text:span text:style-name="T30">註：同上</text:span><text:span text:style-name="T30">)</text:span></text:p>
                <text:p text:style-name="P43"><text:span text:style-name="T26">(</text:span><text:span text:style-name="T26">十</text:span><text:span text:style-name="T26">)</text:span><text:span text:style-name="T26">明顯不符合資格條件之廠商參與投標。 </text:span><text:span text:style-name="T30">(</text:span><text:span text:style-name="T30">註：同上</text:span><text:span text:style-name="T30">)</text:span></text:p>
                <text:p text:style-name="P43"><text:span text:style-name="T26">(</text:span><text:span text:style-name="T26">十一</text:span><text:span text:style-name="T26">)</text:span><text:span text:style-name="T26">廠商間相互約束活動之行為，例如：彼此協議限制交易地區、分配工程、提高標價造成廢標、不為投標、不越區競標、訂定違規制裁手段、為獲得分包機會而陪標。</text:span><text:span text:style-name="T30">(</text:span><text:span text:style-name="T30">註：同上</text:span><text:span text:style-name="T30">)</text:span></text:p>
                <text:p text:style-name="P43"><text:span text:style-name="T26">(</text:span><text:span text:style-name="T26">十二</text:span><text:span text:style-name="T26">)</text:span><text:span text:style-name="T26">廠商間彼此製造競爭假象，誤導招標機關而取得交易機會。</text:span><text:span text:style-name="T30">(</text:span><text:span text:style-name="T30">註：同上</text:span><text:span text:style-name="T30">)</text:span></text:p>
              </text:list-header>
            </text:list>
          </draw:text-box>
        </draw:frame>
        <presentation:notes draw:style-name="dp2">
          <draw:page-thumbnail draw:style-name="gr2" draw:layer="layout" svg:width="13.652cm" svg:height="10.239cm" svg:x="2.43cm" svg:y="2.05cm" draw:page-number="34" presentation:class="page"/>
          <draw:frame presentation:style-name="pr5" draw:text-style-name="P6" draw:layer="layout" svg:width="13.569cm" svg:height="12.29cm" svg:x="2.468cm" svg:y="12.973cm" presentation:class="notes" presentation:placeholder="true">
            <draw:text-box/>
          </draw:frame>
        </presentation:notes>
      </draw:page>
      <draw:page draw:name="page35" draw:style-name="dp3" draw:master-page-name="預設" presentation:use-date-time-name="dtd1">
        <draw:custom-shape draw:name="投影片編號版面配置區 5" draw:style-name="gr36"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二、履約程序</text:span></text:p>
              </text:list-header>
            </text:list>
          </draw:text-box>
        </draw:frame>
        <draw:frame presentation:style-name="pr23" draw:text-style-name="P4" draw:layer="layout" svg:width="21.59cm" svg:height="12.736cm" svg:x="1.901cm" svg:y="4.524cm" presentation:class="outline" presentation:user-transformed="true">
          <draw:text-box>
            <text:list text:style-name="L6">
              <text:list-header>
                <text:p text:style-name="P9"><text:span text:style-name="T8">◆</text:span><text:span text:style-name="T9">錯誤態樣：</text:span></text:p>
              </text:list-header>
            </text:list>
            <text:list text:style-name="L7">
              <text:list-header>
                <text:p text:style-name="P9"><text:span text:style-name="T26">(</text:span><text:span text:style-name="T26">一</text:span><text:span text:style-name="T26">)</text:span><text:span text:style-name="T26">未確實辦理履約管理，例如：廠商使用非法運輸工具；使用非法外勞；未落實勞工安全；亂倒廢棄物；不宜雨天施工者未予制止。</text:span><text:span text:style-name="T30">(</text:span><text:span text:style-name="T30">註：採購法第</text:span><text:span text:style-name="T30">3</text:span><text:span text:style-name="T30">條、第</text:span><text:span text:style-name="T30">63</text:span><text:span text:style-name="T30">條、第</text:span><text:span text:style-name="T30">70</text:span><text:span text:style-name="T30">條</text:span><text:span text:style-name="T30">)</text:span></text:p>
              </text:list-header>
            </text:list>
            <text:list text:style-name="L8">
              <text:list-header>
                <text:p text:style-name="P28"><text:span text:style-name="T26">(</text:span><text:span text:style-name="T26">二</text:span><text:span text:style-name="T26">)</text:span><text:span text:style-name="T26">查驗或驗收作業不實，例如：依廠商建議之區域鑽心取樣。</text:span><text:span text:style-name="T30">(</text:span><text:span text:style-name="T30">註：採購法第</text:span><text:span text:style-name="T30">63</text:span><text:span text:style-name="T30">條、第</text:span><text:span text:style-name="T30">70</text:span><text:span text:style-name="T30">條、第</text:span><text:span text:style-name="T30">72</text:span><text:span text:style-name="T30">條</text:span><text:span text:style-name="T30">)</text:span></text:p>
                <text:p text:style-name="P28"><text:span text:style-name="T26">(</text:span><text:span text:style-name="T26">三</text:span><text:span text:style-name="T26">)</text:span><text:span text:style-name="T26">有採購法第</text:span><text:span text:style-name="T26">101</text:span><text:span text:style-name="T26">條第</text:span><text:span text:style-name="T26">1</text:span><text:span text:style-name="T26">項各款情形之一而未通知廠商將刊登政府採購公報，或通知時未附記救濟程序及期限或附記錯誤；或答復異議時未附記救濟程序及期限。</text:span><text:span text:style-name="T30">(</text:span><text:span text:style-name="T30">註：採購法第</text:span><text:span text:style-name="T30">101</text:span><text:span text:style-name="T30">條、第</text:span><text:span text:style-name="T30">102</text:span><text:span text:style-name="T30">條，施行細則第</text:span><text:span text:style-name="T30">109</text:span><text:span text:style-name="T30">條之一</text:span><text:span text:style-name="T30">)</text:span></text:p>
                <text:p text:style-name="P28"><text:span text:style-name="T26">(</text:span><text:span text:style-name="T26">四</text:span><text:span text:style-name="T26">)</text:span><text:span text:style-name="T26">未將國內員工總人數逾一百人之廠商資料彙送至主管機關決標資料庫。</text:span><text:span text:style-name="T30">(</text:span><text:span text:style-name="T30">註：公報發行辦法第</text:span><text:span text:style-name="T30">14</text:span><text:span text:style-name="T30">條</text:span><text:span text:style-name="T30">)</text:span></text:p>
                <text:p text:style-name="P28"><text:span text:style-name="T26">(</text:span><text:span text:style-name="T26">五</text:span><text:span text:style-name="T26">)</text:span><text:span text:style-name="T26">對於轉包行為視若無睹。</text:span><text:span text:style-name="T30">(</text:span><text:span text:style-name="T30">註：採購法第條、第</text:span><text:span text:style-name="T30">66</text:span><text:span text:style-name="T30">條、第</text:span><text:span text:style-name="T30">101</text:span><text:span text:style-name="T30">條第</text:span><text:span text:style-name="T30">1</text:span><text:span text:style-name="T30">項第</text:span><text:span text:style-name="T30">11</text:span><text:span text:style-name="T30">款</text:span><text:span text:style-name="T30">)</text:span></text:p>
              </text:list-header>
            </text:list>
          </draw:text-box>
        </draw:frame>
        <presentation:notes draw:style-name="dp2">
          <draw:page-thumbnail draw:style-name="gr2" draw:layer="layout" svg:width="13.652cm" svg:height="10.239cm" svg:x="2.43cm" svg:y="2.05cm" draw:page-number="35" presentation:class="page"/>
          <draw:frame presentation:style-name="pr5" draw:text-style-name="P6" draw:layer="layout" svg:width="13.569cm" svg:height="12.29cm" svg:x="2.468cm" svg:y="12.973cm" presentation:class="notes" presentation:placeholder="true">
            <draw:text-box/>
          </draw:frame>
        </presentation:notes>
      </draw:page>
      <draw:page draw:name="page36" draw:style-name="dp3" draw:master-page-name="預設" presentation:use-date-time-name="dtd1">
        <draw:custom-shape draw:name="投影片編號版面配置區 5" draw:style-name="gr37"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二、履約程序</text:span></text:p>
              </text:list-header>
            </text:list>
          </draw:text-box>
        </draw:frame>
        <draw:frame presentation:style-name="pr19" draw:text-style-name="P4" draw:layer="layout" svg:width="21.59cm" svg:height="11.43cm" svg:x="1.698cm" svg:y="4.524cm" presentation:class="outline" presentation:user-transformed="true">
          <draw:text-box>
            <text:list text:style-name="L8">
              <text:list-header>
                <text:p text:style-name="P42"><text:span text:style-name="T26">(</text:span><text:span text:style-name="T26">六</text:span><text:span text:style-name="T26">)</text:span><text:span text:style-name="T26">代表廠商出席會議之人員為未得標廠商之人員。</text:span><text:span text:style-name="T30">(</text:span><text:span text:style-name="T30">註：採購法第</text:span><text:span text:style-name="T30">50</text:span><text:span text:style-name="T30">條第</text:span><text:span text:style-name="T30">1</text:span><text:span text:style-name="T30">項、第</text:span><text:span text:style-name="T30">65</text:span><text:span text:style-name="T30">條、第</text:span><text:span text:style-name="T30">66</text:span><text:span text:style-name="T30">條、第</text:span><text:span text:style-name="T30">87</text:span><text:span text:style-name="T30">條、第</text:span><text:span text:style-name="T30">101</text:span><text:span text:style-name="T30">條</text:span><text:span text:style-name="T30">)</text:span></text:p>
                <text:p text:style-name="P42"><text:span text:style-name="T26">(</text:span><text:span text:style-name="T26">七</text:span><text:span text:style-name="T26">)</text:span><text:span text:style-name="T26">刁難廠商使用同等品。</text:span><text:span text:style-name="T30">(</text:span><text:span text:style-name="T30">註：採購法第</text:span><text:span text:style-name="T30">26</text:span><text:span text:style-name="T30">條、第</text:span><text:span text:style-name="T30">88</text:span><text:span text:style-name="T30">條，施行細則第</text:span><text:span text:style-name="T30">25</text:span><text:span text:style-name="T30">條，採購契約要項第</text:span><text:span text:style-name="T30">21</text:span><text:span text:style-name="T30">點，工程會</text:span><text:span text:style-name="T30">90</text:span><text:span text:style-name="T30">年</text:span><text:span text:style-name="T30">11</text:span><text:span text:style-name="T30">月</text:span><text:span text:style-name="T30">9</text:span><text:span text:style-name="T30">日工程企字第</text:span><text:span text:style-name="T30">90043793</text:span><text:span text:style-name="T30">號令</text:span><text:span text:style-name="T30">)</text:span></text:p>
                <text:p text:style-name="P42"><text:span text:style-name="T26">(</text:span><text:span text:style-name="T26">八</text:span><text:span text:style-name="T26">)</text:span><text:span text:style-name="T26">未規定主要部分卻刁難廠商分包。</text:span><text:span text:style-name="T30">(</text:span><text:span text:style-name="T30">註：採購法第</text:span><text:span text:style-name="T30">65</text:span><text:span text:style-name="T30">條、第</text:span><text:span text:style-name="T30">67</text:span><text:span text:style-name="T30">條，施行細則第</text:span><text:span text:style-name="T30">87</text:span><text:span text:style-name="T30">條</text:span><text:span text:style-name="T30">)</text:span></text:p>
                <text:p text:style-name="P42"><text:span text:style-name="T26">(</text:span><text:span text:style-name="T26">九</text:span><text:span text:style-name="T26">)</text:span><text:span text:style-name="T26">任意允許廠商辦理契約變更。</text:span><text:span text:style-name="T30">(</text:span><text:span text:style-name="T30">註：採購法第六條、採購契約要項第</text:span><text:span text:style-name="T30">21</text:span><text:span text:style-name="T30">點，工程會</text:span><text:span text:style-name="T30">91</text:span><text:span text:style-name="T30">年</text:span><text:span text:style-name="T30">3</text:span><text:span text:style-name="T30">月</text:span><text:span text:style-name="T30">29</text:span><text:span text:style-name="T30">日工程企字第</text:span><text:span text:style-name="T30">91012359</text:span><text:span text:style-name="T30">號函釋例</text:span><text:span text:style-name="T30">)</text:span></text:p>
                <text:p text:style-name="P42"><text:span text:style-name="T26">(</text:span><text:span text:style-name="T26">十</text:span><text:span text:style-name="T26">)</text:span><text:span text:style-name="T26">全部不發還保證金之情形過當。</text:span><text:span text:style-name="T30">(</text:span><text:span text:style-name="T30">註：押保辦法第</text:span><text:span text:style-name="T30">20</text:span><text:span text:style-name="T30">條</text:span><text:span text:style-name="T30">)</text:span></text:p>
              </text:list-header>
            </text:list>
          </draw:text-box>
        </draw:frame>
        <presentation:notes draw:style-name="dp2">
          <draw:page-thumbnail draw:style-name="gr2" draw:layer="layout" svg:width="13.652cm" svg:height="10.239cm" svg:x="2.43cm" svg:y="2.05cm" draw:page-number="36" presentation:class="page"/>
          <draw:frame presentation:style-name="pr5" draw:text-style-name="P6" draw:layer="layout" svg:width="13.569cm" svg:height="12.29cm" svg:x="2.468cm" svg:y="12.973cm" presentation:class="notes" presentation:placeholder="true">
            <draw:text-box/>
          </draw:frame>
        </presentation:notes>
      </draw:page>
      <draw:page draw:name="page37" draw:style-name="dp3" draw:master-page-name="預設" presentation:use-date-time-name="dtd1">
        <draw:custom-shape draw:name="投影片編號版面配置區 5" draw:style-name="gr38"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二、履約程序</text:span></text:p>
              </text:list-header>
            </text:list>
          </draw:text-box>
        </draw:frame>
        <draw:frame presentation:style-name="pr20" draw:text-style-name="P4" draw:layer="layout" svg:width="21.59cm" svg:height="12.845cm" svg:x="1.901cm" svg:y="4.325cm" presentation:class="outline" presentation:user-transformed="true">
          <draw:text-box>
            <text:list text:style-name="L8">
              <text:list-header>
                <text:p text:style-name="P44"><text:span text:style-name="T41">(</text:span><text:span text:style-name="T41">十一</text:span><text:span text:style-name="T41">)</text:span><text:span text:style-name="T41">補助或委託機關未盡到監督法人或團體依採購法辦理之責任。</text:span><text:span text:style-name="T42">(</text:span><text:span text:style-name="T42">註：採購法第</text:span><text:span text:style-name="T42">4</text:span><text:span text:style-name="T42">條、第</text:span><text:span text:style-name="T42">5</text:span><text:span text:style-name="T42">條，施行細則第</text:span><text:span text:style-name="T42">2</text:span><text:span text:style-name="T42">條至第</text:span><text:span text:style-name="T42">4</text:span><text:span text:style-name="T42">條</text:span><text:span text:style-name="T42">)</text:span></text:p>
                <text:p text:style-name="P44"><text:span text:style-name="T41">(</text:span><text:span text:style-name="T41">十二</text:span><text:span text:style-name="T41">)</text:span><text:span text:style-name="T41">未依規定期限驗收或付款。</text:span><text:span text:style-name="T42">(</text:span><text:span text:style-name="T42">註：採購法第</text:span><text:span text:style-name="T42">6</text:span><text:span text:style-name="T42">條、第</text:span><text:span text:style-name="T42">71</text:span><text:span text:style-name="T42">條第</text:span><text:span text:style-name="T42">1</text:span><text:span text:style-name="T42">項，施行細則第</text:span><text:span text:style-name="T42">92</text:span><text:span text:style-name="T42">條至第</text:span><text:span text:style-name="T42">95</text:span><text:span text:style-name="T42">條</text:span><text:span text:style-name="T42">)</text:span></text:p>
              </text:list-header>
            </text:list>
          </draw:text-box>
        </draw:frame>
        <presentation:notes draw:style-name="dp2">
          <draw:page-thumbnail draw:style-name="gr2" draw:layer="layout" svg:width="13.652cm" svg:height="10.239cm" svg:x="2.43cm" svg:y="2.05cm" draw:page-number="37" presentation:class="page"/>
          <draw:frame presentation:style-name="pr5" draw:text-style-name="P6" draw:layer="layout" svg:width="13.569cm" svg:height="12.29cm" svg:x="2.468cm" svg:y="12.973cm" presentation:class="notes" presentation:placeholder="true">
            <draw:text-box/>
          </draw:frame>
        </presentation:notes>
      </draw:page>
      <draw:page draw:name="page38" draw:style-name="dp3" draw:master-page-name="預設" presentation:use-date-time-name="dtd1">
        <draw:custom-shape draw:name="投影片編號版面配置區 5" draw:style-name="gr39"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三、其他不法不當行為</text:span></text:p>
              </text:list-header>
            </text:list>
          </draw:text-box>
        </draw:frame>
        <draw:frame presentation:style-name="pr6" draw:text-style-name="P4" draw:layer="layout" svg:width="21.59cm" svg:height="12.735cm" svg:x="1.901cm" svg:y="4.122cm" presentation:class="outline" presentation:user-transformed="true">
          <draw:text-box>
            <text:list text:style-name="L6">
              <text:list-header>
                <text:p text:style-name="P9"><text:span text:style-name="T8">◆</text:span><text:span text:style-name="T9">錯誤態樣：</text:span></text:p>
              </text:list-header>
            </text:list>
            <text:list text:style-name="L7">
              <text:list-header>
                <text:p text:style-name="P9"><text:span text:style-name="T26">(</text:span><text:span text:style-name="T26">一</text:span><text:span text:style-name="T26">)</text:span><text:span text:style-name="T26">利用職務關係對廠商要求、期約或收受賄賂、回扣、餽贈、優惠交易或其他不正利益。</text:span><text:span text:style-name="T30">(</text:span><text:span text:style-name="T30">註：採購法第</text:span><text:span text:style-name="T30">6</text:span><text:span text:style-name="T30">條、第</text:span><text:span text:style-name="T30">71</text:span><text:span text:style-name="T30">條第</text:span><text:span text:style-name="T30">1</text:span><text:span text:style-name="T30">項，施行細則第</text:span><text:span text:style-name="T30">92</text:span><text:span text:style-name="T30">條至第</text:span><text:span text:style-name="T30">95</text:span><text:span text:style-name="T30">條</text:span><text:span text:style-name="T30">)</text:span></text:p>
              </text:list-header>
            </text:list>
            <text:list text:style-name="L8">
              <text:list-header>
                <text:p text:style-name="P43"><text:span text:style-name="T26">(</text:span><text:span text:style-name="T26">二</text:span><text:span text:style-name="T26">)</text:span><text:span text:style-name="T26">接受與職務有關廠商之食、宿、交通、娛樂、旅遊、冶遊或其他類似情形之免費或優惠招待。 </text:span><text:span text:style-name="T30">(</text:span><text:span text:style-name="T30">註：倫理準則第</text:span><text:span text:style-name="T30">7</text:span><text:span text:style-name="T30">條第</text:span><text:span text:style-name="T30">2</text:span><text:span text:style-name="T30">款</text:span><text:span text:style-name="T30">)</text:span></text:p>
                <text:p text:style-name="P43"><text:span text:style-name="T26">(</text:span><text:span text:style-name="T26">三</text:span><text:span text:style-name="T26">)</text:span><text:span text:style-name="T26">不依法令規定辦理採購。</text:span><text:span text:style-name="T30">(</text:span><text:span text:style-name="T30">註：採購法第</text:span><text:span text:style-name="T30">3</text:span><text:span text:style-name="T30">條，倫理準則第</text:span><text:span text:style-name="T30">7</text:span><text:span text:style-name="T30">條第</text:span><text:span text:style-name="T30">3</text:span><text:span text:style-name="T30">款至第</text:span><text:span text:style-name="T30">5</text:span><text:span text:style-name="T30">款</text:span><text:span text:style-name="T30">)</text:span></text:p>
                <text:p text:style-name="P43"><text:span text:style-name="T26">(</text:span><text:span text:style-name="T26">四</text:span><text:span text:style-name="T26">)</text:span><text:span text:style-name="T26">妨礙採購效率</text:span><text:span text:style-name="T26">(</text:span><text:span text:style-name="T26">例如一再開標流標廢標不知檢討</text:span><text:span text:style-name="T26">)</text:span><text:span text:style-name="T26">。</text:span><text:span text:style-name="T30">(</text:span><text:span text:style-name="T30">註：同上</text:span><text:span text:style-name="T30">)</text:span></text:p>
                <text:p text:style-name="P43"><text:span text:style-name="T26">(</text:span><text:span text:style-name="T26">五</text:span><text:span text:style-name="T26">)</text:span><text:span text:style-name="T26">浪費國家資源</text:span><text:span text:style-name="T26">(</text:span><text:span text:style-name="T26">例如呆料、存貨過多仍繼續採購；為消化預算而辦理不必要之採購</text:span><text:span text:style-name="T26">)</text:span><text:span text:style-name="T26">。</text:span><text:span text:style-name="T30">(</text:span><text:span text:style-name="T30">註：同上</text:span><text:span text:style-name="T30">)</text:span></text:p>
              </text:list-header>
            </text:list>
          </draw:text-box>
        </draw:frame>
        <presentation:notes draw:style-name="dp2">
          <draw:page-thumbnail draw:style-name="gr2" draw:layer="layout" svg:width="13.652cm" svg:height="10.239cm" svg:x="2.43cm" svg:y="2.05cm" draw:page-number="38" presentation:class="page"/>
          <draw:frame presentation:style-name="pr5" draw:text-style-name="P6" draw:layer="layout" svg:width="13.569cm" svg:height="12.29cm" svg:x="2.468cm" svg:y="12.973cm" presentation:class="notes" presentation:placeholder="true">
            <draw:text-box/>
          </draw:frame>
        </presentation:notes>
      </draw:page>
      <draw:page draw:name="page39" draw:style-name="dp3" draw:master-page-name="預設" presentation:use-date-time-name="dtd1">
        <draw:custom-shape draw:name="投影片編號版面配置區 5" draw:style-name="gr40"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三、其他不法不當行為</text:span></text:p>
              </text:list-header>
            </text:list>
          </draw:text-box>
        </draw:frame>
        <draw:frame presentation:style-name="pr7" draw:text-style-name="P4" draw:layer="layout" svg:width="23.724cm" svg:height="12.497cm" svg:x="0.838cm" svg:y="4.444cm" presentation:class="outline" presentation:user-transformed="true">
          <draw:text-box>
            <text:list text:style-name="L8">
              <text:list-header>
                <text:p text:style-name="P28"><text:span text:style-name="T26">(</text:span><text:span text:style-name="T26">六</text:span><text:span text:style-name="T26">)</text:span><text:span text:style-name="T26">未公正辦理採購</text:span><text:span text:style-name="T26">(</text:span><text:span text:style-name="T26">例如未執行利益迴避</text:span><text:span text:style-name="T26">)</text:span><text:span text:style-name="T26">。</text:span><text:span text:style-name="T30">(</text:span><text:span text:style-name="T30">註：採購法第</text:span><text:span text:style-name="T30">6</text:span><text:span text:style-name="T30">條，第</text:span><text:span text:style-name="T30">15</text:span><text:span text:style-name="T30">條、採購評選委員會審議規則第</text:span><text:span text:style-name="T30">14</text:span><text:span text:style-name="T30">條，倫理準則第</text:span><text:span text:style-name="T30">7</text:span><text:span text:style-name="T30">條第</text:span><text:span text:style-name="T30">6</text:span><text:span text:style-name="T30">款</text:span><text:span text:style-name="T30">)</text:span></text:p>
                <text:p text:style-name="P28"><text:span text:style-name="T26">(</text:span><text:span text:style-name="T26">七</text:span><text:span text:style-name="T26">)</text:span><text:span text:style-name="T26">洩漏應保守秘密之採購資訊。</text:span><text:span text:style-name="T30">(</text:span><text:span text:style-name="T30">註：採購法第</text:span><text:span text:style-name="T30">34</text:span><text:span text:style-name="T30">條，倫理準則第</text:span><text:span text:style-name="T30">7</text:span><text:span text:style-name="T30">條第</text:span><text:span text:style-name="T30">7</text:span><text:span text:style-name="T30">款</text:span><text:span text:style-name="T30">)</text:span></text:p>
                <text:p text:style-name="P28"><text:span text:style-name="T26">(</text:span><text:span text:style-name="T26">八</text:span><text:span text:style-name="T26">)</text:span><text:span text:style-name="T26">利用機關場所營私或公器私用。</text:span><text:span text:style-name="T30">(</text:span><text:span text:style-name="T30">註：倫理準則第</text:span><text:span text:style-name="T30">7</text:span><text:span text:style-name="T30">條第</text:span><text:span text:style-name="T30">8</text:span><text:span text:style-name="T30">款</text:span><text:span text:style-name="T30">)</text:span></text:p>
                <text:p text:style-name="P28"><text:span text:style-name="T26">(</text:span><text:span text:style-name="T26">九</text:span><text:span text:style-name="T26">)</text:span><text:span text:style-name="T26">利用職務關係募款或從事商業活動。</text:span><text:span text:style-name="T30">(</text:span><text:span text:style-name="T30">註：倫理準則第</text:span><text:span text:style-name="T30">7</text:span><text:span text:style-name="T30">條第</text:span><text:span text:style-name="T30">9</text:span><text:span text:style-name="T30">款</text:span><text:span text:style-name="T30">)</text:span></text:p>
                <text:p text:style-name="P28"><text:span text:style-name="T26">(</text:span><text:span text:style-name="T26">十</text:span><text:span text:style-name="T26">)</text:span><text:span text:style-name="T26">利用職務所獲非公開資訊圖私人不正利益。</text:span><text:span text:style-name="T30">(</text:span><text:span text:style-name="T30">註：倫理準則第</text:span><text:span text:style-name="T30">7</text:span><text:span text:style-name="T30">條第</text:span><text:span text:style-name="T30">10</text:span><text:span text:style-name="T30">款</text:span><text:span text:style-name="T30">)</text:span></text:p>
                <text:p text:style-name="P28"><text:span text:style-name="T26">(</text:span><text:span text:style-name="T26">十一</text:span><text:span text:style-name="T26">)</text:span><text:span text:style-name="T26">於機關任職期間同時為廠商所僱用。 </text:span><text:span text:style-name="T30">(</text:span><text:span text:style-name="T30">註：倫理準則第</text:span><text:span text:style-name="T30">7</text:span><text:span text:style-name="T30">條第</text:span><text:span text:style-name="T30">11</text:span><text:span text:style-name="T30">款</text:span><text:span text:style-name="T30">)</text:span></text:p>
                <text:p text:style-name="P28"><text:span text:style-name="T26">(</text:span><text:span text:style-name="T26">十二</text:span><text:span text:style-name="T26">)</text:span><text:span text:style-name="T26">於公務場所張貼或懸掛廠商廣告物。</text:span><text:span text:style-name="T30">(</text:span><text:span text:style-name="T30">註：倫理準則第</text:span><text:span text:style-name="T30">7</text:span><text:span text:style-name="T30">條第</text:span><text:span text:style-name="T30">12</text:span><text:span text:style-name="T30">款</text:span><text:span text:style-name="T30">)</text:span></text:p>
                <text:p text:style-name="P45"><text:span text:style-name="T26">(</text:span><text:span text:style-name="T26">十三</text:span><text:span text:style-name="T26">)</text:span><text:span text:style-name="T26">利用職務關係媒介親友至廠商處所任職。</text:span><text:span text:style-name="T30">(</text:span><text:span text:style-name="T30">註：倫理準則第</text:span><text:span text:style-name="T30">7</text:span><text:span text:style-name="T30">條第</text:span><text:span text:style-name="T30">13</text:span><text:span text:style-name="T30">款</text:span><text:span text:style-name="T30">)</text:span></text:p>
              </text:list-header>
            </text:list>
          </draw:text-box>
        </draw:frame>
        <presentation:notes draw:style-name="dp2">
          <draw:page-thumbnail draw:style-name="gr2" draw:layer="layout" svg:width="13.652cm" svg:height="10.239cm" svg:x="2.43cm" svg:y="2.05cm" draw:page-number="39" presentation:class="page"/>
          <draw:frame presentation:style-name="pr5" draw:text-style-name="P6" draw:layer="layout" svg:width="13.569cm" svg:height="12.29cm" svg:x="2.468cm" svg:y="12.973cm" presentation:class="notes" presentation:placeholder="true">
            <draw:text-box/>
          </draw:frame>
        </presentation:notes>
      </draw:page>
      <draw:page draw:name="page40" draw:style-name="dp3" draw:master-page-name="預設" presentation:use-date-time-name="dtd1">
        <draw:custom-shape draw:name="投影片編號版面配置區 5" draw:style-name="gr41"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三、其他不法不當行為</text:span></text:p>
              </text:list-header>
            </text:list>
          </draw:text-box>
        </draw:frame>
        <draw:frame presentation:style-name="pr24" draw:text-style-name="P4" draw:layer="layout" svg:width="22.502cm" svg:height="13.203cm" svg:x="1.901cm" svg:y="4.523cm" presentation:class="outline" presentation:user-transformed="true">
          <draw:text-box>
            <text:list text:style-name="L8">
              <text:list-header>
                <text:p text:style-name="P45"><text:span text:style-name="T26">(</text:span><text:span text:style-name="T26">十四</text:span><text:span text:style-name="T26">)</text:span><text:span text:style-name="T26">利用職務關係與廠商有借貸或非經公開交易之投資關係。</text:span><text:span text:style-name="T30">(</text:span><text:span text:style-name="T30">註：倫理準則第</text:span><text:span text:style-name="T30">7</text:span><text:span text:style-name="T30">條第</text:span><text:span text:style-name="T30">14</text:span><text:span text:style-name="T30">款</text:span><text:span text:style-name="T30">)</text:span></text:p>
                <text:p text:style-name="P45"><text:span text:style-name="T26">(</text:span><text:span text:style-name="T26">十五</text:span><text:span text:style-name="T26">)</text:span><text:span text:style-name="T26">要求廠商提供與採購無關之服務。</text:span><text:span text:style-name="T30">(</text:span><text:span text:style-name="T30">註：倫理準則第</text:span><text:span text:style-name="T30">7</text:span><text:span text:style-name="T30">條第</text:span><text:span text:style-name="T30">15</text:span><text:span text:style-name="T30">款</text:span><text:span text:style-name="T30">)</text:span></text:p>
                <text:p text:style-name="P45"><text:span text:style-name="T26">(</text:span><text:span text:style-name="T26">十六</text:span><text:span text:style-name="T26">)</text:span><text:span text:style-name="T26">為廠商請託或關說。</text:span><text:span text:style-name="T30">(</text:span><text:span text:style-name="T30">註：採購法第</text:span><text:span text:style-name="T30">16</text:span><text:span text:style-name="T30">條、倫理準則第</text:span><text:span text:style-name="T30">7</text:span><text:span text:style-name="T30">條第</text:span><text:span text:style-name="T30">16</text:span><text:span text:style-name="T30">款</text:span><text:span text:style-name="T30">)</text:span></text:p>
                <text:p text:style-name="P45"><text:span text:style-name="T26">(</text:span><text:span text:style-name="T26">十七</text:span><text:span text:style-name="T26">)</text:span><text:span text:style-name="T26">意圖為私人不正利益而高估預算、底價或應付契約價金，或為不當之規劃、設計、招標、審標、決標、履約管理或驗收。</text:span><text:span text:style-name="T30">(</text:span><text:span text:style-name="T30">註：採購法第</text:span><text:span text:style-name="T30">6</text:span><text:span text:style-name="T30">條、第</text:span><text:span text:style-name="T30">46</text:span><text:span text:style-name="T30">條，倫理準則第</text:span><text:span text:style-name="T30">7</text:span><text:span text:style-name="T30">條第</text:span><text:span text:style-name="T30">17</text:span><text:span text:style-name="T30">款</text:span><text:span text:style-name="T30">)</text:span></text:p>
                <text:p text:style-name="P45"><text:span text:style-name="T26">(</text:span><text:span text:style-name="T26">十八</text:span><text:span text:style-name="T26">)</text:span><text:span text:style-name="T26">藉婚喪喜慶機會向廠商索取金錢或財物。</text:span><text:span text:style-name="T30">(</text:span><text:span text:style-name="T30">註：倫理準則第</text:span><text:span text:style-name="T30">7</text:span><text:span text:style-name="T30">條第</text:span><text:span text:style-name="T30">18</text:span><text:span text:style-name="T30">款</text:span><text:span text:style-name="T30">) </text:span></text:p>
                <text:p text:style-name="P45"><text:span text:style-name="T26">(</text:span><text:span text:style-name="T26">十九</text:span><text:span text:style-name="T26">)</text:span><text:span text:style-name="T26">從事足以影響採購人員尊嚴或使一般人認其有不能公正執行職務之事務或活動。</text:span><text:span text:style-name="T26">(</text:span><text:span text:style-name="T26">例如與廠商人員結伴出國旅遊</text:span><text:span text:style-name="T26">)</text:span><text:span text:style-name="T30">(</text:span><text:span text:style-name="T30">註：倫理準則第</text:span><text:span text:style-name="T30">7</text:span><text:span text:style-name="T30">條第</text:span><text:span text:style-name="T30">19</text:span><text:span text:style-name="T30">款</text:span><text:span text:style-name="T30">)</text:span></text:p>
              </text:list-header>
            </text:list>
          </draw:text-box>
        </draw:frame>
        <presentation:notes draw:style-name="dp2">
          <draw:page-thumbnail draw:style-name="gr2" draw:layer="layout" svg:width="13.652cm" svg:height="10.239cm" svg:x="2.43cm" svg:y="2.05cm" draw:page-number="40" presentation:class="page"/>
          <draw:frame presentation:style-name="pr5" draw:text-style-name="P6" draw:layer="layout" svg:width="13.569cm" svg:height="12.29cm" svg:x="2.468cm" svg:y="12.973cm" presentation:class="notes" presentation:placeholder="true">
            <draw:text-box/>
          </draw:frame>
        </presentation:notes>
      </draw:page>
      <draw:page draw:name="page41" draw:style-name="dp3" draw:master-page-name="預設" presentation:use-date-time-name="dtd1">
        <draw:custom-shape draw:name="投影片編號版面配置區 5" draw:style-name="gr42" draw:text-style-name="P2" draw:layer="layout" svg:width="6.359cm" svg:height="1.323cm" svg:x="18.203cm" svg:y="17.348cm">
          <text:list text:style-name="L4">
            <text:list-header>
              <text:p text:style-name="P1"><text:span text:style-name="T4"><text:page-number>&lt;編號&gt;</text:page-number></text:span></text:p>
            </text:list-header>
          </text:list>
          <draw:enhanced-geometry svg:viewBox="0 0 21600 21600" draw:type="mso-spt202" draw:enhanced-path="M 0 0 L 21600 0 21600 21600 0 21600 0 0 Z N"/>
        </draw:custom-shape>
        <draw:frame presentation:style-name="pr4" draw:text-style-name="P4" draw:layer="layout" svg:width="23.724cm" svg:height="3.175cm" svg:x="0.838cm" svg:y="0.634cm" presentation:class="title" presentation:user-transformed="true">
          <draw:text-box>
            <text:list text:style-name="L2">
              <text:list-header>
                <text:p text:style-name="P3"><text:span text:style-name="T7">十三、其他不法不當行為</text:span></text:p>
              </text:list-header>
            </text:list>
          </draw:text-box>
        </draw:frame>
        <draw:frame presentation:style-name="pr14" draw:text-style-name="P4" draw:layer="layout" svg:width="21.167cm" svg:height="12.523cm" svg:x="2.098cm" svg:y="3.924cm" presentation:class="outline" presentation:user-transformed="true">
          <draw:text-box>
            <text:list text:style-name="L8">
              <text:list-header>
                <text:p text:style-name="P43"><text:span text:style-name="T26">(</text:span><text:span text:style-name="T26">二十</text:span><text:span text:style-name="T26">)</text:span><text:span text:style-name="T26">以不具專業採購能力或經驗之人員辦理採購。</text:span><text:span text:style-name="T30">(</text:span><text:span text:style-name="T30">註：採購法第</text:span><text:span text:style-name="T30">95</text:span><text:span text:style-name="T30">條</text:span><text:span text:style-name="T30">)</text:span></text:p>
                <text:p text:style-name="P43"><text:span text:style-name="T26">(</text:span><text:span text:style-name="T26">二十一</text:span><text:span text:style-name="T26">)</text:span><text:span text:style-name="T26">遇有犯採購法第</text:span><text:span text:style-name="T26">87</text:span><text:span text:style-name="T26">條至第</text:span><text:span text:style-name="T26">92</text:span><text:span text:style-name="T26">條罪之嫌者未通知檢警調單位。</text:span><text:span text:style-name="T30">(</text:span><text:span text:style-name="T30">註：採購法第</text:span><text:span text:style-name="T30">3</text:span><text:span text:style-name="T30">條、第</text:span><text:span text:style-name="T30">87</text:span><text:span text:style-name="T30">條至第</text:span><text:span text:style-name="T30">92</text:span><text:span text:style-name="T30">條</text:span><text:span text:style-name="T30">)</text:span></text:p>
                <text:p text:style-name="P43"><text:span text:style-name="T26">(</text:span><text:span text:style-name="T26">二十二</text:span><text:span text:style-name="T26">)</text:span><text:span text:style-name="T26">未依工程會、上級機關或監辦單位之通知改正錯誤。</text:span><text:span text:style-name="T30">(</text:span><text:span text:style-name="T30">註：採購法第</text:span><text:span text:style-name="T30">3</text:span><text:span text:style-name="T30">條</text:span><text:span text:style-name="T30">)</text:span></text:p>
                <text:p text:style-name="P43"><text:span text:style-name="T26">(</text:span><text:span text:style-name="T26">二十三</text:span><text:span text:style-name="T26">)</text:span><text:span text:style-name="T26">漠視廠商之異議或合理、善意之建議。</text:span><text:span text:style-name="T30">(</text:span><text:span text:style-name="T30">註：採購法第</text:span><text:span text:style-name="T30">75</text:span><text:span text:style-name="T30">條、第</text:span><text:span text:style-name="T30">84</text:span><text:span text:style-name="T30">條，施行細則第</text:span><text:span text:style-name="T30">105</text:span><text:span text:style-name="T30">條之一</text:span><text:span text:style-name="T30">)</text:span></text:p>
                <text:p text:style-name="P43"><text:span text:style-name="T26">(</text:span><text:span text:style-name="T26">二十四</text:span><text:span text:style-name="T26">)</text:span><text:span text:style-name="T26">適用</text:span><text:span text:style-name="T28">促進民間參與公共建設法</text:span><text:span text:style-name="T27">(</text:span><text:span text:style-name="T26">以下簡稱促參法</text:span><text:span text:style-name="T27">)</text:span><text:span text:style-name="T26">之委外案件，誤用採購法或逕以出租方式辦理。</text:span></text:p>
              </text:list-header>
            </text:list>
          </draw:text-box>
        </draw:frame>
        <presentation:notes draw:style-name="dp2">
          <draw:page-thumbnail draw:style-name="gr2" draw:layer="layout" svg:width="13.652cm" svg:height="10.239cm" svg:x="2.43cm" svg:y="2.05cm" draw:page-number="41" presentation:class="page"/>
          <draw:frame presentation:style-name="pr5" draw:text-style-name="P6" draw:layer="layout" svg:width="13.569cm" svg:height="12.29cm" svg:x="2.468cm" svg:y="12.973cm" presentation:class="notes" presentation:placeholder="true">
            <draw:text-box/>
          </draw:frame>
        </presentation:notes>
      </draw:page>
      <draw:page draw:name="page42" draw:style-name="dp1" draw:master-page-name="題名1" presentation:use-date-time-name="dtd1" xml:id="id2" draw:id="id2">
        <draw:custom-shape draw:name="Rectangle 6" draw:style-name="gr43" draw:text-style-name="P2" draw:layer="layout" svg:width="6.359cm" svg:height="1.323cm" svg:x="18.203cm" svg:y="17.348cm">
          <text:list text:style-name="L1">
            <text:list-header>
              <text:p text:style-name="P1"><text:span text:style-name="T1"><text:page-number>&lt;編號&gt;</text:page-number></text:span></text:p>
            </text:list-header>
          </text:list>
          <draw:enhanced-geometry svg:viewBox="0 0 21600 21600" draw:type="mso-spt202" draw:enhanced-path="M 0 0 L 21600 0 21600 21600 0 21600 0 0 Z N"/>
        </draw:custom-shape>
        <draw:frame presentation:style-name="pr1" draw:text-style-name="P4" draw:layer="layout" svg:width="21.59cm" svg:height="3.175cm" svg:x="1.905cm" svg:y="6.349cm" presentation:class="title" presentation:user-transformed="true">
          <draw:text-box>
            <text:list text:style-name="L2">
              <text:list-header>
                <text:p text:style-name="P3"><text:span text:style-name="T7">謝 謝 指 教</text:span></text:p>
              </text:list-header>
            </text:list>
          </draw:text-box>
        </draw:frame>
        <draw:frame presentation:style-name="pr2" draw:text-style-name="P4" draw:layer="layout" svg:width="18.804cm" svg:height="4.868cm" svg:x="3.298cm" svg:y="10.795cm" presentation:class="subtitle" presentation:user-transformed="true">
          <draw:text-box>
            <text:list text:style-name="L3">
              <text:list-header>
                <text:p text:style-name="P5"><text:span text:style-name="T3">講師 劉金龍</text:span></text:p>
                <text:p text:style-name="P5"><text:span text:style-name="T3">經歷：臺中市政府發包科科長</text:span><text:span text:style-name="T47">(</text:span><text:span text:style-name="T3">退休</text:span><text:span text:style-name="T47">)</text:span></text:p>
              </text:list-header>
            </text:list>
            <text:list text:style-name="L12">
              <text:list-header>
                <text:p text:style-name="P46"><text:span text:style-name="T47">0958-228051</text:span></text:p>
              </text:list-header>
            </text:list>
          </draw:text-box>
        </draw:frame>
        <anim:par smil:dur="indefinite" smil:restart="never" presentation:node-type="timing-root">
          <anim:par smil:begin="id2.begin">
            <anim:transitionFilter smil:dur="2s" smil:type="slideWipe" smil:subtype="fromLeft"/>
          </anim:par>
        </anim:par>
        <presentation:notes draw:style-name="dp2">
          <draw:page-thumbnail draw:style-name="gr2" draw:layer="layout" svg:width="13.652cm" svg:height="10.239cm" svg:x="2.43cm" svg:y="2.05cm" draw:page-number="42" presentation:class="page"/>
          <draw:frame presentation:style-name="pr3" draw:text-style-name="P6" draw:layer="layout" svg:width="13.569cm" svg:height="12.29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MS PGothic" svg:font-family="'MS PGothic'"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draw:fill-image draw:name="Bitmap_20_1" draw:display-name="Bitmap 1" xlink:href="Pictures/10000000000003B1000002C536DEF55071A09635.jpg" xlink:type="simple" xlink:show="embed" xlink:actuate="onLoad"/>
    <draw:fill-image draw:name="Bitmap_20_2" draw:display-name="Bitmap 2" xlink:href="Pictures/10000000000003B1000002C5EB4698A0629EFB3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新細明體1"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Arial" fo:color="#080808" fo:font-size="100%"/>
          </text:list-level-style-bullet>
          <text:list-level-style-bullet text:level="3" text:bullet-char="•">
            <style:list-level-properties text:space-before="2.54cm"/>
            <style:text-properties style:font-name="Arial" fo:color="#080808" fo:font-size="100%"/>
          </text:list-level-style-bullet>
          <text:list-level-style-bullet text:level="4" text:bullet-char="•">
            <style:list-level-properties text:space-before="3.81cm"/>
            <style:text-properties style:font-name="Arial" fo:color="#080808" fo:font-size="100%"/>
          </text:list-level-style-bullet>
          <text:list-level-style-bullet text:level="5" text:bullet-char="•">
            <style:list-level-properties text:space-before="5.08cm"/>
            <style:text-properties style:font-name="Arial" fo:color="#080808" fo:font-size="100%"/>
          </text:list-level-style-bullet>
          <text:list-level-style-bullet text:level="6" text:bullet-char="•">
            <style:list-level-properties text:space-before="5.08cm"/>
            <style:text-properties style:font-name="Arial" fo:color="#080808" fo:font-size="100%"/>
          </text:list-level-style-bullet>
          <text:list-level-style-bullet text:level="7" text:bullet-char="•">
            <style:list-level-properties text:space-before="5.08cm"/>
            <style:text-properties style:font-name="Arial" fo:color="#080808" fo:font-size="100%"/>
          </text:list-level-style-bullet>
          <text:list-level-style-bullet text:level="8" text:bullet-char="•">
            <style:list-level-properties text:space-before="5.08cm"/>
            <style:text-properties style:font-name="Arial" fo:color="#080808" fo:font-size="100%"/>
          </text:list-level-style-bullet>
          <text:list-level-style-bullet text:level="9" text:bullet-char="•">
            <style:list-level-properties text:space-before="5.08cm"/>
            <style:text-properties style:font-name="Arial" fo:color="#080808" fo:font-size="100%"/>
          </text:list-level-style-bullet>
          <text:list-level-style-bullet text:level="10" text:bullet-char="•">
            <style:list-level-properties text:space-before="5.08cm"/>
            <style:text-properties style:font-name="Arial" fo:color="#080808"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預設-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預設-outline1">
          <text:list-level-style-bullet text:level="1" text:bullet-char="">
            <style:list-level-properties text:min-label-width="0.952cm"/>
            <style:text-properties fo:font-family="'Wingdings 2'" style:font-family-generic="roman" style:font-pitch="variable" style:font-charset="x-symbol" fo:color="#cc3300" fo:font-size="85%"/>
          </text:list-level-style-bullet>
          <text:list-level-style-bullet text:level="2" text:bullet-char="">
            <style:list-level-properties text:space-before="1.27cm" text:min-label-width="0.793cm"/>
            <style:text-properties fo:font-family="Wingdings" style:font-pitch="variable" style:font-charset="x-symbol" fo:color="#0066ff" fo:font-size="85%"/>
          </text:list-level-style-bullet>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80808" style:text-outline="false" style:text-line-through-style="none" style:text-line-through-type="none" style:text-position="0% 100%" style:font-name="標楷體" fo:font-family="標楷體" style:font-family-generic="script" style:font-pitch="fixed" fo:font-size="32pt" fo:font-style="normal" fo:text-shadow="none" style:text-underline-style="none" fo:font-weight="normal" fo:background-color="transparent" style:font-name-asian="標楷體" style:font-family-asian="標楷體" style:font-family-generic-asian="script" style:font-pitch-asian="fixed" style:font-size-asian="32pt" style:font-style-asian="normal" style:font-weight-asian="normal" style:font-name-complex="標楷體" style:font-family-complex="標楷體" style:font-family-generic-complex="script" style:font-pitch-complex="fixed"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graphic-properties>
        <text:list-style style:name="預設-outline2">
          <text:list-level-style-bullet text:level="1"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2" text:bullet-char="">
            <style:list-level-properties text:space-before="1.27cm" text:min-label-width="0.793cm"/>
            <style:text-properties fo:font-family="Wingdings" style:font-pitch="variable" style:font-charset="x-symbol" fo:color="#0066ff" fo:font-size="85%"/>
          </text:list-level-style-bullet>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80808" style:text-line-through-style="none" style:text-line-through-type="none" style:text-position="0% 100%" style:font-name="標楷體" fo:font-family="標楷體" style:font-family-generic="script" style:font-pitch="fixed" fo:font-size="28pt" fo:font-style="normal" fo:text-shadow="none" style:text-underline-style="none" fo:font-weight="normal" style:font-name-asian="標楷體" style:font-family-asian="標楷體" style:font-family-generic-asian="script" style:font-pitch-asian="fixed" style:font-size-asian="28pt" style:font-style-asian="normal" style:font-weight-asian="normal" style:font-name-complex="標楷體" style:font-family-complex="標楷體" style:font-family-generic-complex="script" style:font-pitch-complex="fixed" style:font-size-complex="28pt" style:font-style-complex="normal" style:font-weight-complex="normal" style:font-relief="none"/>
    </style:style>
    <style:style style:name="預設-outline3" style:family="presentation" style:parent-style-name="預設-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80808" style:text-line-through-style="none" style:text-line-through-type="none" style:text-position="0% 100%" style:font-name="標楷體" fo:font-family="標楷體" style:font-family-generic="script" style:font-pitch="fixed" fo:font-size="24pt" fo:font-style="normal" fo:text-shadow="none" style:text-underline-style="none" fo:font-weight="normal" style:font-name-asian="標楷體" style:font-family-asian="標楷體" style:font-family-generic-asian="script" style:font-pitch-asian="fixed" style:font-size-asian="24pt" style:font-style-asian="normal" style:font-weight-asian="normal" style:font-name-complex="標楷體" style:font-family-complex="標楷體" style:font-family-generic-complex="script" style:font-pitch-complex="fixed" style:font-size-complex="24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cc3300" fo:font-size="85%"/>
          </text:list-level-style-number>
          <text:list-level-style-bullet text:level="2" text:bullet-char="">
            <style:list-level-properties text:space-before="1.27cm"/>
            <style:text-properties fo:font-family="Wingdings" style:font-pitch="variable" style:font-charset="x-symbol" fo:color="#0066ff" fo:font-size="85%"/>
          </text:list-level-style-bullet>
          <text:list-level-style-bullet text:level="3" text:bullet-char="">
            <style:list-level-properties text:space-before="2.54cm"/>
            <style:text-properties fo:font-family="'Wingdings 2'" style:font-family-generic="roman" style:font-pitch="variable" style:font-charset="x-symbol" fo:color="#cc3300" fo:font-size="90%"/>
          </text:list-level-style-bullet>
          <text:list-level-style-bullet text:level="4" text:bullet-char="">
            <style:list-level-properties text:space-before="3.81cm"/>
            <style:text-properties fo:font-family="Wingdings" style:font-pitch="variable" style:font-charset="x-symbol" fo:color="#0066ff" fo:font-size="90%"/>
          </text:list-level-style-bullet>
          <text:list-level-style-bullet text:level="5" text:bullet-char="">
            <style:list-level-properties text:space-before="5.08cm"/>
            <style:text-properties fo:font-family="'Wingdings 2'" style:font-family-generic="roman" style:font-pitch="variable" style:font-charset="x-symbol" fo:color="#cc3300" fo:font-size="90%"/>
          </text:list-level-style-bullet>
          <text:list-level-style-bullet text:level="6" text:bullet-char="">
            <style:list-level-properties text:space-before="5.08cm"/>
            <style:text-properties fo:font-family="'Wingdings 2'" style:font-family-generic="roman" style:font-pitch="variable" style:font-charset="x-symbol" fo:color="#cc3300" fo:font-size="90%"/>
          </text:list-level-style-bullet>
          <text:list-level-style-bullet text:level="7" text:bullet-char="">
            <style:list-level-properties text:space-before="5.08cm"/>
            <style:text-properties fo:font-family="'Wingdings 2'" style:font-family-generic="roman" style:font-pitch="variable" style:font-charset="x-symbol" fo:color="#cc3300" fo:font-size="90%"/>
          </text:list-level-style-bullet>
          <text:list-level-style-bullet text:level="8" text:bullet-char="">
            <style:list-level-properties text:space-before="5.08cm"/>
            <style:text-properties fo:font-family="'Wingdings 2'" style:font-family-generic="roman" style:font-pitch="variable" style:font-charset="x-symbol" fo:color="#cc3300" fo:font-size="90%"/>
          </text:list-level-style-bullet>
          <text:list-level-style-bullet text:level="9" text:bullet-char="">
            <style:list-level-properties text:space-before="5.08cm"/>
            <style:text-properties fo:font-family="'Wingdings 2'" style:font-family-generic="roman" style:font-pitch="variable" style:font-charset="x-symbol" fo:color="#cc3300" fo:font-size="90%"/>
          </text:list-level-style-bullet>
          <text:list-level-style-bullet text:level="10" text:bullet-char="">
            <style:list-level-properties text:space-before="5.08cm"/>
            <style:text-properties fo:font-family="'Wingdings 2'" style:font-family-generic="roman" style:font-pitch="variable" style:font-charset="x-symbol" fo:color="#cc3300" fo:font-size="9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style:text-outline="false" style:text-line-through-style="none" style:text-line-through-type="none" style:text-position="0% 100%" style:font-name="標楷體" fo:font-family="標楷體" style:font-family-generic="script" style:font-pitch="fixed" fo:font-size="32pt" fo:font-style="normal" fo:text-shadow="none" style:text-underline-style="none" fo:font-weight="normal" fo:background-color="transparent" style:font-name-asian="標楷體" style:font-family-asian="標楷體" style:font-family-generic-asian="script" style:font-pitch-asian="fixed" style:font-size-asian="32pt" style:font-style-asian="normal" style:font-weight-asian="normal" style:font-name-complex="標楷體" style:font-family-complex="標楷體" style:font-family-generic-complex="script" style:font-pitch-complex="fixed"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middle" fo:padding-top="0.13cm" fo:padding-bottom="0.13cm" fo:padding-left="0.25cm" fo:padding-right="0.25cm">
        <text:list-style style:name="預設-title">
          <text:list-level-style-number text:level="1" style:num-format="">
            <style:list-level-properties/>
            <style:text-properties fo:color="#0039ac"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9ac" style:text-outline="false" style:text-line-through-style="none" style:text-line-through-type="none" style:text-position="0% 100%" style:font-name="標楷體" fo:font-family="標楷體" style:font-family-generic="script" style:font-pitch="fixed" fo:font-size="44pt" fo:font-style="normal" fo:text-shadow="none" style:text-underline-style="none" fo:font-weight="normal" fo:background-color="transparent" style:font-name-asian="標楷體" style:font-family-asian="標楷體" style:font-family-generic-asian="script" style:font-pitch-asian="fixed" style:font-size-asian="44pt" style:font-style-asian="normal" style:font-weight-asian="normal" style:font-name-complex="標楷體" style:font-family-complex="標楷體" style:font-family-generic-complex="script" style:font-pitch-complex="fixed" style:font-size-complex="44pt" style:font-style-complex="normal" style:font-weight-complex="normal" style:text-emphasize="none" style:font-relief="none" style:text-overline-style="none" style:text-overline-color="font-color"/>
    </style:style>
    <style:style style:name="題名1-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題名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題名1-notes" style:family="presentation">
      <style:graphic-properties draw:stroke="none" draw:fill="none">
        <text:list-style style:name="題名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題名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題名1-outline1">
          <text:list-level-style-bullet text:level="1" text:bullet-char="">
            <style:list-level-properties text:min-label-width="0.952cm"/>
            <style:text-properties fo:font-family="'Wingdings 2'" style:font-family-generic="roman" style:font-pitch="variable" style:font-charset="x-symbol" fo:color="#cc3300" fo:font-size="85%"/>
          </text:list-level-style-bullet>
          <text:list-level-style-bullet text:level="2" text:bullet-char="">
            <style:list-level-properties text:space-before="1.27cm" text:min-label-width="0.793cm"/>
            <style:text-properties fo:font-family="Wingdings" style:font-pitch="variable" style:font-charset="x-symbol" fo:color="#0066ff" fo:font-size="85%"/>
          </text:list-level-style-bullet>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80808" style:text-outline="false" style:text-line-through-style="none" style:text-line-through-type="none" style:text-position="0% 100%" style:font-name="標楷體" fo:font-family="標楷體" style:font-family-generic="script" style:font-pitch="fixed" fo:font-size="32pt" fo:font-style="normal" fo:text-shadow="none" style:text-underline-style="none" fo:font-weight="normal" style:letter-kerning="true" fo:background-color="transparent" style:font-name-asian="標楷體" style:font-family-asian="標楷體" style:font-family-generic-asian="script" style:font-pitch-asian="fixed" style:font-size-asian="32pt" style:font-style-asian="normal" style:font-weight-asian="normal" style:font-name-complex="標楷體" style:font-family-complex="標楷體" style:font-family-generic-complex="script" style:font-pitch-complex="fixed" style:font-size-complex="32pt" style:font-style-complex="normal" style:font-weight-complex="normal" style:text-emphasize="none" style:font-relief="none" style:text-overline-style="none" style:text-overline-color="font-color"/>
    </style:style>
    <style:style style:name="題名1-outline2" style:family="presentation" style:parent-style-name="題名1-outline1">
      <style:graphic-properties>
        <text:list-style style:name="題名1-outline2">
          <text:list-level-style-bullet text:level="1"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2" text:bullet-char="">
            <style:list-level-properties text:space-before="1.27cm" text:min-label-width="0.793cm"/>
            <style:text-properties fo:font-family="Wingdings" style:font-pitch="variable" style:font-charset="x-symbol" fo:color="#0066ff" fo:font-size="85%"/>
          </text:list-level-style-bullet>
          <text:list-level-style-bullet text:level="3" text:bullet-char="">
            <style:list-level-properties text:space-before="2.54cm" text:min-label-width="0.635cm"/>
            <style:text-properties fo:font-family="'Wingdings 2'" style:font-family-generic="roman" style:font-pitch="variable" style:font-charset="x-symbol" fo:color="#cc3300" fo:font-size="90%"/>
          </text:list-level-style-bullet>
          <text:list-level-style-bullet text:level="4" text:bullet-char="">
            <style:list-level-properties text:space-before="3.81cm" text:min-label-width="0.635cm"/>
            <style:text-properties fo:font-family="Wingdings" style:font-pitch="variable" style:font-charset="x-symbol" fo:color="#0066ff" fo:font-size="90%"/>
          </text:list-level-style-bullet>
          <text:list-level-style-bullet text:level="5"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6"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7"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8"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9" text:bullet-char="">
            <style:list-level-properties text:space-before="5.08cm" text:min-label-width="0.635cm"/>
            <style:text-properties fo:font-family="'Wingdings 2'" style:font-family-generic="roman" style:font-pitch="variable" style:font-charset="x-symbol" fo:color="#cc3300" fo:font-size="90%"/>
          </text:list-level-style-bullet>
          <text:list-level-style-bullet text:level="10" text:bullet-char="">
            <style:list-level-properties text:space-before="5.08cm" text:min-label-width="0.635cm"/>
            <style:text-properties fo:font-family="'Wingdings 2'" style:font-family-generic="roman" style:font-pitch="variable" style:font-charset="x-symbol" fo:color="#cc3300" fo:font-size="9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80808" style:text-line-through-style="none" style:text-line-through-type="none" style:text-position="0% 100%" style:font-name="標楷體" fo:font-family="標楷體" style:font-family-generic="script" style:font-pitch="fixed" fo:font-size="28pt" fo:font-style="normal" fo:text-shadow="none" style:text-underline-style="none" fo:font-weight="normal" style:font-name-asian="標楷體" style:font-family-asian="標楷體" style:font-family-generic-asian="script" style:font-pitch-asian="fixed" style:font-size-asian="28pt" style:font-style-asian="normal" style:font-weight-asian="normal" style:font-name-complex="標楷體" style:font-family-complex="標楷體" style:font-family-generic-complex="script" style:font-pitch-complex="fixed" style:font-size-complex="28pt" style:font-style-complex="normal" style:font-weight-complex="normal" style:font-relief="none"/>
    </style:style>
    <style:style style:name="題名1-outline3" style:family="presentation" style:parent-style-name="題名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80808" style:text-line-through-style="none" style:text-line-through-type="none" style:text-position="0% 100%" style:font-name="標楷體" fo:font-family="標楷體" style:font-family-generic="script" style:font-pitch="fixed" fo:font-size="24pt" fo:font-style="normal" fo:text-shadow="none" style:text-underline-style="none" fo:font-weight="normal" style:font-name-asian="標楷體" style:font-family-asian="標楷體" style:font-family-generic-asian="script" style:font-pitch-asian="fixed" style:font-size-asian="24pt" style:font-style-asian="normal" style:font-weight-asian="normal" style:font-name-complex="標楷體" style:font-family-complex="標楷體" style:font-family-generic-complex="script" style:font-pitch-complex="fixed" style:font-size-complex="24pt" style:font-style-complex="normal" style:font-weight-complex="normal" style:font-relief="none"/>
    </style:style>
    <style:style style:name="題名1-outline4" style:family="presentation" style:parent-style-name="題名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題名1-outline5" style:family="presentation" style:parent-style-name="題名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題名1-outline6" style:family="presentation" style:parent-style-name="題名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題名1-outline7" style:family="presentation" style:parent-style-name="題名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題名1-outline8" style:family="presentation" style:parent-style-name="題名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題名1-outline9" style:family="presentation" style:parent-style-name="題名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line-through-type="none" style:text-position="0% 100%" style:font-name="標楷體" fo:font-family="標楷體" style:font-family-generic="script" style:font-pitch="fixed" fo:font-size="20pt" fo:font-style="normal" fo:text-shadow="none" style:text-underline-style="none" fo:font-weight="normal" style:font-name-asian="標楷體" style:font-family-asian="標楷體" style:font-family-generic-asian="script" style:font-pitch-asian="fixed" style:font-size-asian="20pt" style:font-style-asian="normal" style:font-weight-asian="normal" style:font-name-complex="標楷體" style:font-family-complex="標楷體" style:font-family-generic-complex="script" style:font-pitch-complex="fixed" style:font-size-complex="20pt" style:font-style-complex="normal" style:font-weight-complex="normal" style:font-relief="none"/>
    </style:style>
    <style:style style:name="題名1-subtitle" style:family="presentation">
      <style:graphic-properties draw:stroke="none" draw:fill="none" draw:textarea-vertical-align="middle">
        <text:list-style style:name="題名1-subtitle">
          <text:list-level-style-number text:level="1" style:num-format="">
            <style:list-level-properties/>
            <style:text-properties fo:color="#cc3300" fo:font-size="85%"/>
          </text:list-level-style-number>
          <text:list-level-style-bullet text:level="2" text:bullet-char="">
            <style:list-level-properties text:space-before="1.27cm"/>
            <style:text-properties fo:font-family="Wingdings" style:font-pitch="variable" style:font-charset="x-symbol" fo:color="#0066ff" fo:font-size="85%"/>
          </text:list-level-style-bullet>
          <text:list-level-style-bullet text:level="3" text:bullet-char="">
            <style:list-level-properties text:space-before="2.54cm"/>
            <style:text-properties fo:font-family="'Wingdings 2'" style:font-family-generic="roman" style:font-pitch="variable" style:font-charset="x-symbol" fo:color="#cc3300" fo:font-size="90%"/>
          </text:list-level-style-bullet>
          <text:list-level-style-bullet text:level="4" text:bullet-char="">
            <style:list-level-properties text:space-before="3.81cm"/>
            <style:text-properties fo:font-family="Wingdings" style:font-pitch="variable" style:font-charset="x-symbol" fo:color="#0066ff" fo:font-size="90%"/>
          </text:list-level-style-bullet>
          <text:list-level-style-bullet text:level="5" text:bullet-char="">
            <style:list-level-properties text:space-before="5.08cm"/>
            <style:text-properties fo:font-family="'Wingdings 2'" style:font-family-generic="roman" style:font-pitch="variable" style:font-charset="x-symbol" fo:color="#cc3300" fo:font-size="90%"/>
          </text:list-level-style-bullet>
          <text:list-level-style-bullet text:level="6" text:bullet-char="">
            <style:list-level-properties text:space-before="5.08cm"/>
            <style:text-properties fo:font-family="'Wingdings 2'" style:font-family-generic="roman" style:font-pitch="variable" style:font-charset="x-symbol" fo:color="#cc3300" fo:font-size="90%"/>
          </text:list-level-style-bullet>
          <text:list-level-style-bullet text:level="7" text:bullet-char="">
            <style:list-level-properties text:space-before="5.08cm"/>
            <style:text-properties fo:font-family="'Wingdings 2'" style:font-family-generic="roman" style:font-pitch="variable" style:font-charset="x-symbol" fo:color="#cc3300" fo:font-size="90%"/>
          </text:list-level-style-bullet>
          <text:list-level-style-bullet text:level="8" text:bullet-char="">
            <style:list-level-properties text:space-before="5.08cm"/>
            <style:text-properties fo:font-family="'Wingdings 2'" style:font-family-generic="roman" style:font-pitch="variable" style:font-charset="x-symbol" fo:color="#cc3300" fo:font-size="90%"/>
          </text:list-level-style-bullet>
          <text:list-level-style-bullet text:level="9" text:bullet-char="">
            <style:list-level-properties text:space-before="5.08cm"/>
            <style:text-properties fo:font-family="'Wingdings 2'" style:font-family-generic="roman" style:font-pitch="variable" style:font-charset="x-symbol" fo:color="#cc3300" fo:font-size="90%"/>
          </text:list-level-style-bullet>
          <text:list-level-style-bullet text:level="10" text:bullet-char="">
            <style:list-level-properties text:space-before="5.08cm"/>
            <style:text-properties fo:font-family="'Wingdings 2'" style:font-family-generic="roman" style:font-pitch="variable" style:font-charset="x-symbol" fo:color="#cc3300" fo:font-size="9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style:text-outline="false" style:text-line-through-style="none" style:text-line-through-type="none" style:text-position="0% 100%" style:font-name="標楷體" fo:font-family="標楷體" style:font-family-generic="script" style:font-pitch="fixed" fo:font-size="32pt" fo:font-style="normal" fo:text-shadow="none" style:text-underline-style="none" fo:font-weight="normal" style:letter-kerning="true" fo:background-color="transparent" style:font-name-asian="標楷體" style:font-family-asian="標楷體" style:font-family-generic-asian="script" style:font-pitch-asian="fixed" style:font-size-asian="32pt" style:font-style-asian="normal" style:font-weight-asian="normal" style:font-name-complex="標楷體" style:font-family-complex="標楷體" style:font-family-generic-complex="script" style:font-pitch-complex="fixed" style:font-size-complex="32pt" style:font-style-complex="normal" style:font-weight-complex="normal" style:text-emphasize="none" style:font-relief="none" style:text-overline-style="none" style:text-overline-color="font-color"/>
    </style:style>
    <style:style style:name="題名1-title" style:family="presentation">
      <style:graphic-properties draw:stroke="none" draw:fill="none" draw:textarea-horizontal-align="justify" draw:textarea-vertical-align="middle" fo:padding-top="0.13cm" fo:padding-bottom="0.13cm" fo:padding-left="0.25cm" fo:padding-right="0.25cm">
        <text:list-style style:name="題名1-title">
          <text:list-level-style-number text:level="1" style:num-format="">
            <style:list-level-properties/>
            <style:text-properties fo:color="#0039ac"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9ac" style:text-outline="false" style:text-line-through-style="none" style:text-line-through-type="none" style:text-position="0% 100%" style:font-name="標楷體" fo:font-family="標楷體" style:font-family-generic="script" style:font-pitch="fixed" fo:font-size="44pt" fo:font-style="normal" fo:text-shadow="none" style:text-underline-style="none" fo:font-weight="normal" style:letter-kerning="true" fo:background-color="transparent" style:font-name-asian="標楷體" style:font-family-asian="標楷體" style:font-family-generic-asian="script" style:font-pitch-asian="fixed" style:font-size-asian="44pt" style:font-style-asian="normal" style:font-weight-asian="normal" style:font-name-complex="標楷體" style:font-family-complex="標楷體" style:font-family-generic-complex="script" style:font-pitch-complex="fixed"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justify" draw:textarea-vertical-align="top" draw:auto-grow-height="false" draw:auto-grow-width="false" fo:min-height="1.368cm" fo:min-width="0cm" fo:padding-top="0.13cm" fo:padding-bottom="0.13cm" fo:padding-left="0.25cm" fo:padding-right="0.25cm" fo:wrap-option="wrap" draw:shadow-color="#969696"/>
    </style:style>
    <style:style style:name="Mgr3" style:family="graphic" style:parent-style-name="standard" style:list-style-name="ML1">
      <style:graphic-properties draw:stroke="none" draw:fill="none" draw:fill-color="#00cc99" draw:textarea-horizontal-align="justify" draw:textarea-vertical-align="top" draw:auto-grow-height="false" draw:auto-grow-width="false" fo:min-height="1.368cm" fo:min-width="0cm" fo:padding-top="0.13cm" fo:padding-bottom="0.13cm" fo:padding-left="0.25cm" fo:padding-right="0.25cm" fo:wrap-option="wrap" draw:shadow-color="#969696"/>
    </style:style>
    <style:style style:name="Mgr4" style:family="graphic" style:parent-style-name="standard" style:list-style-name="ML1">
      <style:graphic-properties draw:stroke="none" draw:fill="none" draw:fill-color="#00cc99" draw:textarea-horizontal-align="justify" draw:textarea-vertical-align="bottom" draw:auto-grow-height="false" draw:auto-grow-width="false" fo:min-height="1.368cm" fo:min-width="0cm" fo:padding-top="0.13cm" fo:padding-bottom="0.13cm" fo:padding-left="0.25cm" fo:padding-right="0.25cm" fo:wrap-option="wrap" draw:shadow-color="#969696"/>
    </style:style>
    <style:style style:name="Mgr5" style:family="graphic" style:parent-style-name="standard" style:list-style-name="ML1">
      <style:graphic-properties draw:stroke="none" draw:fill="none" draw:fill-color="#00cc99" draw:textarea-horizontal-align="justify" draw:textarea-vertical-align="bottom" draw:auto-grow-height="false" draw:auto-grow-width="false" fo:min-height="1.368cm" fo:min-width="0cm" fo:padding-top="0.13cm" fo:padding-bottom="0.13cm" fo:padding-left="0.25cm" fo:padding-right="0.25cm" fo:wrap-option="wrap" draw:shadow-color="#969696"/>
    </style:style>
    <style:style style:name="Mgr6" style:family="graphic" style:parent-style-name="standard" style:list-style-name="ML2">
      <style:graphic-properties draw:stroke="none" draw:fill="none" draw:fill-color="#ffff99" draw:textarea-horizontal-align="justify" draw:textarea-vertical-align="top" draw:auto-grow-height="false" draw:auto-grow-width="false" fo:min-height="1.324cm" fo:min-width="0cm" fo:padding-top="0.13cm" fo:padding-bottom="0.13cm" fo:padding-left="0.25cm" fo:padding-right="0.25cm" fo:wrap-option="wrap" draw:shadow-color="#c0c0c0"/>
    </style:style>
    <style:style style:name="Mgr7" style:family="graphic" style:parent-style-name="standard" style:list-style-name="ML2">
      <style:graphic-properties draw:stroke="none" draw:fill="none" draw:fill-color="#ffff99" draw:textarea-horizontal-align="justify" draw:textarea-vertical-align="top" draw:auto-grow-height="false" draw:auto-grow-width="false" fo:min-height="1.324cm" fo:min-width="0cm" fo:padding-top="0.13cm" fo:padding-bottom="0.13cm" fo:padding-left="0.25cm" fo:padding-right="0.25cm" fo:wrap-option="wrap" draw:shadow-color="#c0c0c0"/>
    </style:style>
    <style:style style:name="Mgr8" style:family="graphic" style:parent-style-name="standard" style:list-style-name="ML2">
      <style:graphic-properties draw:stroke="none" draw:fill="none" draw:fill-color="#ffff99" draw:textarea-horizontal-align="justify" draw:textarea-vertical-align="top" draw:auto-grow-height="false" draw:auto-grow-width="false" fo:min-height="1.324cm" fo:min-width="0cm" fo:padding-top="0.13cm" fo:padding-bottom="0.13cm" fo:padding-left="0.25cm" fo:padding-right="0.25cm" fo:wrap-option="wrap" draw:shadow-color="#c0c0c0"/>
    </style:style>
    <style:style style:name="Mgr9" style:family="graphic" style:parent-style-name="standard" style:list-style-name="ML1">
      <style:graphic-properties draw:stroke="none" draw:fill="none" draw:fill-color="#00cc99" draw:textarea-horizontal-align="justify" draw:textarea-vertical-align="top" draw:auto-grow-height="false" draw:auto-grow-width="false" fo:min-height="1.368cm" fo:min-width="0cm" fo:padding-top="0.13cm" fo:padding-bottom="0.13cm" fo:padding-left="0.25cm" fo:padding-right="0.25cm" fo:wrap-option="wrap" draw:shadow-color="#969696"/>
    </style:style>
    <style:style style:name="Mgr10" style:family="graphic" style:parent-style-name="standard" style:list-style-name="ML1">
      <style:graphic-properties draw:stroke="none" draw:fill="none" draw:fill-color="#00cc99" draw:textarea-horizontal-align="justify" draw:textarea-vertical-align="top" draw:auto-grow-height="false" draw:auto-grow-width="false" fo:min-height="1.368cm" fo:min-width="0cm" fo:padding-top="0.13cm" fo:padding-bottom="0.13cm" fo:padding-left="0.25cm" fo:padding-right="0.25cm" fo:wrap-option="wrap" draw:shadow-color="#969696"/>
    </style:style>
    <style:style style:name="Mgr11" style:family="graphic" style:parent-style-name="standard" style:list-style-name="ML1">
      <style:graphic-properties draw:stroke="none" draw:fill="none" draw:fill-color="#00cc99" draw:textarea-horizontal-align="justify" draw:textarea-vertical-align="bottom" draw:auto-grow-height="false" draw:auto-grow-width="false" fo:min-height="1.368cm" fo:min-width="0cm" fo:padding-top="0.13cm" fo:padding-bottom="0.13cm" fo:padding-left="0.25cm" fo:padding-right="0.25cm" fo:wrap-option="wrap" draw:shadow-color="#969696"/>
    </style:style>
    <style:style style:name="Mgr12" style:family="graphic" style:parent-style-name="standard" style:list-style-name="ML1">
      <style:graphic-properties draw:stroke="none" draw:fill="none" draw:fill-color="#00cc99" draw:textarea-horizontal-align="justify" draw:textarea-vertical-align="bottom" draw:auto-grow-height="false" draw:auto-grow-width="false" fo:min-height="1.368cm" fo:min-width="0cm" fo:padding-top="0.13cm" fo:padding-bottom="0.13cm" fo:padding-left="0.25cm" fo:padding-right="0.25cm" fo:wrap-option="wrap" draw:shadow-color="#969696"/>
    </style:style>
    <style:style style:name="Mgr13" style:family="graphic" style:parent-style-name="standard" style:list-style-name="ML3">
      <style:graphic-properties draw:stroke="none" draw:fill="none" draw:fill-color="#ffff99" draw:textarea-horizontal-align="justify" draw:textarea-vertical-align="top" draw:auto-grow-height="false" draw:auto-grow-width="false" fo:min-height="1.324cm" fo:min-width="0cm" fo:padding-top="0.13cm" fo:padding-bottom="0.13cm" fo:padding-left="0.25cm" fo:padding-right="0.25cm" fo:wrap-option="wrap" draw:shadow-color="#c0c0c0"/>
    </style:style>
    <style:style style:name="Mgr14" style:family="graphic" style:parent-style-name="standard" style:list-style-name="ML3">
      <style:graphic-properties draw:stroke="none" draw:fill="none" draw:fill-color="#ffff99" draw:textarea-horizontal-align="justify" draw:textarea-vertical-align="top" draw:auto-grow-height="false" draw:auto-grow-width="false" fo:min-height="1.324cm" fo:min-width="0cm" fo:padding-top="0.13cm" fo:padding-bottom="0.13cm" fo:padding-left="0.25cm" fo:padding-right="0.25cm" fo:wrap-option="wrap" draw:shadow-color="#c0c0c0"/>
    </style:style>
    <style:style style:name="Mgr15" style:family="graphic" style:parent-style-name="standard" style:list-style-name="ML3">
      <style:graphic-properties draw:stroke="none" draw:fill="none" draw:fill-color="#ffff99" draw:textarea-horizontal-align="justify" draw:textarea-vertical-align="top" draw:auto-grow-height="false" draw:auto-grow-width="false" fo:min-height="1.324cm" fo:min-width="0cm" fo:padding-top="0.13cm" fo:padding-bottom="0.13cm" fo:padding-left="0.25cm" fo:padding-right="0.25cm" fo:wrap-option="wrap" draw:shadow-color="#c0c0c0"/>
    </style:style>
    <style:style style:name="Mpr1" style:family="presentation" style:parent-style-name="題名1-backgroundobjects" style:list-style-name="ML1">
      <style:graphic-properties draw:stroke="none" draw:fill="none" draw:fill-color="#00cc99" draw:textarea-horizontal-align="justify" draw:textarea-vertical-align="top" draw:auto-grow-height="false" draw:auto-grow-width="false" fo:min-height="1.368cm" fo:min-width="0cm" fo:padding-top="0.13cm" fo:padding-bottom="0.13cm" fo:padding-left="0.25cm" fo:padding-right="0.25cm" fo:wrap-option="wrap" draw:shadow-color="#969696"/>
    </style:style>
    <style:style style:name="Mpr2" style:family="presentation" style:parent-style-name="題名1-backgroundobjects" style:list-style-name="ML1">
      <style:graphic-properties draw:stroke="none" draw:fill="none" draw:fill-color="#00cc99" draw:textarea-horizontal-align="justify" draw:textarea-vertical-align="top" draw:auto-grow-height="false" draw:auto-grow-width="false" fo:min-height="1.368cm" fo:min-width="0cm" fo:padding-top="0.13cm" fo:padding-bottom="0.13cm" fo:padding-left="0.25cm" fo:padding-right="0.25cm" fo:wrap-option="wrap" draw:shadow-color="#969696"/>
    </style:style>
    <style:style style:name="Mpr3" style:family="presentation" style:parent-style-name="題名1-backgroundobjects" style:list-style-name="ML1">
      <style:graphic-properties draw:stroke="none" draw:fill="none" draw:fill-color="#00cc99" draw:textarea-horizontal-align="justify" draw:textarea-vertical-align="bottom" draw:auto-grow-height="false" draw:auto-grow-width="false" fo:min-height="1.368cm" fo:min-width="0cm" fo:padding-top="0.13cm" fo:padding-bottom="0.13cm" fo:padding-left="0.25cm" fo:padding-right="0.25cm" fo:wrap-option="wrap" draw:shadow-color="#969696"/>
    </style:style>
    <style:style style:name="Mpr4" style:family="presentation" style:parent-style-name="題名1-backgroundobjects" style:list-style-name="ML1">
      <style:graphic-properties draw:stroke="none" draw:fill="none" draw:fill-color="#00cc99" draw:textarea-horizontal-align="justify" draw:textarea-vertical-align="bottom" draw:auto-grow-height="false" draw:auto-grow-width="false" fo:min-height="1.368cm" fo:min-width="0cm" fo:padding-top="0.13cm" fo:padding-bottom="0.13cm" fo:padding-left="0.25cm" fo:padding-right="0.25cm" fo:wrap-option="wrap" draw:shadow-color="#969696"/>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line-height="100%" fo:text-indent="0cm" style:punctuation-wrap="hanging" style:line-break="strict" style:writing-mode="lr-tb" style:font-independent-line-spacing="true"/>
    </style:style>
    <style:style style:name="MP3" style:family="paragraph">
      <loext:graphic-properties draw:fill="none" draw:fill-color="#00cc99"/>
      <style:paragraph-properties fo:margin-left="0cm" fo:margin-right="0cm" fo:line-height="100%" fo:text-align="end"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style>
    <style:style style:name="MP5" style:family="paragraph">
      <loext:graphic-properties draw:fill="none" draw:fill-color="#ffff99"/>
      <style:paragraph-properties fo:margin-left="0cm" fo:margin-right="0cm" fo:line-height="100%" fo:text-indent="0cm" style:punctuation-wrap="hanging" style:line-break="strict" style:writing-mode="lr-tb" style:font-independent-line-spacing="true"/>
    </style:style>
    <style:style style:name="MP6" style:family="paragraph">
      <loext:graphic-properties draw:fill="none" draw:fill-color="#ffff99"/>
      <style:paragraph-properties fo:margin-left="0cm" fo:margin-right="0cm" fo:line-height="100%" fo:text-align="center" fo:text-indent="0cm" style:punctuation-wrap="hanging" style:line-break="strict" style:writing-mode="lr-tb" style:font-independent-line-spacing="true"/>
    </style:style>
    <style:style style:name="MP7" style:family="paragraph">
      <loext:graphic-properties draw:fill="none" draw:fill-color="#ffff99"/>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color="#000000" style:font-name="Times New Roman" fo:font-size="12pt" fo:language="zh" fo:country="TW" style:font-name-asian="新細明體" style:font-size-asian="12pt" style:language-asian="zh" style:country-asian="TW" style:font-name-complex="新細明體" style:font-size-complex="12pt" style:language-complex="zh" style:country-complex="TW"/>
    </style:style>
    <style:style style:name="MT2" style:family="text">
      <style:text-properties style:font-name="標楷體" fo:font-size="14pt" fo:language="zh" fo:country="TW" style:font-name-asian="標楷體" style:font-size-asian="14pt" style:language-asian="zh" style:country-asian="TW" style:font-name-complex="標楷體" style:font-size-complex="14pt" style:language-complex="zh" style:country-complex="TW"/>
    </style:style>
    <style:style style:name="MT3" style:family="text">
      <style:text-properties style:font-name="Times New Roman" fo:font-size="12pt" fo:language="zh" fo:country="TW" style:font-name-asian="新細明體" style:font-size-asian="12pt" style:language-asian="zh" style:country-asian="TW" style:font-name-complex="新細明體" style:font-size-complex="12pt" style:language-complex="zh" style:country-complex="TW"/>
    </style:style>
    <style:style style:name="MT4" style:family="text">
      <style:text-properties fo:color="#0000ff" style:font-name="標楷體" fo:font-size="14pt" fo:language="zh" fo:country="TW" style:font-name-asian="標楷體" style:font-size-asian="14pt" style:language-asian="zh" style:country-asian="TW" style:font-name-complex="標楷體" style:font-size-complex="14pt" style:language-complex="zh" style:country-complex="TW"/>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Arial" fo:color="#080808" fo:font-size="100%"/>
      </text:list-level-style-bullet>
      <text:list-level-style-bullet text:level="3" text:bullet-char="•">
        <style:list-level-properties text:space-before="2.54cm"/>
        <style:text-properties style:font-name="Arial" fo:color="#080808" fo:font-size="100%"/>
      </text:list-level-style-bullet>
      <text:list-level-style-bullet text:level="4" text:bullet-char="•">
        <style:list-level-properties text:space-before="3.81cm"/>
        <style:text-properties style:font-name="Arial" fo:color="#080808" fo:font-size="100%"/>
      </text:list-level-style-bullet>
      <text:list-level-style-bullet text:level="5" text:bullet-char="•">
        <style:list-level-properties text:space-before="5.08cm"/>
        <style:text-properties style:font-name="Arial" fo:color="#080808" fo:font-size="100%"/>
      </text:list-level-style-bullet>
      <text:list-level-style-bullet text:level="6" text:bullet-char="•">
        <style:list-level-properties text:space-before="5.08cm"/>
        <style:text-properties style:font-name="Arial" fo:color="#080808" fo:font-size="100%"/>
      </text:list-level-style-bullet>
      <text:list-level-style-bullet text:level="7" text:bullet-char="•">
        <style:list-level-properties text:space-before="5.08cm"/>
        <style:text-properties style:font-name="Arial" fo:color="#080808" fo:font-size="100%"/>
      </text:list-level-style-bullet>
      <text:list-level-style-bullet text:level="8" text:bullet-char="•">
        <style:list-level-properties text:space-before="5.08cm"/>
        <style:text-properties style:font-name="Arial" fo:color="#080808" fo:font-size="100%"/>
      </text:list-level-style-bullet>
      <text:list-level-style-bullet text:level="9" text:bullet-char="•">
        <style:list-level-properties text:space-before="5.08cm"/>
        <style:text-properties style:font-name="Arial" fo:color="#080808" fo:font-size="100%"/>
      </text:list-level-style-bullet>
      <text:list-level-style-bullet text:level="10" text:bullet-char="•">
        <style:list-level-properties text:space-before="5.08cm"/>
        <style:text-properties style:font-name="Arial" fo:color="#080808" fo:font-size="100%"/>
      </text:list-level-style-bullet>
    </text:list-style>
    <text:list-style style:name="ML3">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Arial" fo:color="#080808" fo:font-size="100%"/>
      </text:list-level-style-bullet>
      <text:list-level-style-bullet text:level="3" text:bullet-char="•">
        <style:list-level-properties text:space-before="2.54cm"/>
        <style:text-properties style:font-name="Arial" fo:color="#080808" fo:font-size="100%"/>
      </text:list-level-style-bullet>
      <text:list-level-style-bullet text:level="4" text:bullet-char="•">
        <style:list-level-properties text:space-before="3.81cm"/>
        <style:text-properties style:font-name="Arial" fo:color="#080808" fo:font-size="100%"/>
      </text:list-level-style-bullet>
      <text:list-level-style-bullet text:level="5" text:bullet-char="•">
        <style:list-level-properties text:space-before="5.08cm"/>
        <style:text-properties style:font-name="Arial" fo:color="#080808" fo:font-size="100%"/>
      </text:list-level-style-bullet>
      <text:list-level-style-bullet text:level="6" text:bullet-char="•">
        <style:list-level-properties text:space-before="5.08cm"/>
        <style:text-properties style:font-name="Arial" fo:color="#080808" fo:font-size="100%"/>
      </text:list-level-style-bullet>
      <text:list-level-style-bullet text:level="7" text:bullet-char="•">
        <style:list-level-properties text:space-before="5.08cm"/>
        <style:text-properties style:font-name="Arial" fo:color="#080808" fo:font-size="100%"/>
      </text:list-level-style-bullet>
      <text:list-level-style-bullet text:level="8" text:bullet-char="•">
        <style:list-level-properties text:space-before="5.08cm"/>
        <style:text-properties style:font-name="Arial" fo:color="#080808" fo:font-size="100%"/>
      </text:list-level-style-bullet>
      <text:list-level-style-bullet text:level="9" text:bullet-char="•">
        <style:list-level-properties text:space-before="5.08cm"/>
        <style:text-properties style:font-name="Arial" fo:color="#080808" fo:font-size="100%"/>
      </text:list-level-style-bullet>
      <text:list-level-style-bullet text:level="10" text:bullet-char="•">
        <style:list-level-properties text:space-before="5.08cm"/>
        <style:text-properties style:font-name="Arial" fo:color="#080808"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8.51cm" svg:height="27.31cm" svg:x="0cm" svg:y="0cm">
        <text:p/>
      </draw:rect>
      <draw:frame draw:style-name="Mgr2" draw:text-style-name="MP2" draw:layer="backgroundobjects" svg:width="8.021cm" svg:height="1.367cm" svg:x="-0.001cm" svg:y="-0.001cm" presentation:class="header">
        <draw:text-box>
          <text:list text:style-name="">
            <text:list-header>
              <text:p/>
            </text:list-header>
          </text:list>
        </draw:text-box>
      </draw:frame>
      <draw:frame draw:style-name="Mgr3" draw:text-style-name="MP3" draw:layer="backgroundobjects" svg:width="8.022cm" svg:height="1.367cm" svg:x="10.486cm" svg:y="-0.001cm" presentation:class="date-time">
        <draw:text-box>
          <text:list text:style-name="">
            <text:list-header>
              <text:p/>
            </text:list-header>
          </text:list>
        </draw:text-box>
      </draw:frame>
      <draw:frame draw:style-name="Mgr4" draw:text-style-name="MP2" draw:layer="backgroundobjects" svg:width="8.021cm" svg:height="1.367cm" svg:x="-0.001cm" svg:y="25.946cm" presentation:class="footer">
        <draw:text-box>
          <text:list text:style-name="">
            <text:list-header>
              <text:p/>
            </text:list-header>
          </text:list>
        </draw:text-box>
      </draw:frame>
      <draw:frame draw:style-name="Mgr5" draw:text-style-name="MP3" draw:layer="backgroundobjects" svg:width="8.022cm" svg:height="1.367cm" svg:x="10.486cm" svg:y="25.946cm" presentation:class="page-number">
        <draw:text-box>
          <text:list text:style-name="ML1">
            <text:list-header>
              <text:p text:style-name="MP4"><text:span text:style-name="MT1"><text:page-number>&lt;編號&gt;</text:page-number></text:span></text:p>
            </text:list-header>
          </text:list>
        </draw:text-box>
      </draw:frame>
      <draw:page-thumbnail draw:layer="backgroundobjects" svg:width="7.754cm" svg:height="5.815cm" svg:x="1cm" svg:y="2.887cm"/>
      <draw:page-thumbnail draw:layer="backgroundobjects" svg:width="7.754cm" svg:height="5.815cm" svg:x="1cm" svg:y="10.747cm"/>
      <draw:page-thumbnail draw:layer="backgroundobjects" svg:width="7.754cm" svg:height="5.815cm" svg:x="1cm" svg:y="18.607cm"/>
      <draw:page-thumbnail draw:layer="backgroundobjects" svg:width="7.754cm" svg:height="5.815cm" svg:x="9.755cm" svg:y="2.887cm"/>
      <draw:page-thumbnail draw:layer="backgroundobjects" svg:width="7.754cm" svg:height="5.815cm" svg:x="9.755cm" svg:y="10.747cm"/>
      <draw:page-thumbnail draw:layer="backgroundobjects" svg:width="7.754cm" svg:height="5.815cm" svg:x="9.755cm" svg:y="18.607cm"/>
    </style:handout-master>
    <style:master-page style:name="預設" style:page-layout-name="PM1" draw:style-name="Mdp1">
      <draw:frame presentation:style-name="預設-title" draw:layer="backgroundobjects" svg:width="23.724cm" svg:height="3.175cm" svg:x="0.838cm" svg:y="0.634cm" presentation:class="title" presentation:placeholder="true">
        <draw:text-box/>
      </draw:frame>
      <draw:frame presentation:style-name="預設-outline1" draw:layer="backgroundobjects" svg:width="23.724cm" svg:height="12.497cm" svg:x="0.838cm" svg:y="4.444cm" presentation:class="outline" presentation:placeholder="true">
        <draw:text-box/>
      </draw:frame>
      <draw:frame draw:style-name="Mgr6" draw:text-style-name="MP5" draw:layer="backgroundobjects" svg:width="6.359cm" svg:height="1.323cm" svg:x="0.837cm" svg:y="17.347cm" presentation:class="date-time">
        <draw:text-box>
          <text:list text:style-name="">
            <text:list-header>
              <text:p/>
            </text:list-header>
          </text:list>
        </draw:text-box>
      </draw:frame>
      <draw:frame draw:style-name="Mgr7" draw:text-style-name="MP6" draw:layer="backgroundobjects" svg:width="8.044cm" svg:height="1.323cm" svg:x="8.678cm" svg:y="17.347cm" presentation:class="footer">
        <draw:text-box>
          <text:list text:style-name="">
            <text:list-header>
              <text:p/>
            </text:list-header>
          </text:list>
        </draw:text-box>
      </draw:frame>
      <draw:frame draw:style-name="Mgr8" draw:text-style-name="MP7" draw:layer="backgroundobjects" svg:width="6.359cm" svg:height="1.323cm" svg:x="18.202cm" svg:y="17.347cm" presentation:class="page-number">
        <draw:text-box>
          <text:list text:style-name="ML2">
            <text:list-header>
              <text:p text:style-name="MP4"><text:span text:style-name="MT2"><text:page-number>&lt;編號&gt;</text:page-number></text:span></text:p>
            </text:list-header>
          </text:list>
        </draw:text-box>
      </draw:frame>
      <presentation:notes style:page-layout-name="PM0">
        <draw:rect draw:style-name="Mgr1" draw:text-style-name="MP1" draw:layer="backgroundobjects" svg:width="18.51cm" svg:height="27.31cm" svg:x="0cm" svg:y="0cm">
          <text:p/>
        </draw:rect>
        <draw:frame draw:style-name="Mgr9" draw:text-style-name="MP2" draw:layer="backgroundobjects" svg:width="8.021cm" svg:height="1.367cm" svg:x="-0.001cm" svg:y="-0.001cm" presentation:class="header">
          <draw:text-box>
            <text:list text:style-name="">
              <text:list-header>
                <text:p/>
              </text:list-header>
            </text:list>
          </draw:text-box>
        </draw:frame>
        <draw:frame draw:style-name="Mgr10" draw:text-style-name="MP3" draw:layer="backgroundobjects" svg:width="8.022cm" svg:height="1.367cm" svg:x="10.486cm" svg:y="-0.001cm" presentation:class="date-time">
          <draw:text-box>
            <text:list text:style-name="">
              <text:list-header>
                <text:p/>
              </text:list-header>
            </text:list>
          </draw:text-box>
        </draw:frame>
        <draw:page-thumbnail presentation:style-name="預設-title" draw:layer="backgroundobjects" svg:width="13.652cm" svg:height="10.239cm" svg:x="2.43cm" svg:y="2.05cm" presentation:class="page"/>
        <draw:frame presentation:style-name="預設-notes" draw:layer="backgroundobjects" svg:width="13.569cm" svg:height="12.29cm" svg:x="2.468cm" svg:y="12.973cm" presentation:class="notes" presentation:placeholder="true">
          <draw:text-box/>
        </draw:frame>
        <draw:frame draw:style-name="Mgr11" draw:text-style-name="MP2" draw:layer="backgroundobjects" svg:width="8.021cm" svg:height="1.367cm" svg:x="-0.001cm" svg:y="25.946cm" presentation:class="footer">
          <draw:text-box>
            <text:list text:style-name="">
              <text:list-header>
                <text:p/>
              </text:list-header>
            </text:list>
          </draw:text-box>
        </draw:frame>
        <draw:frame draw:style-name="Mgr12" draw:text-style-name="MP3" draw:layer="backgroundobjects" svg:width="8.022cm" svg:height="1.367cm" svg:x="10.486cm" svg:y="25.946cm" presentation:class="page-number">
          <draw:text-box>
            <text:list text:style-name="ML1">
              <text:list-header>
                <text:p text:style-name="MP4"><text:span text:style-name="MT3"><text:page-number>&lt;編號&gt;</text:page-number></text:span></text:p>
              </text:list-header>
            </text:list>
          </draw:text-box>
        </draw:frame>
      </presentation:notes>
    </style:master-page>
    <style:master-page style:name="題名1" style:page-layout-name="PM1" draw:style-name="Mdp2">
      <draw:frame presentation:style-name="題名1-title" draw:layer="backgroundobjects" svg:width="23.724cm" svg:height="3.175cm" svg:x="0.838cm" svg:y="0.634cm" presentation:class="title" presentation:placeholder="true">
        <draw:text-box/>
      </draw:frame>
      <draw:frame presentation:style-name="題名1-outline1" draw:layer="backgroundobjects" svg:width="23.724cm" svg:height="12.497cm" svg:x="0.838cm" svg:y="4.444cm" presentation:class="outline" presentation:placeholder="true">
        <draw:text-box/>
      </draw:frame>
      <draw:frame draw:style-name="Mgr13" draw:text-style-name="MP5" draw:layer="backgroundobjects" svg:width="6.359cm" svg:height="1.323cm" svg:x="0.837cm" svg:y="17.347cm" presentation:class="date-time">
        <draw:text-box>
          <text:list text:style-name="">
            <text:list-header>
              <text:p/>
            </text:list-header>
          </text:list>
        </draw:text-box>
      </draw:frame>
      <draw:frame draw:style-name="Mgr14" draw:text-style-name="MP6" draw:layer="backgroundobjects" svg:width="8.044cm" svg:height="1.323cm" svg:x="8.678cm" svg:y="17.347cm" presentation:class="footer">
        <draw:text-box>
          <text:list text:style-name="">
            <text:list-header>
              <text:p/>
            </text:list-header>
          </text:list>
        </draw:text-box>
      </draw:frame>
      <draw:frame draw:style-name="Mgr15" draw:text-style-name="MP7" draw:layer="backgroundobjects" svg:width="6.359cm" svg:height="1.323cm" svg:x="18.202cm" svg:y="17.347cm" presentation:class="page-number">
        <draw:text-box>
          <text:list text:style-name="ML3">
            <text:list-header>
              <text:p text:style-name="MP4"><text:span text:style-name="MT4"><text:page-number>&lt;編號&gt;</text:page-number></text:span></text:p>
            </text:list-header>
          </text:list>
        </draw:text-box>
      </draw:frame>
      <presentation:notes style:page-layout-name="PM0">
        <draw:rect draw:style-name="Mgr1" draw:text-style-name="MP1" draw:layer="backgroundobjects" svg:width="18.51cm" svg:height="27.31cm" svg:x="0cm" svg:y="0cm">
          <text:p/>
        </draw:rect>
        <draw:frame presentation:style-name="Mpr1" draw:text-style-name="MP2" draw:layer="backgroundobjects" svg:width="8.021cm" svg:height="1.367cm" svg:x="-0.001cm" svg:y="-0.001cm" presentation:class="header">
          <draw:text-box>
            <text:p/>
          </draw:text-box>
        </draw:frame>
        <draw:frame presentation:style-name="Mpr2" draw:text-style-name="MP3" draw:layer="backgroundobjects" svg:width="8.022cm" svg:height="1.367cm" svg:x="10.486cm" svg:y="-0.001cm" presentation:class="date-time">
          <draw:text-box>
            <text:p/>
          </draw:text-box>
        </draw:frame>
        <draw:page-thumbnail presentation:style-name="題名1-title" draw:layer="backgroundobjects" svg:width="13.652cm" svg:height="10.239cm" svg:x="2.43cm" svg:y="2.05cm" presentation:class="page"/>
        <draw:frame presentation:style-name="題名1-notes" draw:layer="backgroundobjects" svg:width="13.569cm" svg:height="12.29cm" svg:x="2.468cm" svg:y="12.973cm" presentation:class="notes" presentation:placeholder="true">
          <draw:text-box/>
        </draw:frame>
        <draw:frame presentation:style-name="Mpr3" draw:text-style-name="MP2" draw:layer="backgroundobjects" svg:width="8.021cm" svg:height="1.367cm" svg:x="-0.001cm" svg:y="25.946cm" presentation:class="footer">
          <draw:text-box>
            <text:p/>
          </draw:text-box>
        </draw:frame>
        <draw:frame presentation:style-name="Mpr4" draw:text-style-name="MP3" draw:layer="backgroundobjects" svg:width="8.022cm" svg:height="1.367cm" svg:x="10.486cm" svg:y="25.946cm" presentation:class="page-number">
          <draw:text-box>
            <text:list text:style-name="ML1">
              <text:list-header>
                <text:p text:style-name="MP4"><text:span text:style-name="MT3"><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政府採購錯誤行為態樣</dc:title>
    <meta:initial-creator>CHINLUNG</meta:initial-creator>
    <meta:creation-date>2002-05-29T09:36:51.130000000</meta:creation-date>
    <dc:creator>曾文祥</dc:creator>
    <dc:date>2019-09-03T11:29:46.481000000</dc:date>
    <meta:editing-cycles>348</meta:editing-cycles>
    <meta:editing-duration>P3DT3H47M5S</meta:editing-duration>
    <meta:document-statistic meta:object-count="245"/>
    <meta:generator>LibreOffice/5.2.3.3$Windows_x86 LibreOffice_project/d54a8868f08a7b39642414cf2c8ef2f228f780cf</meta:generator>
  </office:meta>
</office:document-meta>
</file>